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12.81mm"/>
    </style:style>
    <style:style style:name="co3" style:family="table-column">
      <style:table-column-properties fo:break-before="auto" style:column-width="10.87mm"/>
    </style:style>
    <style:style style:name="co4" style:family="table-column">
      <style:table-column-properties fo:break-before="auto" style:column-width="7.53mm"/>
    </style:style>
    <style:style style:name="co5" style:family="table-column">
      <style:table-column-properties fo:break-before="auto" style:column-width="39.72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10.42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79.32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15.8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9.4mm"/>
    </style:style>
    <style:style style:name="co14" style:family="table-column">
      <style:table-column-properties fo:break-before="auto" style:column-width="8.78mm"/>
    </style:style>
    <style:style style:name="co15" style:family="table-column">
      <style:table-column-properties fo:break-before="auto" style:column-width="156.4mm"/>
    </style:style>
    <style:style style:name="co16" style:family="table-column">
      <style:table-column-properties fo:break-before="auto" style:column-width="21.78mm"/>
    </style:style>
    <style:style style:name="co17" style:family="table-column">
      <style:table-column-properties fo:break-before="auto" style:column-width="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New"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 fo:font-weight="normal" style:font-weight-asian="normal" style:font-weight-complex="normal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"/>
    <style:style style:name="ce3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VRAM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6" table:number-columns-repeated="1018" table:default-cell-style-name="ce1"/>
        <table:table-row table:style-name="ro1">
          <table:table-cell table:style-name="ce5" office:value-type="string" calcext:value-type="string" table:number-columns-spanned="3" table:number-rows-spanned="1">
            <text:p>Size</text:p>
          </table:table-cell>
          <table:covered-table-cell table:number-columns-repeated="2" table:style-name="ce5"/>
          <table:table-cell office:value-type="string" calcext:value-type="string">
            <text:p>Nb</text:p>
          </table:table-cell>
          <table:table-cell office:value-type="string" calcext:value-type="string">
            <text:p>T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formula="of:=[.B3]/1024" office:value-type="float" office:value="0.75" calcext:value-type="float">
            <text:p>0,75</text:p>
          </table:table-cell>
          <table:table-cell table:formula="of:=[.C3]*[.D3]" office:value-type="float" office:value="768" calcext:value-type="float">
            <text:p>768</text:p>
          </table:table-cell>
          <table:table-cell table:formula="of:=256*3"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me table</text:p>
          </table:table-cell>
          <table:table-cell office:value-type="string" calcext:value-type="string">
            <text:p>1024 * [0;15]</text:p>
          </table:table-cell>
          <table:table-cell table:number-columns-repeated="1018"/>
        </table:table-row>
        <table:table-row table:style-name="ro1">
          <table:table-cell table:formula="of:=[.B4]/1024" office:value-type="float" office:value="8" calcext:value-type="float">
            <text:p>8</text:p>
          </table:table-cell>
          <table:table-cell table:formula="of:=[.C4]*[.D4]" office:value-type="float" office:value="8192" calcext:value-type="float">
            <text:p>8192</text:p>
          </table:table-cell>
          <table:table-cell table:formula="of:=256*8"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 table</text:p>
          </table:table-cell>
          <table:table-cell office:value-type="string" calcext:value-type="string">
            <text:p>64 * [0;255]</text:p>
          </table:table-cell>
          <table:table-cell table:number-columns-repeated="1018"/>
        </table:table-row>
        <table:table-row table:style-name="ro1">
          <table:table-cell table:formula="of:=[.B5]/1024" office:value-type="float" office:value="6" calcext:value-type="float">
            <text:p>6</text:p>
          </table:table-cell>
          <table:table-cell table:formula="of:=[.C5]*[.D5]" office:value-type="float" office:value="6144" calcext:value-type="float">
            <text:p>6144</text:p>
          </table:table-cell>
          <table:table-cell table:formula="of:=256*8"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tern generator</text:p>
          </table:table-cell>
          <table:table-cell office:value-type="string" calcext:value-type="string">
            <text:p>2048 * [0;7]</text:p>
          </table:table-cell>
          <table:table-cell table:number-columns-repeated="1018"/>
        </table:table-row>
        <table:table-row table:style-name="ro1">
          <table:table-cell table:formula="of:=[.B6]/1024" office:value-type="float" office:value="0.125" calcext:value-type="float">
            <text:p>0,13</text:p>
          </table:table-cell>
          <table:table-cell table:formula="of:=[.C6]*[.D6]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rite attribut table</text:p>
          </table:table-cell>
          <table:table-cell office:value-type="string" calcext:value-type="string">
            <text:p>128 * [0;127]</text:p>
          </table:table-cell>
          <table:table-cell table:number-columns-repeated="1018"/>
        </table:table-row>
        <table:table-row table:style-name="ro1">
          <table:table-cell table:formula="of:=[.B7]/1024" office:value-type="float" office:value="0" calcext:value-type="float">
            <text:p>0</text:p>
          </table:table-cell>
          <table:table-cell table:formula="of:=[.C7]*[.D7]" office:value-type="float" office:value="0" calcext:value-type="float">
            <text:p>0</text:p>
          </table:table-cell>
          <table:table-cell table:formula="of:=256*8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te patern generator</text:p>
          </table:table-cell>
          <table:table-cell office:value-type="string" calcext:value-type="string">
            <text:p>2048 * [0;7]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2" table:number-columns-repeated="4"/>
          <table:table-cell table:style-name="ce4" table:number-columns-repeated="2"/>
          <table:table-cell table:style-name="ce2" table:number-columns-repeated="1018"/>
        </table:table-row>
        <table:table-row table:style-name="ro1">
          <table:table-cell table:formula="of:=SUM([.A1:.A9])" office:value-type="float" office:value="14.875" calcext:value-type="float">
            <text:p>14,88</text:p>
          </table:table-cell>
          <table:table-cell table:formula="of:=SUM([.B1:.B9])" office:value-type="float" office:value="15232" calcext:value-type="float">
            <text:p>1523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formula="of:=16*1024" office:value-type="float" office:value="16384" calcext:value-type="float">
            <text:p>16384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13]-[.B10]" office:value-type="float" office:value="1152" calcext:value-type="float">
            <text:p>1152</text:p>
          </table:table-cell>
          <table:table-cell table:number-columns-repeated="2"/>
          <table:table-cell office:value-type="string" calcext:value-type="string">
            <text:p>Reste</text:p>
          </table:table-cell>
          <table:table-cell table:number-columns-repeated="1019"/>
        </table:table-row>
        <table:table-row table:style-name="ro1" table:number-rows-repeated="65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ce11"/>
        <table:table-column table:style-name="co8" table:default-cell-style-name="ce17"/>
        <table:table-column table:style-name="co9" table:default-cell-style-name="ce14"/>
        <table:table-column table:style-name="co8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number-columns-repeated="1012" table:default-cell-style-name="ce14"/>
        <table:table-row table:style-name="ro1">
          <table:table-cell table:style-name="ce12" office:value-type="string" calcext:value-type="string">
            <text:p>#</text:p>
          </table:table-cell>
          <table:table-cell table:style-name="ce12" office:value-type="string" calcext:value-type="string">
            <text:p>Address</text:p>
          </table:table-cell>
          <table:table-cell table:style-name="ce20" office:value-type="string" calcext:value-type="string">
            <text:p>Label</text:p>
          </table:table-cell>
          <table:table-cell table:style-name="ce20" office:value-type="string" calcext:value-type="string">
            <text:p>Module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Size</text:p>
          </table:table-cell>
          <table:table-cell table:style-name="ce13" table:number-columns-repeated="101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000AD75</text:p>
          </table:table-cell>
          <table:table-cell office:value-type="string" calcext:value-type="string">
            <text:p>_PLY_AKG_PLAY</text:p>
          </table:table-cell>
          <table:table-cell office:value-type="string" calcext:value-type="string">
            <text:p>akg_player</text:p>
          </table:table-cell>
          <table:table-cell table:formula="of:=HEX2DEC([.B2])" office:value-type="float" office:value="44405" calcext:value-type="float">
            <text:p>44405</text:p>
          </table:table-cell>
          <table:table-cell office:value-type="float" office:value="2910" calcext:value-type="float">
            <text:p>291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0004056</text:p>
          </table:table-cell>
          <table:table-cell office:value-type="string" calcext:value-type="string">
            <text:p>_g_DataTiles_Patterns</text:p>
          </table:table-cell>
          <table:table-cell office:value-type="string" calcext:value-type="string">
            <text:p>crawlers</text:p>
          </table:table-cell>
          <table:table-cell table:formula="of:=HEX2DEC([.B3])" office:value-type="float" office:value="16470" calcext:value-type="float">
            <text:p>16470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F3]/2" office:value-type="float" office:value="1024" calcext:value-type="float">
            <text:p>10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00004856</text:p>
          </table:table-cell>
          <table:table-cell office:value-type="string" calcext:value-type="string">
            <text:p>_g_DataTiles_Colors</text:p>
          </table:table-cell>
          <table:table-cell office:value-type="string" calcext:value-type="string">
            <text:p>crawlers</text:p>
          </table:table-cell>
          <table:table-cell table:formula="of:=HEX2DEC([.B4])" office:value-type="float" office:value="18518" calcext:value-type="float">
            <text:p>18518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F4]/2" office:value-type="float" office:value="1024" calcext:value-type="float">
            <text:p>1024</text:p>
          </table:table-cell>
          <table:table-cell table:number-columns-repeated="10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000A739</text:p>
          </table:table-cell>
          <table:table-cell office:value-type="string" calcext:value-type="string">
            <text:p>_Menu_Update</text:p>
          </table:table-cell>
          <table:table-cell office:value-type="string" calcext:value-type="string">
            <text:p>game_menu</text:p>
          </table:table-cell>
          <table:table-cell table:formula="of:=HEX2DEC([.B5])" office:value-type="float" office:value="42809" calcext:value-type="float">
            <text:p>42809</text:p>
          </table:table-cell>
          <table:table-cell office:value-type="float" office:value="995" calcext:value-type="float">
            <text:p>995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8" office:value-type="string" calcext:value-type="string">
            <text:p>00005536</text:p>
          </table:table-cell>
          <table:table-cell office:value-type="string" calcext:value-type="string">
            <text:p>_g_DataSelect_Patterns</text:p>
          </table:table-cell>
          <table:table-cell office:value-type="string" calcext:value-type="string">
            <text:p>crawlers</text:p>
          </table:table-cell>
          <table:table-cell table:formula="of:=HEX2DEC([.B6])" office:value-type="float" office:value="21814" calcext:value-type="float">
            <text:p>2181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F6]/2" office:value-type="float" office:value="472" calcext:value-type="float">
            <text:p>472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8" office:value-type="string" calcext:value-type="string">
            <text:p>000058E6</text:p>
          </table:table-cell>
          <table:table-cell office:value-type="string" calcext:value-type="string">
            <text:p>_g_DataSelect_Colors</text:p>
          </table:table-cell>
          <table:table-cell office:value-type="string" calcext:value-type="string">
            <text:p>crawlers</text:p>
          </table:table-cell>
          <table:table-cell table:formula="of:=HEX2DEC([.B7])" office:value-type="float" office:value="22758" calcext:value-type="float">
            <text:p>22758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F7]/2" office:value-type="float" office:value="472" calcext:value-type="float">
            <text:p>472</text:p>
          </table:table-cell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0007AE1</text:p>
          </table:table-cell>
          <table:table-cell office:value-type="string" calcext:value-type="string">
            <text:p>_DrawPlayer</text:p>
          </table:table-cell>
          <table:table-cell office:value-type="string" calcext:value-type="string">
            <text:p>crawlers</text:p>
          </table:table-cell>
          <table:table-cell table:formula="of:=HEX2DEC([.B8])" office:value-type="float" office:value="31457" calcext:value-type="float">
            <text:p>31457</text:p>
          </table:table-cell>
          <table:table-cell office:value-type="float" office:value="857" calcext:value-type="float">
            <text:p>857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00067FE</text:p>
          </table:table-cell>
          <table:table-cell office:value-type="string" calcext:value-type="string">
            <text:p>_g_MusicMain</text:p>
          </table:table-cell>
          <table:table-cell office:value-type="string" calcext:value-type="string">
            <text:p>crawlers</text:p>
          </table:table-cell>
          <table:table-cell table:formula="of:=HEX2DEC([.B9])" office:value-type="float" office:value="26622" calcext:value-type="float">
            <text:p>26622</text:p>
          </table:table-cell>
          <table:table-cell office:value-type="float" office:value="845" calcext:value-type="float">
            <text:p>845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0007F9C</text:p>
          </table:table-cell>
          <table:table-cell office:value-type="string" calcext:value-type="string">
            <text:p>_UpdatePlayer</text:p>
          </table:table-cell>
          <table:table-cell office:value-type="string" calcext:value-type="string">
            <text:p>crawlers</text:p>
          </table:table-cell>
          <table:table-cell table:formula="of:=HEX2DEC([.B10])" office:value-type="float" office:value="32668" calcext:value-type="float">
            <text:p>32668</text:p>
          </table:table-cell>
          <table:table-cell office:value-type="float" office:value="821" calcext:value-type="float">
            <text:p>821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0008CCE</text:p>
          </table:table-cell>
          <table:table-cell office:value-type="string" calcext:value-type="string">
            <text:p>_State_Select_Update</text:p>
          </table:table-cell>
          <table:table-cell office:value-type="string" calcext:value-type="string">
            <text:p>crawlers</text:p>
          </table:table-cell>
          <table:table-cell table:formula="of:=HEX2DEC([.B11])" office:value-type="float" office:value="36046" calcext:value-type="float">
            <text:p>36046</text:p>
          </table:table-cell>
          <table:table-cell office:value-type="float" office:value="706" calcext:value-type="float">
            <text:p>706</text:p>
          </table:table-cell>
          <table:table-cell table:number-columns-repeated="10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000A3D5</text:p>
          </table:table-cell>
          <table:table-cell office:value-type="string" calcext:value-type="string">
            <text:p>_Menu_DisplayItem</text:p>
          </table:table-cell>
          <table:table-cell office:value-type="string" calcext:value-type="string">
            <text:p>game_menu</text:p>
          </table:table-cell>
          <table:table-cell table:formula="of:=HEX2DEC([.B12])" office:value-type="float" office:value="41941" calcext:value-type="float">
            <text:p>41941</text:p>
          </table:table-cell>
          <table:table-cell office:value-type="float" office:value="704" calcext:value-type="float">
            <text:p>704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0008F90</text:p>
          </table:table-cell>
          <table:table-cell office:value-type="string" calcext:value-type="string">
            <text:p>_State_Game_Begin</text:p>
          </table:table-cell>
          <table:table-cell office:value-type="string" calcext:value-type="string">
            <text:p>crawlers</text:p>
          </table:table-cell>
          <table:table-cell table:formula="of:=HEX2DEC([.B13])" office:value-type="float" office:value="36752" calcext:value-type="float">
            <text:p>36752</text:p>
          </table:table-cell>
          <table:table-cell office:value-type="float" office:value="702" calcext:value-type="float">
            <text:p>702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0005CFA</text:p>
          </table:table-cell>
          <table:table-cell office:value-type="string" calcext:value-type="string">
            <text:p>_g_DataFace1_Patterns</text:p>
          </table:table-cell>
          <table:table-cell office:value-type="string" calcext:value-type="string">
            <text:p>crawlers</text:p>
          </table:table-cell>
          <table:table-cell table:formula="of:=HEX2DEC([.B14])" office:value-type="float" office:value="23802" calcext:value-type="float">
            <text:p>23802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F14]/2" office:value-type="float" office:value="340" calcext:value-type="float">
            <text:p>340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0005FA2</text:p>
          </table:table-cell>
          <table:table-cell office:value-type="string" calcext:value-type="string">
            <text:p>_g_DataFace1_Colors</text:p>
          </table:table-cell>
          <table:table-cell office:value-type="string" calcext:value-type="string">
            <text:p>crawlers</text:p>
          </table:table-cell>
          <table:table-cell table:formula="of:=HEX2DEC([.B15])" office:value-type="float" office:value="24482" calcext:value-type="float">
            <text:p>24482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F15]/2" office:value-type="float" office:value="340" calcext:value-type="float">
            <text:p>340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00062AE</text:p>
          </table:table-cell>
          <table:table-cell office:value-type="string" calcext:value-type="string">
            <text:p>_g_DataFace2_Patterns</text:p>
          </table:table-cell>
          <table:table-cell office:value-type="string" calcext:value-type="string">
            <text:p>crawlers</text:p>
          </table:table-cell>
          <table:table-cell table:formula="of:=HEX2DEC([.B16])" office:value-type="float" office:value="25262" calcext:value-type="float">
            <text:p>25262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F16]/2" office:value-type="float" office:value="340" calcext:value-type="float">
            <text:p>340</text:p>
          </table:table-cell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8" office:value-type="string" calcext:value-type="string">
            <text:p>00006556</text:p>
          </table:table-cell>
          <table:table-cell office:value-type="string" calcext:value-type="string">
            <text:p>_g_DataFace2_Colors</text:p>
          </table:table-cell>
          <table:table-cell office:value-type="string" calcext:value-type="string">
            <text:p>crawlers</text:p>
          </table:table-cell>
          <table:table-cell table:formula="of:=HEX2DEC([.B17])" office:value-type="float" office:value="25942" calcext:value-type="float">
            <text:p>25942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F17]/2" office:value-type="float" office:value="340" calcext:value-type="float">
            <text:p>340</text:p>
          </table:table-cell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8" office:value-type="string" calcext:value-type="string">
            <text:p>00007624</text:p>
          </table:table-cell>
          <table:table-cell office:value-type="string" calcext:value-type="string">
            <text:p>_UpdateAI</text:p>
          </table:table-cell>
          <table:table-cell office:value-type="string" calcext:value-type="string">
            <text:p>crawlers</text:p>
          </table:table-cell>
          <table:table-cell table:formula="of:=HEX2DEC([.B18])" office:value-type="float" office:value="30244" calcext:value-type="float">
            <text:p>30244</text:p>
          </table:table-cell>
          <table:table-cell office:value-type="float" office:value="668" calcext:value-type="float">
            <text:p>668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0008ABF</text:p>
          </table:table-cell>
          <table:table-cell office:value-type="string" calcext:value-type="string">
            <text:p>_State_Select_Begin</text:p>
          </table:table-cell>
          <table:table-cell office:value-type="string" calcext:value-type="string">
            <text:p>crawlers</text:p>
          </table:table-cell>
          <table:table-cell table:formula="of:=HEX2DEC([.B19])" office:value-type="float" office:value="35519" calcext:value-type="float">
            <text:p>35519</text:p>
          </table:table-cell>
          <table:table-cell office:value-type="float" office:value="527" calcext:value-type="float">
            <text:p>527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8" office:value-type="string" calcext:value-type="string">
            <text:p>00007081</text:p>
          </table:table-cell>
          <table:table-cell office:value-type="string" calcext:value-type="string">
            <text:p>_g_ModeInfo</text:p>
          </table:table-cell>
          <table:table-cell office:value-type="string" calcext:value-type="string">
            <text:p>crawlers</text:p>
          </table:table-cell>
          <table:table-cell table:formula="of:=HEX2DEC([.B20])" office:value-type="float" office:value="28801" calcext:value-type="float">
            <text:p>28801</text:p>
          </table:table-cell>
          <table:table-cell office:value-type="float" office:value="378" calcext:value-type="float">
            <text:p>378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0007E3A</text:p>
          </table:table-cell>
          <table:table-cell office:value-type="string" calcext:value-type="string">
            <text:p>_ClearPlayer</text:p>
          </table:table-cell>
          <table:table-cell office:value-type="string" calcext:value-type="string">
            <text:p>crawlers</text:p>
          </table:table-cell>
          <table:table-cell table:formula="of:=HEX2DEC([.B21])" office:value-type="float" office:value="32314" calcext:value-type="float">
            <text:p>32314</text:p>
          </table:table-cell>
          <table:table-cell office:value-type="float" office:value="354" calcext:value-type="float">
            <text:p>354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8" office:value-type="string" calcext:value-type="string">
            <text:p>00009432</text:p>
          </table:table-cell>
          <table:table-cell office:value-type="string" calcext:value-type="string">
            <text:p>_NTap_Dummy</text:p>
          </table:table-cell>
          <table:table-cell office:value-type="string" calcext:value-type="string">
            <text:p>ninjatap</text:p>
          </table:table-cell>
          <table:table-cell table:formula="of:=HEX2DEC([.B22])" office:value-type="float" office:value="37938" calcext:value-type="float">
            <text:p>37938</text:p>
          </table:table-cell>
          <table:table-cell office:value-type="float" office:value="323" calcext:value-type="float">
            <text:p>323</text:p>
          </table:table-cell>
          <table:table-cell table:number-columns-repeated="10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00097EC</text:p>
          </table:table-cell>
          <table:table-cell office:value-type="string" calcext:value-type="string">
            <text:p>_Print_SetTextFont</text:p>
          </table:table-cell>
          <table:table-cell office:value-type="string" calcext:value-type="string">
            <text:p>print</text:p>
          </table:table-cell>
          <table:table-cell table:formula="of:=HEX2DEC([.B23])" office:value-type="float" office:value="38892" calcext:value-type="float">
            <text:p>38892</text:p>
          </table:table-cell>
          <table:table-cell office:value-type="float" office:value="308" calcext:value-type="float">
            <text:p>308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000924E</text:p>
          </table:table-cell>
          <table:table-cell office:value-type="string" calcext:value-type="string">
            <text:p>_State_Game_Update</text:p>
          </table:table-cell>
          <table:table-cell office:value-type="string" calcext:value-type="string">
            <text:p>crawlers</text:p>
          </table:table-cell>
          <table:table-cell table:formula="of:=HEX2DEC([.B24])" office:value-type="float" office:value="37454" calcext:value-type="float">
            <text:p>37454</text:p>
          </table:table-cell>
          <table:table-cell office:value-type="float" office:value="305" calcext:value-type="float">
            <text:p>305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8" office:value-type="string" calcext:value-type="string">
            <text:p>00008937</text:p>
          </table:table-cell>
          <table:table-cell office:value-type="string" calcext:value-type="string">
            <text:p>_State_Title_Begin</text:p>
          </table:table-cell>
          <table:table-cell office:value-type="string" calcext:value-type="string">
            <text:p>crawlers</text:p>
          </table:table-cell>
          <table:table-cell table:formula="of:=HEX2DEC([.B25])" office:value-type="float" office:value="35127" calcext:value-type="float">
            <text:p>35127</text:p>
          </table:table-cell>
          <table:table-cell office:value-type="float" office:value="304" calcext:value-type="float">
            <text:p>304</text:p>
          </table:table-cell>
          <table:table-cell table:number-columns-repeated="101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000AC49</text:p>
          </table:table-cell>
          <table:table-cell office:value-type="string" calcext:value-type="string">
            <text:p>_PLY_AKG_INIT</text:p>
          </table:table-cell>
          <table:table-cell office:value-type="string" calcext:value-type="string">
            <text:p>akg_player</text:p>
          </table:table-cell>
          <table:table-cell table:formula="of:=HEX2DEC([.B26])" office:value-type="float" office:value="44105" calcext:value-type="float">
            <text:p>44105</text:p>
          </table:table-cell>
          <table:table-cell office:value-type="float" office:value="282" calcext:value-type="float">
            <text:p>282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00087D5</text:p>
          </table:table-cell>
          <table:table-cell office:value-type="string" calcext:value-type="string">
            <text:p>_State_Logo_Begin</text:p>
          </table:table-cell>
          <table:table-cell office:value-type="string" calcext:value-type="string">
            <text:p>crawlers</text:p>
          </table:table-cell>
          <table:table-cell table:formula="of:=HEX2DEC([.B27])" office:value-type="float" office:value="34773" calcext:value-type="float">
            <text:p>34773</text:p>
          </table:table-cell>
          <table:table-cell office:value-type="float" office:value="259" calcext:value-type="float">
            <text:p>259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00086CE</text:p>
          </table:table-cell>
          <table:table-cell office:value-type="string" calcext:value-type="string">
            <text:p>_State_Init_Begin</text:p>
          </table:table-cell>
          <table:table-cell office:value-type="string" calcext:value-type="string">
            <text:p>crawlers</text:p>
          </table:table-cell>
          <table:table-cell table:formula="of:=HEX2DEC([.B28])" office:value-type="float" office:value="34510" calcext:value-type="float">
            <text:p>34510</text:p>
          </table:table-cell>
          <table:table-cell office:value-type="float" office:value="257" calcext:value-type="float">
            <text:p>257</text:p>
          </table:table-cell>
          <table:table-cell table:number-columns-repeated="101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000AB48</text:p>
          </table:table-cell>
          <table:table-cell office:value-type="string" calcext:value-type="string">
            <text:p>_PLY_AKG_STOPSOUNDEFFECTFROMCHAN</text:p>
          </table:table-cell>
          <table:table-cell office:value-type="string" calcext:value-type="string">
            <text:p>akg_player</text:p>
          </table:table-cell>
          <table:table-cell table:formula="of:=HEX2DEC([.B29])" office:value-type="float" office:value="43848" calcext:value-type="float">
            <text:p>43848</text:p>
          </table:table-cell>
          <table:table-cell office:value-type="float" office:value="257" calcext:value-type="float">
            <text:p>257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000734B</text:p>
          </table:table-cell>
          <table:table-cell office:value-type="string" calcext:value-type="string">
            <text:p>_EditPlayer</text:p>
          </table:table-cell>
          <table:table-cell office:value-type="string" calcext:value-type="string">
            <text:p>crawlers</text:p>
          </table:table-cell>
          <table:table-cell table:formula="of:=HEX2DEC([.B30])" office:value-type="float" office:value="29515" calcext:value-type="float">
            <text:p>29515</text:p>
          </table:table-cell>
          <table:table-cell office:value-type="float" office:value="241" calcext:value-type="float">
            <text:p>241</text:p>
          </table:table-cell>
          <table:table-cell table:number-columns-repeated="101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000B9E9</text:p>
          </table:table-cell>
          <table:table-cell office:value-type="string" calcext:value-type="string">
            <text:p>_Pletter_UnpackToVRAM</text:p>
          </table:table-cell>
          <table:table-cell office:value-type="string" calcext:value-type="string">
            <text:p>pletter</text:p>
          </table:table-cell>
          <table:table-cell table:formula="of:=HEX2DEC([.B31])" office:value-type="float" office:value="47593" calcext:value-type="float">
            <text:p>47593</text:p>
          </table:table-cell>
          <table:table-cell office:value-type="float" office:value="219" calcext:value-type="float">
            <text:p>219</text:p>
          </table:table-cell>
          <table:table-cell table:number-columns-repeated="10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000969E</text:p>
          </table:table-cell>
          <table:table-cell office:value-type="string" calcext:value-type="string">
            <text:p>_Print_SetFont</text:p>
          </table:table-cell>
          <table:table-cell office:value-type="string" calcext:value-type="string">
            <text:p>print</text:p>
          </table:table-cell>
          <table:table-cell table:formula="of:=HEX2DEC([.B32])" office:value-type="float" office:value="38558" calcext:value-type="float">
            <text:p>38558</text:p>
          </table:table-cell>
          <table:table-cell office:value-type="float" office:value="218" calcext:value-type="float">
            <text:p>218</text:p>
          </table:table-cell>
          <table:table-cell table:number-columns-repeated="101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000B937</text:p>
          </table:table-cell>
          <table:table-cell office:value-type="string" calcext:value-type="string">
            <text:p>_Pletter_UnpackToRAM</text:p>
          </table:table-cell>
          <table:table-cell office:value-type="string" calcext:value-type="string">
            <text:p>pletter</text:p>
          </table:table-cell>
          <table:table-cell table:formula="of:=HEX2DEC([.B33])" office:value-type="float" office:value="47415" calcext:value-type="float">
            <text:p>47415</text:p>
          </table:table-cell>
          <table:table-cell office:value-type="float" office:value="178" calcext:value-type="float">
            <text:p>178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8" office:value-type="string" calcext:value-type="string">
            <text:p>00007576</text:p>
          </table:table-cell>
          <table:table-cell office:value-type="string" calcext:value-type="string">
            <text:p>_CheckDir</text:p>
          </table:table-cell>
          <table:table-cell office:value-type="string" calcext:value-type="string">
            <text:p>crawlers</text:p>
          </table:table-cell>
          <table:table-cell table:formula="of:=HEX2DEC([.B34])" office:value-type="float" office:value="30070" calcext:value-type="float">
            <text:p>30070</text:p>
          </table:table-cell>
          <table:table-cell office:value-type="float" office:value="174" calcext:value-type="float">
            <text:p>174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0006F09</text:p>
          </table:table-cell>
          <table:table-cell office:value-type="string" calcext:value-type="string">
            <text:p>_g_DescDeathMatch</text:p>
          </table:table-cell>
          <table:table-cell office:value-type="string" calcext:value-type="string">
            <text:p>crawlers</text:p>
          </table:table-cell>
          <table:table-cell table:formula="of:=HEX2DEC([.B35])" office:value-type="float" office:value="28425" calcext:value-type="float">
            <text:p>28425</text:p>
          </table:table-cell>
          <table:table-cell office:value-type="float" office:value="172" calcext:value-type="float">
            <text:p>172</text:p>
          </table:table-cell>
          <table:table-cell table:number-columns-repeated="101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000A695</text:p>
          </table:table-cell>
          <table:table-cell office:value-type="string" calcext:value-type="string">
            <text:p>_Menu_DrawPage</text:p>
          </table:table-cell>
          <table:table-cell office:value-type="string" calcext:value-type="string">
            <text:p>game_menu</text:p>
          </table:table-cell>
          <table:table-cell table:formula="of:=HEX2DEC([.B36])" office:value-type="float" office:value="42645" calcext:value-type="float">
            <text:p>42645</text:p>
          </table:table-cell>
          <table:table-cell office:value-type="float" office:value="164" calcext:value-type="float">
            <text:p>164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00005166</text:p>
          </table:table-cell>
          <table:table-cell office:value-type="string" calcext:value-type="string">
            <text:p>_g_DataSprites</text:p>
          </table:table-cell>
          <table:table-cell office:value-type="string" calcext:value-type="string">
            <text:p>crawlers</text:p>
          </table:table-cell>
          <table:table-cell table:formula="of:=HEX2DEC([.B37])" office:value-type="float" office:value="20838" calcext:value-type="float">
            <text:p>20838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0009B54</text:p>
          </table:table-cell>
          <table:table-cell office:value-type="string" calcext:value-type="string">
            <text:p>_Print_DrawBox</text:p>
          </table:table-cell>
          <table:table-cell office:value-type="string" calcext:value-type="string">
            <text:p>print</text:p>
          </table:table-cell>
          <table:table-cell table:formula="of:=HEX2DEC([.B38])" office:value-type="float" office:value="39764" calcext:value-type="float">
            <text:p>39764</text:p>
          </table:table-cell>
          <table:table-cell office:value-type="float" office:value="157" calcext:value-type="float">
            <text:p>157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00078FD</text:p>
          </table:table-cell>
          <table:table-cell office:value-type="string" calcext:value-type="string">
            <text:p>_SetPlayerController</text:p>
          </table:table-cell>
          <table:table-cell office:value-type="string" calcext:value-type="string">
            <text:p>crawlers</text:p>
          </table:table-cell>
          <table:table-cell table:formula="of:=HEX2DEC([.B39])" office:value-type="float" office:value="30973" calcext:value-type="float">
            <text:p>30973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8" office:value-type="string" calcext:value-type="string">
            <text:p>000074E1</text:p>
          </table:table-cell>
          <table:table-cell office:value-type="string" calcext:value-type="string">
            <text:p>_SpawnBonus</text:p>
          </table:table-cell>
          <table:table-cell office:value-type="string" calcext:value-type="string">
            <text:p>crawlers</text:p>
          </table:table-cell>
          <table:table-cell table:formula="of:=HEX2DEC([.B40])" office:value-type="float" office:value="29921" calcext:value-type="float">
            <text:p>29921</text:p>
          </table:table-cell>
          <table:table-cell office:value-type="float" office:value="149" calcext:value-type="float">
            <text:p>149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8" office:value-type="string" calcext:value-type="string">
            <text:p>00006E78</text:p>
          </table:table-cell>
          <table:table-cell office:value-type="string" calcext:value-type="string">
            <text:p>_g_DescBattleRoyal</text:p>
          </table:table-cell>
          <table:table-cell office:value-type="string" calcext:value-type="string">
            <text:p>crawlers</text:p>
          </table:table-cell>
          <table:table-cell table:formula="of:=HEX2DEC([.B41])" office:value-type="float" office:value="28280" calcext:value-type="float">
            <text:p>28280</text:p>
          </table:table-cell>
          <table:table-cell office:value-type="float" office:value="145" calcext:value-type="float">
            <text:p>145</text:p>
          </table:table-cell>
          <table:table-cell table:number-columns-repeated="10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0009A79</text:p>
          </table:table-cell>
          <table:table-cell office:value-type="string" calcext:value-type="string">
            <text:p>_Print_DrawInt</text:p>
          </table:table-cell>
          <table:table-cell office:value-type="string" calcext:value-type="string">
            <text:p>print</text:p>
          </table:table-cell>
          <table:table-cell table:formula="of:=HEX2DEC([.B42])" office:value-type="float" office:value="39545" calcext:value-type="float">
            <text:p>39545</text:p>
          </table:table-cell>
          <table:table-cell office:value-type="float" office:value="138" calcext:value-type="float">
            <text:p>138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0007A58</text:p>
          </table:table-cell>
          <table:table-cell office:value-type="string" calcext:value-type="string">
            <text:p>_SpawnPlayer</text:p>
          </table:table-cell>
          <table:table-cell office:value-type="string" calcext:value-type="string">
            <text:p>crawlers</text:p>
          </table:table-cell>
          <table:table-cell table:formula="of:=HEX2DEC([.B43])" office:value-type="float" office:value="31320" calcext:value-type="float">
            <text:p>31320</text:p>
          </table:table-cell>
          <table:table-cell office:value-type="float" office:value="137" calcext:value-type="float">
            <text:p>137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000837D</text:p>
          </table:table-cell>
          <table:table-cell office:value-type="string" calcext:value-type="string">
            <text:p>_MenuAction_Info</text:p>
          </table:table-cell>
          <table:table-cell office:value-type="string" calcext:value-type="string">
            <text:p>crawlers</text:p>
          </table:table-cell>
          <table:table-cell table:formula="of:=HEX2DEC([.B44])" office:value-type="float" office:value="33661" calcext:value-type="float">
            <text:p>33661</text:p>
          </table:table-cell>
          <table:table-cell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8" office:value-type="string" calcext:value-type="string">
            <text:p>00008404</text:p>
          </table:table-cell>
          <table:table-cell office:value-type="string" calcext:value-type="string">
            <text:p>_MenuAction_Freq</text:p>
          </table:table-cell>
          <table:table-cell office:value-type="string" calcext:value-type="string">
            <text:p>crawlers</text:p>
          </table:table-cell>
          <table:table-cell table:formula="of:=HEX2DEC([.B45])" office:value-type="float" office:value="33796" calcext:value-type="float">
            <text:p>33796</text:p>
          </table:table-cell>
          <table:table-cell office:value-type="float" office:value="134" calcext:value-type="float">
            <text:p>134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000848A</text:p>
          </table:table-cell>
          <table:table-cell office:value-type="string" calcext:value-type="string">
            <text:p>_MenuAction_Palette</text:p>
          </table:table-cell>
          <table:table-cell office:value-type="string" calcext:value-type="string">
            <text:p>crawlers</text:p>
          </table:table-cell>
          <table:table-cell table:formula="of:=HEX2DEC([.B46])" office:value-type="float" office:value="33930" calcext:value-type="float">
            <text:p>33930</text:p>
          </table:table-cell>
          <table:table-cell office:value-type="float" office:value="134" calcext:value-type="float">
            <text:p>13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00005066</text:p>
          </table:table-cell>
          <table:table-cell office:value-type="string" calcext:value-type="string">
            <text:p>_g_DataLogoTile_Patterns</text:p>
          </table:table-cell>
          <table:table-cell office:value-type="string" calcext:value-type="string">
            <text:p>crawlers</text:p>
          </table:table-cell>
          <table:table-cell table:formula="of:=HEX2DEC([.B47])" office:value-type="float" office:value="20582" calcext:value-type="float">
            <text:p>20582</text:p>
          </table:table-cell>
          <table:table-cell office:value-type="float" office:value="128" calcext:value-type="float">
            <text:p>128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000050E6</text:p>
          </table:table-cell>
          <table:table-cell office:value-type="string" calcext:value-type="string">
            <text:p>_g_DataLogoTile_Colors</text:p>
          </table:table-cell>
          <table:table-cell office:value-type="string" calcext:value-type="string">
            <text:p>crawlers</text:p>
          </table:table-cell>
          <table:table-cell table:formula="of:=HEX2DEC([.B48])" office:value-type="float" office:value="20710" calcext:value-type="float">
            <text:p>20710</text:p>
          </table:table-cell>
          <table:table-cell office:value-type="float" office:value="128" calcext:value-type="float">
            <text:p>128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00005206</text:p>
          </table:table-cell>
          <table:table-cell office:value-type="string" calcext:value-type="string">
            <text:p>_g_DataLogoSprt</text:p>
          </table:table-cell>
          <table:table-cell office:value-type="string" calcext:value-type="string">
            <text:p>crawlers</text:p>
          </table:table-cell>
          <table:table-cell table:formula="of:=HEX2DEC([.B49])" office:value-type="float" office:value="20998" calcext:value-type="float">
            <text:p>20998</text:p>
          </table:table-cell>
          <table:table-cell office:value-type="float" office:value="128" calcext:value-type="float">
            <text:p>128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0006BE1</text:p>
          </table:table-cell>
          <table:table-cell office:value-type="string" calcext:value-type="string">
            <text:p>_g_TitleTile</text:p>
          </table:table-cell>
          <table:table-cell office:value-type="string" calcext:value-type="string">
            <text:p>crawlers</text:p>
          </table:table-cell>
          <table:table-cell table:formula="of:=HEX2DEC([.B50])" office:value-type="float" office:value="27617" calcext:value-type="float">
            <text:p>27617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8" office:value-type="string" calcext:value-type="string">
            <text:p>00009778</text:p>
          </table:table-cell>
          <table:table-cell office:value-type="string" calcext:value-type="string">
            <text:p>_Print_SetColor</text:p>
          </table:table-cell>
          <table:table-cell office:value-type="string" calcext:value-type="string">
            <text:p>print</text:p>
          </table:table-cell>
          <table:table-cell table:formula="of:=HEX2DEC([.B51])" office:value-type="float" office:value="38776" calcext:value-type="float">
            <text:p>38776</text:p>
          </table:table-cell>
          <table:table-cell office:value-type="float" office:value="116" calcext:value-type="float">
            <text:p>116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000746F</text:p>
          </table:table-cell>
          <table:table-cell office:value-type="string" calcext:value-type="string">
            <text:p>_CheckBattleRoyal</text:p>
          </table:table-cell>
          <table:table-cell office:value-type="string" calcext:value-type="string">
            <text:p>crawlers</text:p>
          </table:table-cell>
          <table:table-cell table:formula="of:=HEX2DEC([.B52])" office:value-type="float" office:value="29807" calcext:value-type="float">
            <text:p>29807</text:p>
          </table:table-cell>
          <table:table-cell office:value-type="float" office:value="114" calcext:value-type="float">
            <text:p>114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0006FB5</text:p>
          </table:table-cell>
          <table:table-cell office:value-type="string" calcext:value-type="string">
            <text:p>_g_DescSizeMatter</text:p>
          </table:table-cell>
          <table:table-cell office:value-type="string" calcext:value-type="string">
            <text:p>crawlers</text:p>
          </table:table-cell>
          <table:table-cell table:formula="of:=HEX2DEC([.B53])" office:value-type="float" office:value="28597" calcext:value-type="float">
            <text:p>28597</text:p>
          </table:table-cell>
          <table:table-cell office:value-type="float" office:value="109" calcext:value-type="float">
            <text:p>109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00085C0</text:p>
          </table:table-cell>
          <table:table-cell office:value-type="string" calcext:value-type="string">
            <text:p>_MenuAction_Port</text:p>
          </table:table-cell>
          <table:table-cell office:value-type="string" calcext:value-type="string">
            <text:p>crawlers</text:p>
          </table:table-cell>
          <table:table-cell table:formula="of:=HEX2DEC([.B54])" office:value-type="float" office:value="34240" calcext:value-type="float">
            <text:p>34240</text:p>
          </table:table-cell>
          <table:table-cell office:value-type="float" office:value="98" calcext:value-type="float">
            <text:p>98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8" office:value-type="string" calcext:value-type="string">
            <text:p>00007022</text:p>
          </table:table-cell>
          <table:table-cell office:value-type="string" calcext:value-type="string">
            <text:p>_g_DescGreediest</text:p>
          </table:table-cell>
          <table:table-cell office:value-type="string" calcext:value-type="string">
            <text:p>crawlers</text:p>
          </table:table-cell>
          <table:table-cell table:formula="of:=HEX2DEC([.B55])" office:value-type="float" office:value="28706" calcext:value-type="float">
            <text:p>28706</text:p>
          </table:table-cell>
          <table:table-cell office:value-type="float" office:value="95" calcext:value-type="float">
            <text:p>95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00088D8</text:p>
          </table:table-cell>
          <table:table-cell office:value-type="string" calcext:value-type="string">
            <text:p>_State_Logo_Update</text:p>
          </table:table-cell>
          <table:table-cell office:value-type="string" calcext:value-type="string">
            <text:p>crawlers</text:p>
          </table:table-cell>
          <table:table-cell table:formula="of:=HEX2DEC([.B56])" office:value-type="float" office:value="35032" calcext:value-type="float">
            <text:p>35032</text:p>
          </table:table-cell>
          <table:table-cell office:value-type="float" office:value="95" calcext:value-type="float">
            <text:p>95</text:p>
          </table:table-cell>
          <table:table-cell table:number-columns-repeated="101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0009FD7</text:p>
          </table:table-cell>
          <table:table-cell office:value-type="string" calcext:value-type="string">
            <text:p>_VDP_SetSpriteExMultiColor</text:p>
          </table:table-cell>
          <table:table-cell office:value-type="string" calcext:value-type="string">
            <text:p>vdp</text:p>
          </table:table-cell>
          <table:table-cell table:formula="of:=HEX2DEC([.B57])" office:value-type="float" office:value="40919" calcext:value-type="float">
            <text:p>40919</text:p>
          </table:table-cell>
          <table:table-cell office:value-type="float" office:value="94" calcext:value-type="float">
            <text:p>94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00079F0</text:p>
          </table:table-cell>
          <table:table-cell office:value-type="string" calcext:value-type="string">
            <text:p>_InitPlayer</text:p>
          </table:table-cell>
          <table:table-cell office:value-type="string" calcext:value-type="string">
            <text:p>crawlers</text:p>
          </table:table-cell>
          <table:table-cell table:formula="of:=HEX2DEC([.B58])" office:value-type="float" office:value="31216" calcext:value-type="float">
            <text:p>31216</text:p>
          </table:table-cell>
          <table:table-cell office:value-type="float" office:value="93" calcext:value-type="float">
            <text:p>93</text:p>
          </table:table-cell>
          <table:table-cell table:number-columns-repeated="101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000A035</text:p>
          </table:table-cell>
          <table:table-cell office:value-type="string" calcext:value-type="string">
            <text:p>_VDP_SetSpriteExUniColor</text:p>
          </table:table-cell>
          <table:table-cell office:value-type="string" calcext:value-type="string">
            <text:p>vdp</text:p>
          </table:table-cell>
          <table:table-cell table:formula="of:=HEX2DEC([.B59])" office:value-type="float" office:value="41013" calcext:value-type="float">
            <text:p>41013</text:p>
          </table:table-cell>
          <table:table-cell office:value-type="float" office:value="91" calcext:value-type="float">
            <text:p>91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8" office:value-type="string" calcext:value-type="string">
            <text:p>00008323</text:p>
          </table:table-cell>
          <table:table-cell office:value-type="string" calcext:value-type="string">
            <text:p>_MenuAction_Mode</text:p>
          </table:table-cell>
          <table:table-cell office:value-type="string" calcext:value-type="string">
            <text:p>crawlers</text:p>
          </table:table-cell>
          <table:table-cell table:formula="of:=HEX2DEC([.B60])" office:value-type="float" office:value="33571" calcext:value-type="float">
            <text:p>3357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8" office:value-type="string" calcext:value-type="string">
            <text:p>00008510</text:p>
          </table:table-cell>
          <table:table-cell office:value-type="string" calcext:value-type="string">
            <text:p>_MenuAction_Bonus</text:p>
          </table:table-cell>
          <table:table-cell office:value-type="string" calcext:value-type="string">
            <text:p>crawlers</text:p>
          </table:table-cell>
          <table:table-cell table:formula="of:=HEX2DEC([.B61])" office:value-type="float" office:value="34064" calcext:value-type="float">
            <text:p>34064</text:p>
          </table:table-cell>
          <table:table-cell office:value-type="float" office:value="88" calcext:value-type="float">
            <text:p>88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8" office:value-type="string" calcext:value-type="string">
            <text:p>00008568</text:p>
          </table:table-cell>
          <table:table-cell office:value-type="string" calcext:value-type="string">
            <text:p>_MenuAction_Wall</text:p>
          </table:table-cell>
          <table:table-cell office:value-type="string" calcext:value-type="string">
            <text:p>crawlers</text:p>
          </table:table-cell>
          <table:table-cell table:formula="of:=HEX2DEC([.B62])" office:value-type="float" office:value="34152" calcext:value-type="float">
            <text:p>34152</text:p>
          </table:table-cell>
          <table:table-cell office:value-type="float" office:value="88" calcext:value-type="float">
            <text:p>88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000866C</text:p>
          </table:table-cell>
          <table:table-cell office:value-type="string" calcext:value-type="string">
            <text:p>_MenuAction_VDP</text:p>
          </table:table-cell>
          <table:table-cell office:value-type="string" calcext:value-type="string">
            <text:p>crawlers</text:p>
          </table:table-cell>
          <table:table-cell table:formula="of:=HEX2DEC([.B63])" office:value-type="float" office:value="34412" calcext:value-type="float">
            <text:p>34412</text:p>
          </table:table-cell>
          <table:table-cell office:value-type="float" office:value="88" calcext:value-type="float">
            <text:p>88</text:p>
          </table:table-cell>
          <table:table-cell table:number-columns-repeated="10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000A20E</text:p>
          </table:table-cell>
          <table:table-cell office:value-type="string" calcext:value-type="string">
            <text:p>_VDP_WriteLayout_GM2</text:p>
          </table:table-cell>
          <table:table-cell office:value-type="string" calcext:value-type="string">
            <text:p>vdp</text:p>
          </table:table-cell>
          <table:table-cell table:formula="of:=HEX2DEC([.B64])" office:value-type="float" office:value="41486" calcext:value-type="float">
            <text:p>41486</text:p>
          </table:table-cell>
          <table:table-cell office:value-type="float" office:value="86" calcext:value-type="float">
            <text:p>86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8" office:value-type="string" calcext:value-type="string">
            <text:p>00009575</text:p>
          </table:table-cell>
          <table:table-cell office:value-type="string" calcext:value-type="string">
            <text:p>MGL_CKNTAP</text:p>
          </table:table-cell>
          <table:table-cell office:value-type="string" calcext:value-type="string">
            <text:p>ninjatap</text:p>
          </table:table-cell>
          <table:table-cell table:formula="of:=HEX2DEC([.B65])" office:value-type="float" office:value="38261" calcext:value-type="float">
            <text:p>38261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000A166</text:p>
          </table:table-cell>
          <table:table-cell office:value-type="string" calcext:value-type="string">
            <text:p>_VDP_LoadPattern_GM2</text:p>
          </table:table-cell>
          <table:table-cell office:value-type="string" calcext:value-type="string">
            <text:p>vdp</text:p>
          </table:table-cell>
          <table:table-cell table:formula="of:=HEX2DEC([.B66])" office:value-type="float" office:value="41318" calcext:value-type="float">
            <text:p>41318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000A1BA</text:p>
          </table:table-cell>
          <table:table-cell office:value-type="string" calcext:value-type="string">
            <text:p>_VDP_LoadColor_GM2</text:p>
          </table:table-cell>
          <table:table-cell office:value-type="string" calcext:value-type="string">
            <text:p>vdp</text:p>
          </table:table-cell>
          <table:table-cell table:formula="of:=HEX2DEC([.B67])" office:value-type="float" office:value="41402" calcext:value-type="float">
            <text:p>41402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0004000</text:p>
          </table:table-cell>
          <table:table-cell office:value-type="string" calcext:value-type="string">
            <text:p>_g_HeaderAddr</text:p>
          </table:table-cell>
          <table:table-cell office:value-type="string" calcext:value-type="string">
            <text:p>crt0</text:p>
          </table:table-cell>
          <table:table-cell table:formula="of:=HEX2DEC([.B68])" office:value-type="float" office:value="16384" calcext:value-type="float">
            <text:p>16384</text:p>
          </table:table-cell>
          <table:table-cell office:value-type="float" office:value="82" calcext:value-type="float">
            <text:p>82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0006DF2</text:p>
          </table:table-cell>
          <table:table-cell office:value-type="string" calcext:value-type="string">
            <text:p>_g_SelectSlot</text:p>
          </table:table-cell>
          <table:table-cell office:value-type="string" calcext:value-type="string">
            <text:p>crawlers</text:p>
          </table:table-cell>
          <table:table-cell table:formula="of:=HEX2DEC([.B69])" office:value-type="float" office:value="28146" calcext:value-type="float">
            <text:p>28146</text:p>
          </table:table-cell>
          <table:table-cell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000A2E3</text:p>
          </table:table-cell>
          <table:table-cell office:value-type="string" calcext:value-type="string">
            <text:p>_FSM_Update</text:p>
          </table:table-cell>
          <table:table-cell office:value-type="string" calcext:value-type="string">
            <text:p>fsm</text:p>
          </table:table-cell>
          <table:table-cell table:formula="of:=HEX2DEC([.B70])" office:value-type="float" office:value="41699" calcext:value-type="float">
            <text:p>41699</text:p>
          </table:table-cell>
          <table:table-cell office:value-type="float" office:value="79" calcext:value-type="float">
            <text:p>79</text:p>
          </table:table-cell>
          <table:table-cell table:number-columns-repeated="10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8" office:value-type="string" calcext:value-type="string">
            <text:p>00009980</text:p>
          </table:table-cell>
          <table:table-cell office:value-type="string" calcext:value-type="string">
            <text:p>_Print_Backspace</text:p>
          </table:table-cell>
          <table:table-cell office:value-type="string" calcext:value-type="string">
            <text:p>print</text:p>
          </table:table-cell>
          <table:table-cell table:formula="of:=HEX2DEC([.B71])" office:value-type="float" office:value="39296" calcext:value-type="float">
            <text:p>39296</text:p>
          </table:table-cell>
          <table:table-cell office:value-type="float" office:value="77" calcext:value-type="float">
            <text:p>77</text:p>
          </table:table-cell>
          <table:table-cell table:number-columns-repeated="101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0009ECF</text:p>
          </table:table-cell>
          <table:table-cell office:value-type="string" calcext:value-type="string">
            <text:p>_VDP_SetSpriteAttributeTable</text:p>
          </table:table-cell>
          <table:table-cell office:value-type="string" calcext:value-type="string">
            <text:p>vdp</text:p>
          </table:table-cell>
          <table:table-cell table:formula="of:=HEX2DEC([.B72])" office:value-type="float" office:value="40655" calcext:value-type="float">
            <text:p>40655</text:p>
          </table:table-cell>
          <table:table-cell office:value-type="float" office:value="77" calcext:value-type="float">
            <text:p>77</text:p>
          </table:table-cell>
          <table:table-cell table:number-columns-repeated="101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000A362</text:p>
          </table:table-cell>
          <table:table-cell office:value-type="string" calcext:value-type="string">
            <text:p>_Menu_DefaultInputCB</text:p>
          </table:table-cell>
          <table:table-cell office:value-type="string" calcext:value-type="string">
            <text:p>game_menu</text:p>
          </table:table-cell>
          <table:table-cell table:formula="of:=HEX2DEC([.B73])" office:value-type="float" office:value="41826" calcext:value-type="float">
            <text:p>41826</text:p>
          </table:table-cell>
          <table:table-cell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8" office:value-type="string" calcext:value-type="string">
            <text:p>00008622</text:p>
          </table:table-cell>
          <table:table-cell office:value-type="string" calcext:value-type="string">
            <text:p>_MenuAction_MSX</text:p>
          </table:table-cell>
          <table:table-cell office:value-type="string" calcext:value-type="string">
            <text:p>crawlers</text:p>
          </table:table-cell>
          <table:table-cell table:formula="of:=HEX2DEC([.B74])" office:value-type="float" office:value="34338" calcext:value-type="float">
            <text:p>34338</text:p>
          </table:table-cell>
          <table:table-cell office:value-type="float" office:value="74" calcext:value-type="float">
            <text:p>74</text:p>
          </table:table-cell>
          <table:table-cell table:number-columns-repeated="101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0009DB2</text:p>
          </table:table-cell>
          <table:table-cell office:value-type="string" calcext:value-type="string">
            <text:p>_VDP_GetVersion</text:p>
          </table:table-cell>
          <table:table-cell office:value-type="string" calcext:value-type="string">
            <text:p>vdp</text:p>
          </table:table-cell>
          <table:table-cell table:formula="of:=HEX2DEC([.B75])" office:value-type="float" office:value="40370" calcext:value-type="float">
            <text:p>40370</text:p>
          </table:table-cell>
          <table:table-cell office:value-type="float" office:value="72" calcext:value-type="float">
            <text:p>72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8" office:value-type="string" calcext:value-type="string">
            <text:p>00007240</text:p>
          </table:table-cell>
          <table:table-cell office:value-type="string" calcext:value-type="string">
            <text:p>_PrintChrY</text:p>
          </table:table-cell>
          <table:table-cell office:value-type="string" calcext:value-type="string">
            <text:p>crawlers</text:p>
          </table:table-cell>
          <table:table-cell table:formula="of:=HEX2DEC([.B76])" office:value-type="float" office:value="29248" calcext:value-type="float">
            <text:p>29248</text:p>
          </table:table-cell>
          <table:table-cell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0006C7B</text:p>
          </table:table-cell>
          <table:table-cell office:value-type="string" calcext:value-type="string">
            <text:p>_g_MenuMulti</text:p>
          </table:table-cell>
          <table:table-cell office:value-type="string" calcext:value-type="string">
            <text:p>crawlers</text:p>
          </table:table-cell>
          <table:table-cell table:formula="of:=HEX2DEC([.B77])" office:value-type="float" office:value="27771" calcext:value-type="float">
            <text:p>27771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0006D31</text:p>
          </table:table-cell>
          <table:table-cell office:value-type="string" calcext:value-type="string">
            <text:p>_g_MenuCredit</text:p>
          </table:table-cell>
          <table:table-cell office:value-type="string" calcext:value-type="string">
            <text:p>crawlers</text:p>
          </table:table-cell>
          <table:table-cell table:formula="of:=HEX2DEC([.B78])" office:value-type="float" office:value="27953" calcext:value-type="float">
            <text:p>27953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0008A67</text:p>
          </table:table-cell>
          <table:table-cell office:value-type="string" calcext:value-type="string">
            <text:p>_State_Title_Update</text:p>
          </table:table-cell>
          <table:table-cell office:value-type="string" calcext:value-type="string">
            <text:p>crawlers</text:p>
          </table:table-cell>
          <table:table-cell table:formula="of:=HEX2DEC([.B79])" office:value-type="float" office:value="35431" calcext:value-type="float">
            <text:p>35431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0009F5B</text:p>
          </table:table-cell>
          <table:table-cell office:value-type="string" calcext:value-type="string">
            <text:p>_VDP_SetSpriteSM1</text:p>
          </table:table-cell>
          <table:table-cell office:value-type="string" calcext:value-type="string">
            <text:p>vdp</text:p>
          </table:table-cell>
          <table:table-cell table:formula="of:=HEX2DEC([.B80])" office:value-type="float" office:value="40795" calcext:value-type="float">
            <text:p>40795</text:p>
          </table:table-cell>
          <table:table-cell office:value-type="float" office:value="66" calcext:value-type="float">
            <text:p>66</text:p>
          </table:table-cell>
          <table:table-cell table:number-columns-repeated="10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8" office:value-type="string" calcext:value-type="string">
            <text:p>00009920</text:p>
          </table:table-cell>
          <table:table-cell office:value-type="string" calcext:value-type="string">
            <text:p>_DrawChar_Layout</text:p>
          </table:table-cell>
          <table:table-cell office:value-type="string" calcext:value-type="string">
            <text:p>print</text:p>
          </table:table-cell>
          <table:table-cell table:formula="of:=HEX2DEC([.B81])" office:value-type="float" office:value="39200" calcext:value-type="float">
            <text:p>39200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000A264</text:p>
          </table:table-cell>
          <table:table-cell office:value-type="string" calcext:value-type="string">
            <text:p>_VDP_FillLayout_GM2</text:p>
          </table:table-cell>
          <table:table-cell office:value-type="string" calcext:value-type="string">
            <text:p>vdp</text:p>
          </table:table-cell>
          <table:table-cell table:formula="of:=HEX2DEC([.B82])" office:value-type="float" office:value="41572" calcext:value-type="float">
            <text:p>41572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0006B6B</text:p>
          </table:table-cell>
          <table:table-cell office:value-type="string" calcext:value-type="string">
            <text:p>_g_CharaInfo</text:p>
          </table:table-cell>
          <table:table-cell office:value-type="string" calcext:value-type="string">
            <text:p>crawlers</text:p>
          </table:table-cell>
          <table:table-cell table:formula="of:=HEX2DEC([.B83])" office:value-type="float" office:value="27499" calcext:value-type="float">
            <text:p>27499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000730B</text:p>
          </table:table-cell>
          <table:table-cell office:value-type="string" calcext:value-type="string">
            <text:p>_MoveCursor</text:p>
          </table:table-cell>
          <table:table-cell office:value-type="string" calcext:value-type="string">
            <text:p>crawlers</text:p>
          </table:table-cell>
          <table:table-cell table:formula="of:=HEX2DEC([.B84])" office:value-type="float" office:value="29451" calcext:value-type="float">
            <text:p>29451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8" office:value-type="string" calcext:value-type="string">
            <text:p>00009E71</text:p>
          </table:table-cell>
          <table:table-cell office:value-type="string" calcext:value-type="string">
            <text:p>_VDP_SetColorTable</text:p>
          </table:table-cell>
          <table:table-cell office:value-type="string" calcext:value-type="string">
            <text:p>vdp</text:p>
          </table:table-cell>
          <table:table-cell table:formula="of:=HEX2DEC([.B85])" office:value-type="float" office:value="40561" calcext:value-type="float">
            <text:p>40561</text:p>
          </table:table-cell>
          <table:table-cell office:value-type="float" office:value="61" calcext:value-type="float">
            <text:p>61</text:p>
          </table:table-cell>
          <table:table-cell table:number-columns-repeated="101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00099EB</text:p>
          </table:table-cell>
          <table:table-cell office:value-type="string" calcext:value-type="string">
            <text:p>_Print_DrawText</text:p>
          </table:table-cell>
          <table:table-cell office:value-type="string" calcext:value-type="string">
            <text:p>print</text:p>
          </table:table-cell>
          <table:table-cell table:formula="of:=HEX2DEC([.B86])" office:value-type="float" office:value="39403" calcext:value-type="float">
            <text:p>39403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000964E</text:p>
          </table:table-cell>
          <table:table-cell office:value-type="string" calcext:value-type="string">
            <text:p>_Print_Initialize</text:p>
          </table:table-cell>
          <table:table-cell office:value-type="string" calcext:value-type="string">
            <text:p>print</text:p>
          </table:table-cell>
          <table:table-cell table:formula="of:=HEX2DEC([.B87])" office:value-type="float" office:value="38478" calcext:value-type="float">
            <text:p>38478</text:p>
          </table:table-cell>
          <table:table-cell office:value-type="float" office:value="58" calcext:value-type="float">
            <text:p>58</text:p>
          </table:table-cell>
          <table:table-cell table:number-columns-repeated="101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0009F9D</text:p>
          </table:table-cell>
          <table:table-cell office:value-type="string" calcext:value-type="string">
            <text:p>_VDP_SetSprite</text:p>
          </table:table-cell>
          <table:table-cell office:value-type="string" calcext:value-type="string">
            <text:p>vdp</text:p>
          </table:table-cell>
          <table:table-cell table:formula="of:=HEX2DEC([.B88])" office:value-type="float" office:value="40861" calcext:value-type="float">
            <text:p>40861</text:p>
          </table:table-cell>
          <table:table-cell office:value-type="float" office:value="58" calcext:value-type="float">
            <text:p>58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00078C4</text:p>
          </table:table-cell>
          <table:table-cell office:value-type="string" calcext:value-type="string">
            <text:p>_UpdatePlayerInput</text:p>
          </table:table-cell>
          <table:table-cell office:value-type="string" calcext:value-type="string">
            <text:p>crawlers</text:p>
          </table:table-cell>
          <table:table-cell table:formula="of:=HEX2DEC([.B89])" office:value-type="float" office:value="30916" calcext:value-type="float">
            <text:p>30916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0006CC1</text:p>
          </table:table-cell>
          <table:table-cell office:value-type="string" calcext:value-type="string">
            <text:p>_g_MenuOption</text:p>
          </table:table-cell>
          <table:table-cell office:value-type="string" calcext:value-type="string">
            <text:p>crawlers</text:p>
          </table:table-cell>
          <table:table-cell table:formula="of:=HEX2DEC([.B90])" office:value-type="float" office:value="27841" calcext:value-type="float">
            <text:p>27841</text:p>
          </table:table-cell>
          <table:table-cell office:value-type="float" office:value="56" calcext:value-type="float">
            <text:p>56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0006CF9</text:p>
          </table:table-cell>
          <table:table-cell office:value-type="string" calcext:value-type="string">
            <text:p>_g_MenuSystem</text:p>
          </table:table-cell>
          <table:table-cell office:value-type="string" calcext:value-type="string">
            <text:p>crawlers</text:p>
          </table:table-cell>
          <table:table-cell table:formula="of:=HEX2DEC([.B91])" office:value-type="float" office:value="27897" calcext:value-type="float">
            <text:p>27897</text:p>
          </table:table-cell>
          <table:table-cell office:value-type="float" office:value="56" calcext:value-type="float">
            <text:p>56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0006DBA</text:p>
          </table:table-cell>
          <table:table-cell office:value-type="string" calcext:value-type="string">
            <text:p>_g_Devices</text:p>
          </table:table-cell>
          <table:table-cell office:value-type="string" calcext:value-type="string">
            <text:p>crawlers</text:p>
          </table:table-cell>
          <table:table-cell table:formula="of:=HEX2DEC([.B92])" office:value-type="float" office:value="28090" calcext:value-type="float">
            <text:p>28090</text:p>
          </table:table-cell>
          <table:table-cell office:value-type="float" office:value="56" calcext:value-type="float">
            <text:p>56</text:p>
          </table:table-cell>
          <table:table-cell table:number-columns-repeated="101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0009E3B</text:p>
          </table:table-cell>
          <table:table-cell office:value-type="string" calcext:value-type="string">
            <text:p>_VDP_SetLayoutTable</text:p>
          </table:table-cell>
          <table:table-cell office:value-type="string" calcext:value-type="string">
            <text:p>vdp</text:p>
          </table:table-cell>
          <table:table-cell table:formula="of:=HEX2DEC([.B93])" office:value-type="float" office:value="40507" calcext:value-type="float">
            <text:p>40507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000743C</text:p>
          </table:table-cell>
          <table:table-cell office:value-type="string" calcext:value-type="string">
            <text:p>_GetHumanCount</text:p>
          </table:table-cell>
          <table:table-cell office:value-type="string" calcext:value-type="string">
            <text:p>crawlers</text:p>
          </table:table-cell>
          <table:table-cell table:formula="of:=HEX2DEC([.B94])" office:value-type="float" office:value="29756" calcext:value-type="float">
            <text:p>29756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000A090</text:p>
          </table:table-cell>
          <table:table-cell office:value-type="string" calcext:value-type="string">
            <text:p>_VDP_SetSpritePosition</text:p>
          </table:table-cell>
          <table:table-cell office:value-type="string" calcext:value-type="string">
            <text:p>vdp</text:p>
          </table:table-cell>
          <table:table-cell table:formula="of:=HEX2DEC([.B95])" office:value-type="float" office:value="41104" calcext:value-type="float">
            <text:p>41104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0009B22</text:p>
          </table:table-cell>
          <table:table-cell office:value-type="string" calcext:value-type="string">
            <text:p>_Print_DrawLineV</text:p>
          </table:table-cell>
          <table:table-cell office:value-type="string" calcext:value-type="string">
            <text:p>print</text:p>
          </table:table-cell>
          <table:table-cell table:formula="of:=HEX2DEC([.B96])" office:value-type="float" office:value="39714" calcext:value-type="float">
            <text:p>39714</text:p>
          </table:table-cell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0009C60</text:p>
          </table:table-cell>
          <table:table-cell office:value-type="string" calcext:value-type="string">
            <text:p>_VDP_WriteVRAM_16K</text:p>
          </table:table-cell>
          <table:table-cell office:value-type="string" calcext:value-type="string">
            <text:p>vdp</text:p>
          </table:table-cell>
          <table:table-cell table:formula="of:=HEX2DEC([.B97])" office:value-type="float" office:value="40032" calcext:value-type="float">
            <text:p>40032</text:p>
          </table:table-cell>
          <table:table-cell office:value-type="float" office:value="49" calcext:value-type="float">
            <text:p>49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00079C1</text:p>
          </table:table-cell>
          <table:table-cell office:value-type="string" calcext:value-type="string">
            <text:p>_SetNextPlayerController</text:p>
          </table:table-cell>
          <table:table-cell office:value-type="string" calcext:value-type="string">
            <text:p>crawlers</text:p>
          </table:table-cell>
          <table:table-cell table:formula="of:=HEX2DEC([.B98])" office:value-type="float" office:value="31169" calcext:value-type="float">
            <text:p>31169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0009CAF</text:p>
          </table:table-cell>
          <table:table-cell office:value-type="string" calcext:value-type="string">
            <text:p>_VDP_ReadVRAM_16K</text:p>
          </table:table-cell>
          <table:table-cell office:value-type="string" calcext:value-type="string">
            <text:p>vdp</text:p>
          </table:table-cell>
          <table:table-cell table:formula="of:=HEX2DEC([.B99])" office:value-type="float" office:value="40111" calcext:value-type="float">
            <text:p>40111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000B908</text:p>
          </table:table-cell>
          <table:table-cell office:value-type="string" calcext:value-type="string">
            <text:p>__divuint</text:p>
          </table:table-cell>
          <table:table-cell/>
          <table:table-cell table:formula="of:=HEX2DEC([.B100])" office:value-type="float" office:value="47368" calcext:value-type="float">
            <text:p>47368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8" office:value-type="string" calcext:value-type="string">
            <text:p>00007993</text:p>
          </table:table-cell>
          <table:table-cell office:value-type="string" calcext:value-type="string">
            <text:p>_SetPrevPlayerController</text:p>
          </table:table-cell>
          <table:table-cell office:value-type="string" calcext:value-type="string">
            <text:p>crawlers</text:p>
          </table:table-cell>
          <table:table-cell table:formula="of:=HEX2DEC([.B101])" office:value-type="float" office:value="31123" calcext:value-type="float">
            <text:p>31123</text:p>
          </table:table-cell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0009F2D</text:p>
          </table:table-cell>
          <table:table-cell office:value-type="string" calcext:value-type="string">
            <text:p>_VDP_LoadSpritePattern</text:p>
          </table:table-cell>
          <table:table-cell office:value-type="string" calcext:value-type="string">
            <text:p>vdp</text:p>
          </table:table-cell>
          <table:table-cell table:formula="of:=HEX2DEC([.B102])" office:value-type="float" office:value="40749" calcext:value-type="float">
            <text:p>40749</text:p>
          </table:table-cell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00095FF</text:p>
          </table:table-cell>
          <table:table-cell office:value-type="string" calcext:value-type="string">
            <text:p>_NTap_CheckST</text:p>
          </table:table-cell>
          <table:table-cell office:value-type="string" calcext:value-type="string">
            <text:p>ninjatap</text:p>
          </table:table-cell>
          <table:table-cell table:formula="of:=HEX2DEC([.B103])" office:value-type="float" office:value="38399" calcext:value-type="float">
            <text:p>38399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000BAD0</text:p>
          </table:table-cell>
          <table:table-cell office:value-type="string" calcext:value-type="string">
            <text:p>_Keyboard_IsKeyPressed</text:p>
          </table:table-cell>
          <table:table-cell office:value-type="string" calcext:value-type="string">
            <text:p>input</text:p>
          </table:table-cell>
          <table:table-cell table:formula="of:=HEX2DEC([.B104])" office:value-type="float" office:value="47824" calcext:value-type="float">
            <text:p>47824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00054F2</text:p>
          </table:table-cell>
          <table:table-cell office:value-type="string" calcext:value-type="string">
            <text:p>_g_DataSelectL28_Names</text:p>
          </table:table-cell>
          <table:table-cell office:value-type="string" calcext:value-type="string">
            <text:p>crawlers</text:p>
          </table:table-cell>
          <table:table-cell table:formula="of:=HEX2DEC([.B105])" office:value-type="float" office:value="21746" calcext:value-type="float">
            <text:p>21746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0009C08</text:p>
          </table:table-cell>
          <table:table-cell office:value-type="string" calcext:value-type="string">
            <text:p>_VDP_SetModeFlag</text:p>
          </table:table-cell>
          <table:table-cell office:value-type="string" calcext:value-type="string">
            <text:p>vdp</text:p>
          </table:table-cell>
          <table:table-cell table:formula="of:=HEX2DEC([.B106])" office:value-type="float" office:value="39944" calcext:value-type="float">
            <text:p>39944</text:p>
          </table:table-cell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00082EE</text:p>
          </table:table-cell>
          <table:table-cell office:value-type="string" calcext:value-type="string">
            <text:p>_WaitVBlank</text:p>
          </table:table-cell>
          <table:table-cell office:value-type="string" calcext:value-type="string">
            <text:p>crawlers</text:p>
          </table:table-cell>
          <table:table-cell table:formula="of:=HEX2DEC([.B107])" office:value-type="float" office:value="33518" calcext:value-type="float">
            <text:p>33518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000AB20</text:p>
          </table:table-cell>
          <table:table-cell office:value-type="string" calcext:value-type="string">
            <text:p>_PLY_AKG_PLAYSOUNDEFFECT</text:p>
          </table:table-cell>
          <table:table-cell office:value-type="string" calcext:value-type="string">
            <text:p>akg_player</text:p>
          </table:table-cell>
          <table:table-cell table:formula="of:=HEX2DEC([.B108])" office:value-type="float" office:value="43808" calcext:value-type="float">
            <text:p>43808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00071FB</text:p>
          </table:table-cell>
          <table:table-cell office:value-type="string" calcext:value-type="string">
            <text:p>_PrintChr</text:p>
          </table:table-cell>
          <table:table-cell office:value-type="string" calcext:value-type="string">
            <text:p>crawlers</text:p>
          </table:table-cell>
          <table:table-cell table:formula="of:=HEX2DEC([.B109])" office:value-type="float" office:value="29179" calcext:value-type="float">
            <text:p>29179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0009A48</text:p>
          </table:table-cell>
          <table:table-cell office:value-type="string" calcext:value-type="string">
            <text:p>_Print_DrawHex8</text:p>
          </table:table-cell>
          <table:table-cell office:value-type="string" calcext:value-type="string">
            <text:p>print</text:p>
          </table:table-cell>
          <table:table-cell table:formula="of:=HEX2DEC([.B110])" office:value-type="float" office:value="39496" calcext:value-type="float">
            <text:p>39496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000A2AF</text:p>
          </table:table-cell>
          <table:table-cell office:value-type="string" calcext:value-type="string">
            <text:p>__divsint</text:p>
          </table:table-cell>
          <table:table-cell/>
          <table:table-cell table:formula="of:=HEX2DEC([.B111])" office:value-type="float" office:value="41647" calcext:value-type="float">
            <text:p>41647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00072A6</text:p>
          </table:table-cell>
          <table:table-cell office:value-type="string" calcext:value-type="string">
            <text:p>_DrawTileX</text:p>
          </table:table-cell>
          <table:table-cell office:value-type="string" calcext:value-type="string">
            <text:p>crawlers</text:p>
          </table:table-cell>
          <table:table-cell table:formula="of:=HEX2DEC([.B112])" office:value-type="float" office:value="29350" calcext:value-type="float">
            <text:p>29350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00072CA</text:p>
          </table:table-cell>
          <table:table-cell office:value-type="string" calcext:value-type="string">
            <text:p>_DrawTileY</text:p>
          </table:table-cell>
          <table:table-cell office:value-type="string" calcext:value-type="string">
            <text:p>crawlers</text:p>
          </table:table-cell>
          <table:table-cell table:formula="of:=HEX2DEC([.B113])" office:value-type="float" office:value="29386" calcext:value-type="float">
            <text:p>29386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000A3B1</text:p>
          </table:table-cell>
          <table:table-cell office:value-type="string" calcext:value-type="string">
            <text:p>_Menu_Initialize</text:p>
          </table:table-cell>
          <table:table-cell office:value-type="string" calcext:value-type="string">
            <text:p>game_menu</text:p>
          </table:table-cell>
          <table:table-cell table:formula="of:=HEX2DEC([.B114])" office:value-type="float" office:value="41905" calcext:value-type="float">
            <text:p>41905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0009C31</text:p>
          </table:table-cell>
          <table:table-cell office:value-type="string" calcext:value-type="string">
            <text:p>_VDP_SetModeGraphic2</text:p>
          </table:table-cell>
          <table:table-cell office:value-type="string" calcext:value-type="string">
            <text:p>vdp</text:p>
          </table:table-cell>
          <table:table-cell table:formula="of:=HEX2DEC([.B115])" office:value-type="float" office:value="39985" calcext:value-type="float">
            <text:p>39985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00095C9</text:p>
          </table:table-cell>
          <table:table-cell office:value-type="string" calcext:value-type="string">
            <text:p>_NTap_BufferToInfo</text:p>
          </table:table-cell>
          <table:table-cell office:value-type="string" calcext:value-type="string">
            <text:p>ninjatap</text:p>
          </table:table-cell>
          <table:table-cell table:formula="of:=HEX2DEC([.B116])" office:value-type="float" office:value="38345" calcext:value-type="float">
            <text:p>38345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000962C</text:p>
          </table:table-cell>
          <table:table-cell office:value-type="string" calcext:value-type="string">
            <text:p>_NTap_Update</text:p>
          </table:table-cell>
          <table:table-cell office:value-type="string" calcext:value-type="string">
            <text:p>ninjatap</text:p>
          </table:table-cell>
          <table:table-cell table:formula="of:=HEX2DEC([.B117])" office:value-type="float" office:value="38444" calcext:value-type="float">
            <text:p>38444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0009A27</text:p>
          </table:table-cell>
          <table:table-cell office:value-type="string" calcext:value-type="string">
            <text:p>_Print_DrawBin8</text:p>
          </table:table-cell>
          <table:table-cell office:value-type="string" calcext:value-type="string">
            <text:p>print</text:p>
          </table:table-cell>
          <table:table-cell table:formula="of:=HEX2DEC([.B118])" office:value-type="float" office:value="39463" calcext:value-type="float">
            <text:p>39463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0009EAE</text:p>
          </table:table-cell>
          <table:table-cell office:value-type="string" calcext:value-type="string">
            <text:p>_VDP_SetPatternTable</text:p>
          </table:table-cell>
          <table:table-cell office:value-type="string" calcext:value-type="string">
            <text:p>vdp</text:p>
          </table:table-cell>
          <table:table-cell table:formula="of:=HEX2DEC([.B119])" office:value-type="float" office:value="40622" calcext:value-type="float">
            <text:p>40622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00005286</text:p>
          </table:table-cell>
          <table:table-cell office:value-type="string" calcext:value-type="string">
            <text:p>_g_DataEyes</text:p>
          </table:table-cell>
          <table:table-cell office:value-type="string" calcext:value-type="string">
            <text:p>crawlers</text:p>
          </table:table-cell>
          <table:table-cell table:formula="of:=HEX2DEC([.B120])" office:value-type="float" office:value="21126" calcext:value-type="float">
            <text:p>21126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0006B4B</text:p>
          </table:table-cell>
          <table:table-cell office:value-type="string" calcext:value-type="string">
            <text:p>_g_Body</text:p>
          </table:table-cell>
          <table:table-cell office:value-type="string" calcext:value-type="string">
            <text:p>crawlers</text:p>
          </table:table-cell>
          <table:table-cell table:formula="of:=HEX2DEC([.B121])" office:value-type="float" office:value="27467" calcext:value-type="float">
            <text:p>27467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8" office:value-type="string" calcext:value-type="string">
            <text:p>00007221</text:p>
          </table:table-cell>
          <table:table-cell office:value-type="string" calcext:value-type="string">
            <text:p>_PrintChrX</text:p>
          </table:table-cell>
          <table:table-cell office:value-type="string" calcext:value-type="string">
            <text:p>crawlers</text:p>
          </table:table-cell>
          <table:table-cell table:formula="of:=HEX2DEC([.B122])" office:value-type="float" office:value="29217" calcext:value-type="float">
            <text:p>29217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8" office:value-type="string" calcext:value-type="string">
            <text:p>00007287</text:p>
          </table:table-cell>
          <table:table-cell office:value-type="string" calcext:value-type="string">
            <text:p>_DrawTile</text:p>
          </table:table-cell>
          <table:table-cell office:value-type="string" calcext:value-type="string">
            <text:p>crawlers</text:p>
          </table:table-cell>
          <table:table-cell table:formula="of:=HEX2DEC([.B123])" office:value-type="float" office:value="29319" calcext:value-type="float">
            <text:p>29319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8" office:value-type="string" calcext:value-type="string">
            <text:p>00009961</text:p>
          </table:table-cell>
          <table:table-cell office:value-type="string" calcext:value-type="string">
            <text:p>_Print_Clear</text:p>
          </table:table-cell>
          <table:table-cell office:value-type="string" calcext:value-type="string">
            <text:p>print</text:p>
          </table:table-cell>
          <table:table-cell table:formula="of:=HEX2DEC([.B124])" office:value-type="float" office:value="39265" calcext:value-type="float">
            <text:p>39265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0009B03</text:p>
          </table:table-cell>
          <table:table-cell office:value-type="string" calcext:value-type="string">
            <text:p>_Print_DrawLineH</text:p>
          </table:table-cell>
          <table:table-cell office:value-type="string" calcext:value-type="string">
            <text:p>print</text:p>
          </table:table-cell>
          <table:table-cell table:formula="of:=HEX2DEC([.B125])" office:value-type="float" office:value="39683" calcext:value-type="float">
            <text:p>39683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8" office:value-type="string" calcext:value-type="string">
            <text:p>00009E19</text:p>
          </table:table-cell>
          <table:table-cell office:value-type="string" calcext:value-type="string">
            <text:p>_VDP_RegWriteBakMask</text:p>
          </table:table-cell>
          <table:table-cell office:value-type="string" calcext:value-type="string">
            <text:p>vdp</text:p>
          </table:table-cell>
          <table:table-cell table:formula="of:=HEX2DEC([.B126])" office:value-type="float" office:value="40473" calcext:value-type="float">
            <text:p>40473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0006BC3</text:p>
          </table:table-cell>
          <table:table-cell office:value-type="string" calcext:value-type="string">
            <text:p>_g_MSX2Palette</text:p>
          </table:table-cell>
          <table:table-cell office:value-type="string" calcext:value-type="string">
            <text:p>crawlers</text:p>
          </table:table-cell>
          <table:table-cell table:formula="of:=HEX2DEC([.B127])" office:value-type="float" office:value="27587" calcext:value-type="float">
            <text:p>27587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0009C91</text:p>
          </table:table-cell>
          <table:table-cell office:value-type="string" calcext:value-type="string">
            <text:p>_VDP_FillVRAM_16K</text:p>
          </table:table-cell>
          <table:table-cell office:value-type="string" calcext:value-type="string">
            <text:p>vdp</text:p>
          </table:table-cell>
          <table:table-cell table:formula="of:=HEX2DEC([.B128])" office:value-type="float" office:value="40081" calcext:value-type="float">
            <text:p>40081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0009D2F</text:p>
          </table:table-cell>
          <table:table-cell office:value-type="string" calcext:value-type="string">
            <text:p>_VDP_DefaulPalette</text:p>
          </table:table-cell>
          <table:table-cell office:value-type="string" calcext:value-type="string">
            <text:p>vdp</text:p>
          </table:table-cell>
          <table:table-cell table:formula="of:=HEX2DEC([.B129])" office:value-type="float" office:value="40239" calcext:value-type="float">
            <text:p>40239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0009D53</text:p>
          </table:table-cell>
          <table:table-cell office:value-type="string" calcext:value-type="string">
            <text:p>_VDP_MSX1Palette</text:p>
          </table:table-cell>
          <table:table-cell office:value-type="string" calcext:value-type="string">
            <text:p>vdp</text:p>
          </table:table-cell>
          <table:table-cell table:formula="of:=HEX2DEC([.B130])" office:value-type="float" office:value="40275" calcext:value-type="float">
            <text:p>40275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00072EE</text:p>
          </table:table-cell>
          <table:table-cell office:value-type="string" calcext:value-type="string">
            <text:p>_SetScore</text:p>
          </table:table-cell>
          <table:table-cell office:value-type="string" calcext:value-type="string">
            <text:p>crawlers</text:p>
          </table:table-cell>
          <table:table-cell table:formula="of:=HEX2DEC([.B131])" office:value-type="float" office:value="29422" calcext:value-type="float">
            <text:p>29422</text:p>
          </table:table-cell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00082D1</text:p>
          </table:table-cell>
          <table:table-cell office:value-type="string" calcext:value-type="string">
            <text:p>_VDP_InterruptHandler</text:p>
          </table:table-cell>
          <table:table-cell office:value-type="string" calcext:value-type="string">
            <text:p>crawlers</text:p>
          </table:table-cell>
          <table:table-cell table:formula="of:=HEX2DEC([.B132])" office:value-type="float" office:value="33489" calcext:value-type="float">
            <text:p>33489</text:p>
          </table:table-cell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0006C5F</text:p>
          </table:table-cell>
          <table:table-cell office:value-type="string" calcext:value-type="string">
            <text:p>_g_MenuMain</text:p>
          </table:table-cell>
          <table:table-cell office:value-type="string" calcext:value-type="string">
            <text:p>crawlers</text:p>
          </table:table-cell>
          <table:table-cell table:formula="of:=HEX2DEC([.B133])" office:value-type="float" office:value="27743" calcext:value-type="float">
            <text:p>27743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0006E4E</text:p>
          </table:table-cell>
          <table:table-cell office:value-type="string" calcext:value-type="string">
            <text:p>_g_CtrlBind</text:p>
          </table:table-cell>
          <table:table-cell office:value-type="string" calcext:value-type="string">
            <text:p>crawlers</text:p>
          </table:table-cell>
          <table:table-cell table:formula="of:=HEX2DEC([.B134])" office:value-type="float" office:value="28238" calcext:value-type="float">
            <text:p>28238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0009D7E</text:p>
          </table:table-cell>
          <table:table-cell office:value-type="string" calcext:value-type="string">
            <text:p>_VDP_Initialize</text:p>
          </table:table-cell>
          <table:table-cell office:value-type="string" calcext:value-type="string">
            <text:p>vdp</text:p>
          </table:table-cell>
          <table:table-cell table:formula="of:=HEX2DEC([.B135])" office:value-type="float" office:value="40318" calcext:value-type="float">
            <text:p>40318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0005C96</text:p>
          </table:table-cell>
          <table:table-cell office:value-type="string" calcext:value-type="string">
            <text:p>_g_DataFace1L0_Names</text:p>
          </table:table-cell>
          <table:table-cell office:value-type="string" calcext:value-type="string">
            <text:p>crawlers</text:p>
          </table:table-cell>
          <table:table-cell table:formula="of:=HEX2DEC([.B136])" office:value-type="float" office:value="23702" calcext:value-type="float">
            <text:p>23702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0005CAF</text:p>
          </table:table-cell>
          <table:table-cell office:value-type="string" calcext:value-type="string">
            <text:p>_g_DataFace1L1_Names</text:p>
          </table:table-cell>
          <table:table-cell office:value-type="string" calcext:value-type="string">
            <text:p>crawlers</text:p>
          </table:table-cell>
          <table:table-cell table:formula="of:=HEX2DEC([.B137])" office:value-type="float" office:value="23727" calcext:value-type="float">
            <text:p>23727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0005CC8</text:p>
          </table:table-cell>
          <table:table-cell office:value-type="string" calcext:value-type="string">
            <text:p>_g_DataFace1L2_Names</text:p>
          </table:table-cell>
          <table:table-cell office:value-type="string" calcext:value-type="string">
            <text:p>crawlers</text:p>
          </table:table-cell>
          <table:table-cell table:formula="of:=HEX2DEC([.B138])" office:value-type="float" office:value="23752" calcext:value-type="float">
            <text:p>23752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0005CE1</text:p>
          </table:table-cell>
          <table:table-cell office:value-type="string" calcext:value-type="string">
            <text:p>_g_DataFace1L3_Names</text:p>
          </table:table-cell>
          <table:table-cell office:value-type="string" calcext:value-type="string">
            <text:p>crawlers</text:p>
          </table:table-cell>
          <table:table-cell table:formula="of:=HEX2DEC([.B139])" office:value-type="float" office:value="23777" calcext:value-type="float">
            <text:p>23777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000624A</text:p>
          </table:table-cell>
          <table:table-cell office:value-type="string" calcext:value-type="string">
            <text:p>_g_DataFace2L0_Names</text:p>
          </table:table-cell>
          <table:table-cell office:value-type="string" calcext:value-type="string">
            <text:p>crawlers</text:p>
          </table:table-cell>
          <table:table-cell table:formula="of:=HEX2DEC([.B140])" office:value-type="float" office:value="25162" calcext:value-type="float">
            <text:p>25162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8" office:value-type="string" calcext:value-type="string">
            <text:p>00006263</text:p>
          </table:table-cell>
          <table:table-cell office:value-type="string" calcext:value-type="string">
            <text:p>_g_DataFace2L1_Names</text:p>
          </table:table-cell>
          <table:table-cell office:value-type="string" calcext:value-type="string">
            <text:p>crawlers</text:p>
          </table:table-cell>
          <table:table-cell table:formula="of:=HEX2DEC([.B141])" office:value-type="float" office:value="25187" calcext:value-type="float">
            <text:p>25187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000627C</text:p>
          </table:table-cell>
          <table:table-cell office:value-type="string" calcext:value-type="string">
            <text:p>_g_DataFace2L2_Names</text:p>
          </table:table-cell>
          <table:table-cell office:value-type="string" calcext:value-type="string">
            <text:p>crawlers</text:p>
          </table:table-cell>
          <table:table-cell table:formula="of:=HEX2DEC([.B142])" office:value-type="float" office:value="25212" calcext:value-type="float">
            <text:p>25212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8" office:value-type="string" calcext:value-type="string">
            <text:p>00006295</text:p>
          </table:table-cell>
          <table:table-cell office:value-type="string" calcext:value-type="string">
            <text:p>_g_DataFace2L3_Names</text:p>
          </table:table-cell>
          <table:table-cell office:value-type="string" calcext:value-type="string">
            <text:p>crawlers</text:p>
          </table:table-cell>
          <table:table-cell table:formula="of:=HEX2DEC([.B143])" office:value-type="float" office:value="25237" calcext:value-type="float">
            <text:p>25237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0006D77</text:p>
          </table:table-cell>
          <table:table-cell office:value-type="string" calcext:value-type="string">
            <text:p>_g_Menus</text:p>
          </table:table-cell>
          <table:table-cell office:value-type="string" calcext:value-type="string">
            <text:p>crawlers</text:p>
          </table:table-cell>
          <table:table-cell table:formula="of:=HEX2DEC([.B144])" office:value-type="float" office:value="28023" calcext:value-type="float">
            <text:p>28023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00093C5</text:p>
          </table:table-cell>
          <table:table-cell office:value-type="string" calcext:value-type="string">
            <text:p>_Math_Mod10_16b</text:p>
          </table:table-cell>
          <table:table-cell office:value-type="string" calcext:value-type="string">
            <text:p>math</text:p>
          </table:table-cell>
          <table:table-cell table:formula="of:=HEX2DEC([.B145])" office:value-type="float" office:value="37829" calcext:value-type="float">
            <text:p>37829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000A125</text:p>
          </table:table-cell>
          <table:table-cell office:value-type="string" calcext:value-type="string">
            <text:p>_VDP_SetSpriteMultiColor</text:p>
          </table:table-cell>
          <table:table-cell office:value-type="string" calcext:value-type="string">
            <text:p>vdp</text:p>
          </table:table-cell>
          <table:table-cell table:formula="of:=HEX2DEC([.B146])" office:value-type="float" office:value="41253" calcext:value-type="float">
            <text:p>41253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0006BAB</text:p>
          </table:table-cell>
          <table:table-cell office:value-type="string" calcext:value-type="string">
            <text:p>_g_Starts</text:p>
          </table:table-cell>
          <table:table-cell office:value-type="string" calcext:value-type="string">
            <text:p>crawlers</text:p>
          </table:table-cell>
          <table:table-cell table:formula="of:=HEX2DEC([.B147])" office:value-type="float" office:value="27563" calcext:value-type="float">
            <text:p>27563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0009D9A</text:p>
          </table:table-cell>
          <table:table-cell office:value-type="string" calcext:value-type="string">
            <text:p>_VDP_SetMode</text:p>
          </table:table-cell>
          <table:table-cell office:value-type="string" calcext:value-type="string">
            <text:p>vdp</text:p>
          </table:table-cell>
          <table:table-cell table:formula="of:=HEX2DEC([.B148])" office:value-type="float" office:value="40346" calcext:value-type="float">
            <text:p>40346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000A10D</text:p>
          </table:table-cell>
          <table:table-cell office:value-type="string" calcext:value-type="string">
            <text:p>_VDP_SetSpriteUniColor</text:p>
          </table:table-cell>
          <table:table-cell office:value-type="string" calcext:value-type="string">
            <text:p>vdp</text:p>
          </table:table-cell>
          <table:table-cell table:formula="of:=HEX2DEC([.B149])" office:value-type="float" office:value="41229" calcext:value-type="float">
            <text:p>41229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000A13E</text:p>
          </table:table-cell>
          <table:table-cell office:value-type="string" calcext:value-type="string">
            <text:p>_VDP_SetSpriteData</text:p>
          </table:table-cell>
          <table:table-cell office:value-type="string" calcext:value-type="string">
            <text:p>vdp</text:p>
          </table:table-cell>
          <table:table-cell table:formula="of:=HEX2DEC([.B150])" office:value-type="float" office:value="41278" calcext:value-type="float">
            <text:p>41278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8" office:value-type="string" calcext:value-type="string">
            <text:p>00009688</text:p>
          </table:table-cell>
          <table:table-cell office:value-type="string" calcext:value-type="string">
            <text:p>_Print_SetMode</text:p>
          </table:table-cell>
          <table:table-cell office:value-type="string" calcext:value-type="string">
            <text:p>print</text:p>
          </table:table-cell>
          <table:table-cell table:formula="of:=HEX2DEC([.B151])" office:value-type="float" office:value="38536" calcext:value-type="float">
            <text:p>38536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00052A6</text:p>
          </table:table-cell>
          <table:table-cell office:value-type="string" calcext:value-type="string">
            <text:p>_g_DataSelectL0_Names</text:p>
          </table:table-cell>
          <table:table-cell office:value-type="string" calcext:value-type="string">
            <text:p>crawlers</text:p>
          </table:table-cell>
          <table:table-cell table:formula="of:=HEX2DEC([.B152])" office:value-type="float" office:value="21158" calcext:value-type="float">
            <text:p>21158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00052BB</text:p>
          </table:table-cell>
          <table:table-cell office:value-type="string" calcext:value-type="string">
            <text:p>_g_DataSelectL1_Names</text:p>
          </table:table-cell>
          <table:table-cell office:value-type="string" calcext:value-type="string">
            <text:p>crawlers</text:p>
          </table:table-cell>
          <table:table-cell table:formula="of:=HEX2DEC([.B153])" office:value-type="float" office:value="21179" calcext:value-type="float">
            <text:p>21179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00052D0</text:p>
          </table:table-cell>
          <table:table-cell office:value-type="string" calcext:value-type="string">
            <text:p>_g_DataSelectL2_Names</text:p>
          </table:table-cell>
          <table:table-cell office:value-type="string" calcext:value-type="string">
            <text:p>crawlers</text:p>
          </table:table-cell>
          <table:table-cell table:formula="of:=HEX2DEC([.B154])" office:value-type="float" office:value="21200" calcext:value-type="float">
            <text:p>21200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8" office:value-type="string" calcext:value-type="string">
            <text:p>000052E5</text:p>
          </table:table-cell>
          <table:table-cell office:value-type="string" calcext:value-type="string">
            <text:p>_g_DataSelectL3_Names</text:p>
          </table:table-cell>
          <table:table-cell office:value-type="string" calcext:value-type="string">
            <text:p>crawlers</text:p>
          </table:table-cell>
          <table:table-cell table:formula="of:=HEX2DEC([.B155])" office:value-type="float" office:value="21221" calcext:value-type="float">
            <text:p>21221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00052FA</text:p>
          </table:table-cell>
          <table:table-cell office:value-type="string" calcext:value-type="string">
            <text:p>_g_DataSelectL4_Names</text:p>
          </table:table-cell>
          <table:table-cell office:value-type="string" calcext:value-type="string">
            <text:p>crawlers</text:p>
          </table:table-cell>
          <table:table-cell table:formula="of:=HEX2DEC([.B156])" office:value-type="float" office:value="21242" calcext:value-type="float">
            <text:p>21242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000530F</text:p>
          </table:table-cell>
          <table:table-cell office:value-type="string" calcext:value-type="string">
            <text:p>_g_DataSelectL5_Names</text:p>
          </table:table-cell>
          <table:table-cell office:value-type="string" calcext:value-type="string">
            <text:p>crawlers</text:p>
          </table:table-cell>
          <table:table-cell table:formula="of:=HEX2DEC([.B157])" office:value-type="float" office:value="21263" calcext:value-type="float">
            <text:p>21263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00005324</text:p>
          </table:table-cell>
          <table:table-cell office:value-type="string" calcext:value-type="string">
            <text:p>_g_DataSelectL6_Names</text:p>
          </table:table-cell>
          <table:table-cell office:value-type="string" calcext:value-type="string">
            <text:p>crawlers</text:p>
          </table:table-cell>
          <table:table-cell table:formula="of:=HEX2DEC([.B158])" office:value-type="float" office:value="21284" calcext:value-type="float">
            <text:p>21284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00005339</text:p>
          </table:table-cell>
          <table:table-cell office:value-type="string" calcext:value-type="string">
            <text:p>_g_DataSelectL7_Names</text:p>
          </table:table-cell>
          <table:table-cell office:value-type="string" calcext:value-type="string">
            <text:p>crawlers</text:p>
          </table:table-cell>
          <table:table-cell table:formula="of:=HEX2DEC([.B159])" office:value-type="float" office:value="21305" calcext:value-type="float">
            <text:p>21305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000534E</text:p>
          </table:table-cell>
          <table:table-cell office:value-type="string" calcext:value-type="string">
            <text:p>_g_DataSelectL8_Names</text:p>
          </table:table-cell>
          <table:table-cell office:value-type="string" calcext:value-type="string">
            <text:p>crawlers</text:p>
          </table:table-cell>
          <table:table-cell table:formula="of:=HEX2DEC([.B160])" office:value-type="float" office:value="21326" calcext:value-type="float">
            <text:p>21326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8" office:value-type="string" calcext:value-type="string">
            <text:p>00005363</text:p>
          </table:table-cell>
          <table:table-cell office:value-type="string" calcext:value-type="string">
            <text:p>_g_DataSelectL9_Names</text:p>
          </table:table-cell>
          <table:table-cell office:value-type="string" calcext:value-type="string">
            <text:p>crawlers</text:p>
          </table:table-cell>
          <table:table-cell table:formula="of:=HEX2DEC([.B161])" office:value-type="float" office:value="21347" calcext:value-type="float">
            <text:p>21347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8" office:value-type="string" calcext:value-type="string">
            <text:p>00005378</text:p>
          </table:table-cell>
          <table:table-cell office:value-type="string" calcext:value-type="string">
            <text:p>_g_DataSelectL10_Names</text:p>
          </table:table-cell>
          <table:table-cell office:value-type="string" calcext:value-type="string">
            <text:p>crawlers</text:p>
          </table:table-cell>
          <table:table-cell table:formula="of:=HEX2DEC([.B162])" office:value-type="float" office:value="21368" calcext:value-type="float">
            <text:p>21368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000538D</text:p>
          </table:table-cell>
          <table:table-cell office:value-type="string" calcext:value-type="string">
            <text:p>_g_DataSelectL11_Names</text:p>
          </table:table-cell>
          <table:table-cell office:value-type="string" calcext:value-type="string">
            <text:p>crawlers</text:p>
          </table:table-cell>
          <table:table-cell table:formula="of:=HEX2DEC([.B163])" office:value-type="float" office:value="21389" calcext:value-type="float">
            <text:p>21389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00053A2</text:p>
          </table:table-cell>
          <table:table-cell office:value-type="string" calcext:value-type="string">
            <text:p>_g_DataSelectL12_Names</text:p>
          </table:table-cell>
          <table:table-cell office:value-type="string" calcext:value-type="string">
            <text:p>crawlers</text:p>
          </table:table-cell>
          <table:table-cell table:formula="of:=HEX2DEC([.B164])" office:value-type="float" office:value="21410" calcext:value-type="float">
            <text:p>21410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00053B7</text:p>
          </table:table-cell>
          <table:table-cell office:value-type="string" calcext:value-type="string">
            <text:p>_g_DataSelectL13_Names</text:p>
          </table:table-cell>
          <table:table-cell office:value-type="string" calcext:value-type="string">
            <text:p>crawlers</text:p>
          </table:table-cell>
          <table:table-cell table:formula="of:=HEX2DEC([.B165])" office:value-type="float" office:value="21431" calcext:value-type="float">
            <text:p>21431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00053CC</text:p>
          </table:table-cell>
          <table:table-cell office:value-type="string" calcext:value-type="string">
            <text:p>_g_DataSelectL14_Names</text:p>
          </table:table-cell>
          <table:table-cell office:value-type="string" calcext:value-type="string">
            <text:p>crawlers</text:p>
          </table:table-cell>
          <table:table-cell table:formula="of:=HEX2DEC([.B166])" office:value-type="float" office:value="21452" calcext:value-type="float">
            <text:p>21452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8" office:value-type="string" calcext:value-type="string">
            <text:p>000053E1</text:p>
          </table:table-cell>
          <table:table-cell office:value-type="string" calcext:value-type="string">
            <text:p>_g_DataSelectL15_Names</text:p>
          </table:table-cell>
          <table:table-cell office:value-type="string" calcext:value-type="string">
            <text:p>crawlers</text:p>
          </table:table-cell>
          <table:table-cell table:formula="of:=HEX2DEC([.B167])" office:value-type="float" office:value="21473" calcext:value-type="float">
            <text:p>21473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00053F6</text:p>
          </table:table-cell>
          <table:table-cell office:value-type="string" calcext:value-type="string">
            <text:p>_g_DataSelectL16_Names</text:p>
          </table:table-cell>
          <table:table-cell office:value-type="string" calcext:value-type="string">
            <text:p>crawlers</text:p>
          </table:table-cell>
          <table:table-cell table:formula="of:=HEX2DEC([.B168])" office:value-type="float" office:value="21494" calcext:value-type="float">
            <text:p>21494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000540B</text:p>
          </table:table-cell>
          <table:table-cell office:value-type="string" calcext:value-type="string">
            <text:p>_g_DataSelectL17_Names</text:p>
          </table:table-cell>
          <table:table-cell office:value-type="string" calcext:value-type="string">
            <text:p>crawlers</text:p>
          </table:table-cell>
          <table:table-cell table:formula="of:=HEX2DEC([.B169])" office:value-type="float" office:value="21515" calcext:value-type="float">
            <text:p>21515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8" office:value-type="string" calcext:value-type="string">
            <text:p>00005420</text:p>
          </table:table-cell>
          <table:table-cell office:value-type="string" calcext:value-type="string">
            <text:p>_g_DataSelectL18_Names</text:p>
          </table:table-cell>
          <table:table-cell office:value-type="string" calcext:value-type="string">
            <text:p>crawlers</text:p>
          </table:table-cell>
          <table:table-cell table:formula="of:=HEX2DEC([.B170])" office:value-type="float" office:value="21536" calcext:value-type="float">
            <text:p>21536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8" office:value-type="string" calcext:value-type="string">
            <text:p>00005435</text:p>
          </table:table-cell>
          <table:table-cell office:value-type="string" calcext:value-type="string">
            <text:p>_g_DataSelectL19_Names</text:p>
          </table:table-cell>
          <table:table-cell office:value-type="string" calcext:value-type="string">
            <text:p>crawlers</text:p>
          </table:table-cell>
          <table:table-cell table:formula="of:=HEX2DEC([.B171])" office:value-type="float" office:value="21557" calcext:value-type="float">
            <text:p>21557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000544A</text:p>
          </table:table-cell>
          <table:table-cell office:value-type="string" calcext:value-type="string">
            <text:p>_g_DataSelectL20_Names</text:p>
          </table:table-cell>
          <table:table-cell office:value-type="string" calcext:value-type="string">
            <text:p>crawlers</text:p>
          </table:table-cell>
          <table:table-cell table:formula="of:=HEX2DEC([.B172])" office:value-type="float" office:value="21578" calcext:value-type="float">
            <text:p>21578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000545F</text:p>
          </table:table-cell>
          <table:table-cell office:value-type="string" calcext:value-type="string">
            <text:p>_g_DataSelectL21_Names</text:p>
          </table:table-cell>
          <table:table-cell office:value-type="string" calcext:value-type="string">
            <text:p>crawlers</text:p>
          </table:table-cell>
          <table:table-cell table:formula="of:=HEX2DEC([.B173])" office:value-type="float" office:value="21599" calcext:value-type="float">
            <text:p>21599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00005474</text:p>
          </table:table-cell>
          <table:table-cell office:value-type="string" calcext:value-type="string">
            <text:p>_g_DataSelectL22_Names</text:p>
          </table:table-cell>
          <table:table-cell office:value-type="string" calcext:value-type="string">
            <text:p>crawlers</text:p>
          </table:table-cell>
          <table:table-cell table:formula="of:=HEX2DEC([.B174])" office:value-type="float" office:value="21620" calcext:value-type="float">
            <text:p>21620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00005489</text:p>
          </table:table-cell>
          <table:table-cell office:value-type="string" calcext:value-type="string">
            <text:p>_g_DataSelectL23_Names</text:p>
          </table:table-cell>
          <table:table-cell office:value-type="string" calcext:value-type="string">
            <text:p>crawlers</text:p>
          </table:table-cell>
          <table:table-cell table:formula="of:=HEX2DEC([.B175])" office:value-type="float" office:value="21641" calcext:value-type="float">
            <text:p>21641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000549E</text:p>
          </table:table-cell>
          <table:table-cell office:value-type="string" calcext:value-type="string">
            <text:p>_g_DataSelectL24_Names</text:p>
          </table:table-cell>
          <table:table-cell office:value-type="string" calcext:value-type="string">
            <text:p>crawlers</text:p>
          </table:table-cell>
          <table:table-cell table:formula="of:=HEX2DEC([.B176])" office:value-type="float" office:value="21662" calcext:value-type="float">
            <text:p>21662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00054B3</text:p>
          </table:table-cell>
          <table:table-cell office:value-type="string" calcext:value-type="string">
            <text:p>_g_DataSelectL25_Names</text:p>
          </table:table-cell>
          <table:table-cell office:value-type="string" calcext:value-type="string">
            <text:p>crawlers</text:p>
          </table:table-cell>
          <table:table-cell table:formula="of:=HEX2DEC([.B177])" office:value-type="float" office:value="21683" calcext:value-type="float">
            <text:p>21683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00054C8</text:p>
          </table:table-cell>
          <table:table-cell office:value-type="string" calcext:value-type="string">
            <text:p>_g_DataSelectL26_Names</text:p>
          </table:table-cell>
          <table:table-cell office:value-type="string" calcext:value-type="string">
            <text:p>crawlers</text:p>
          </table:table-cell>
          <table:table-cell table:formula="of:=HEX2DEC([.B178])" office:value-type="float" office:value="21704" calcext:value-type="float">
            <text:p>21704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00054DD</text:p>
          </table:table-cell>
          <table:table-cell office:value-type="string" calcext:value-type="string">
            <text:p>_g_DataSelectL27_Names</text:p>
          </table:table-cell>
          <table:table-cell office:value-type="string" calcext:value-type="string">
            <text:p>crawlers</text:p>
          </table:table-cell>
          <table:table-cell table:formula="of:=HEX2DEC([.B179])" office:value-type="float" office:value="21725" calcext:value-type="float">
            <text:p>21725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000B8EE</text:p>
          </table:table-cell>
          <table:table-cell office:value-type="string" calcext:value-type="string">
            <text:p>__mul16</text:p>
          </table:table-cell>
          <table:table-cell/>
          <table:table-cell table:formula="of:=HEX2DEC([.B180])" office:value-type="float" office:value="47342" calcext:value-type="float">
            <text:p>47342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000939D</text:p>
          </table:table-cell>
          <table:table-cell office:value-type="string" calcext:value-type="string">
            <text:p>_Math_Div10_16b</text:p>
          </table:table-cell>
          <table:table-cell office:value-type="string" calcext:value-type="string">
            <text:p>math</text:p>
          </table:table-cell>
          <table:table-cell table:formula="of:=HEX2DEC([.B181])" office:value-type="float" office:value="37789" calcext:value-type="float">
            <text:p>37789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00093B1</text:p>
          </table:table-cell>
          <table:table-cell office:value-type="string" calcext:value-type="string">
            <text:p>_Math_Mod10</text:p>
          </table:table-cell>
          <table:table-cell office:value-type="string" calcext:value-type="string">
            <text:p>math</text:p>
          </table:table-cell>
          <table:table-cell table:formula="of:=HEX2DEC([.B182])" office:value-type="float" office:value="37809" calcext:value-type="float">
            <text:p>37809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0009CFE</text:p>
          </table:table-cell>
          <table:table-cell office:value-type="string" calcext:value-type="string">
            <text:p>_VDP_ReadStatus</text:p>
          </table:table-cell>
          <table:table-cell office:value-type="string" calcext:value-type="string">
            <text:p>vdp</text:p>
          </table:table-cell>
          <table:table-cell table:formula="of:=HEX2DEC([.B183])" office:value-type="float" office:value="40190" calcext:value-type="float">
            <text:p>40190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000A0F9</text:p>
          </table:table-cell>
          <table:table-cell office:value-type="string" calcext:value-type="string">
            <text:p>_VDP_SetSpriteColorSM1</text:p>
          </table:table-cell>
          <table:table-cell office:value-type="string" calcext:value-type="string">
            <text:p>vdp</text:p>
          </table:table-cell>
          <table:table-cell table:formula="of:=HEX2DEC([.B184])" office:value-type="float" office:value="41209" calcext:value-type="float">
            <text:p>41209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000937F</text:p>
          </table:table-cell>
          <table:table-cell office:value-type="string" calcext:value-type="string">
            <text:p>_main</text:p>
          </table:table-cell>
          <table:table-cell office:value-type="string" calcext:value-type="string">
            <text:p>crawlers</text:p>
          </table:table-cell>
          <table:table-cell table:formula="of:=HEX2DEC([.B185])" office:value-type="float" office:value="37759" calcext:value-type="float">
            <text:p>37759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8" office:value-type="string" calcext:value-type="string">
            <text:p>00009E06</text:p>
          </table:table-cell>
          <table:table-cell office:value-type="string" calcext:value-type="string">
            <text:p>_VDP_RegWriteBak</text:p>
          </table:table-cell>
          <table:table-cell office:value-type="string" calcext:value-type="string">
            <text:p>vdp</text:p>
          </table:table-cell>
          <table:table-cell table:formula="of:=HEX2DEC([.B186])" office:value-type="float" office:value="40454" calcext:value-type="float">
            <text:p>40454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000A0E6</text:p>
          </table:table-cell>
          <table:table-cell office:value-type="string" calcext:value-type="string">
            <text:p>_VDP_SetSpritePattern</text:p>
          </table:table-cell>
          <table:table-cell office:value-type="string" calcext:value-type="string">
            <text:p>vdp</text:p>
          </table:table-cell>
          <table:table-cell table:formula="of:=HEX2DEC([.B187])" office:value-type="float" office:value="41190" calcext:value-type="float">
            <text:p>41190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00093DE</text:p>
          </table:table-cell>
          <table:table-cell office:value-type="string" calcext:value-type="string">
            <text:p>_Math_Flip</text:p>
          </table:table-cell>
          <table:table-cell office:value-type="string" calcext:value-type="string">
            <text:p>math</text:p>
          </table:table-cell>
          <table:table-cell table:formula="of:=HEX2DEC([.B188])" office:value-type="float" office:value="37854" calcext:value-type="float">
            <text:p>37854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0009CEC</text:p>
          </table:table-cell>
          <table:table-cell office:value-type="string" calcext:value-type="string">
            <text:p>_VDP_Poke_16K</text:p>
          </table:table-cell>
          <table:table-cell office:value-type="string" calcext:value-type="string">
            <text:p>vdp</text:p>
          </table:table-cell>
          <table:table-cell table:formula="of:=HEX2DEC([.B189])" office:value-type="float" office:value="40172" calcext:value-type="float">
            <text:p>40172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000A0C3</text:p>
          </table:table-cell>
          <table:table-cell office:value-type="string" calcext:value-type="string">
            <text:p>_VDP_SetSpritePositionX</text:p>
          </table:table-cell>
          <table:table-cell office:value-type="string" calcext:value-type="string">
            <text:p>vdp</text:p>
          </table:table-cell>
          <table:table-cell table:formula="of:=HEX2DEC([.B190])" office:value-type="float" office:value="41155" calcext:value-type="float">
            <text:p>41155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000AD63</text:p>
          </table:table-cell>
          <table:table-cell office:value-type="string" calcext:value-type="string">
            <text:p>_PLY_AKG_STOP</text:p>
          </table:table-cell>
          <table:table-cell office:value-type="string" calcext:value-type="string">
            <text:p>akg_player</text:p>
          </table:table-cell>
          <table:table-cell table:formula="of:=HEX2DEC([.B191])" office:value-type="float" office:value="44387" calcext:value-type="float">
            <text:p>44387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00099DA</text:p>
          </table:table-cell>
          <table:table-cell office:value-type="string" calcext:value-type="string">
            <text:p>_Print_DrawCharX</text:p>
          </table:table-cell>
          <table:table-cell office:value-type="string" calcext:value-type="string">
            <text:p>print</text:p>
          </table:table-cell>
          <table:table-cell table:formula="of:=HEX2DEC([.B192])" office:value-type="float" office:value="39386" calcext:value-type="float">
            <text:p>39386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0009D18</text:p>
          </table:table-cell>
          <table:table-cell office:value-type="string" calcext:value-type="string">
            <text:p>_VDP_SetPalette</text:p>
          </table:table-cell>
          <table:table-cell office:value-type="string" calcext:value-type="string">
            <text:p>vdp</text:p>
          </table:table-cell>
          <table:table-cell table:formula="of:=HEX2DEC([.B193])" office:value-type="float" office:value="40216" calcext:value-type="float">
            <text:p>40216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0009F1C</text:p>
          </table:table-cell>
          <table:table-cell office:value-type="string" calcext:value-type="string">
            <text:p>_VDP_SetSpritePatternTable</text:p>
          </table:table-cell>
          <table:table-cell office:value-type="string" calcext:value-type="string">
            <text:p>vdp</text:p>
          </table:table-cell>
          <table:table-cell table:formula="of:=HEX2DEC([.B194])" office:value-type="float" office:value="40732" calcext:value-type="float">
            <text:p>40732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000A0D5</text:p>
          </table:table-cell>
          <table:table-cell office:value-type="string" calcext:value-type="string">
            <text:p>_VDP_SetSpritePositionY</text:p>
          </table:table-cell>
          <table:table-cell office:value-type="string" calcext:value-type="string">
            <text:p>vdp</text:p>
          </table:table-cell>
          <table:table-cell table:formula="of:=HEX2DEC([.B195])" office:value-type="float" office:value="41173" calcext:value-type="float">
            <text:p>41173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000A155</text:p>
          </table:table-cell>
          <table:table-cell office:value-type="string" calcext:value-type="string">
            <text:p>_VDP_DisableSpritesFrom</text:p>
          </table:table-cell>
          <table:table-cell office:value-type="string" calcext:value-type="string">
            <text:p>vdp</text:p>
          </table:table-cell>
          <table:table-cell table:formula="of:=HEX2DEC([.B196])" office:value-type="float" office:value="41301" calcext:value-type="float">
            <text:p>41301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000A332</text:p>
          </table:table-cell>
          <table:table-cell office:value-type="string" calcext:value-type="string">
            <text:p>_Mem_HeapAlloc</text:p>
          </table:table-cell>
          <table:table-cell office:value-type="string" calcext:value-type="string">
            <text:p>memory</text:p>
          </table:table-cell>
          <table:table-cell table:formula="of:=HEX2DEC([.B197])" office:value-type="float" office:value="41778" calcext:value-type="float">
            <text:p>41778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8" office:value-type="string" calcext:value-type="string">
            <text:p>00009422</text:p>
          </table:table-cell>
          <table:table-cell office:value-type="string" calcext:value-type="string">
            <text:p>_Math_GetRandom8</text:p>
          </table:table-cell>
          <table:table-cell office:value-type="string" calcext:value-type="string">
            <text:p>math</text:p>
          </table:table-cell>
          <table:table-cell table:formula="of:=HEX2DEC([.B198])" office:value-type="float" office:value="37922" calcext:value-type="float">
            <text:p>37922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000551C</text:p>
          </table:table-cell>
          <table:table-cell office:value-type="string" calcext:value-type="string">
            <text:p>_g_DataSelectL29_Names</text:p>
          </table:table-cell>
          <table:table-cell office:value-type="string" calcext:value-type="string">
            <text:p>crawlers</text:p>
          </table:table-cell>
          <table:table-cell table:formula="of:=HEX2DEC([.B199])" office:value-type="float" office:value="21788" calcext:value-type="float">
            <text:p>21788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0009CDE</text:p>
          </table:table-cell>
          <table:table-cell office:value-type="string" calcext:value-type="string">
            <text:p>_VDP_Peek_16K</text:p>
          </table:table-cell>
          <table:table-cell office:value-type="string" calcext:value-type="string">
            <text:p>vdp</text:p>
          </table:table-cell>
          <table:table-cell table:formula="of:=HEX2DEC([.B200])" office:value-type="float" office:value="40158" calcext:value-type="float">
            <text:p>40158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8" office:value-type="string" calcext:value-type="string">
            <text:p>00008316</text:p>
          </table:table-cell>
          <table:table-cell office:value-type="string" calcext:value-type="string">
            <text:p>_MenuAction_Start</text:p>
          </table:table-cell>
          <table:table-cell office:value-type="string" calcext:value-type="string">
            <text:p>crawlers</text:p>
          </table:table-cell>
          <table:table-cell table:formula="of:=HEX2DEC([.B201])" office:value-type="float" office:value="33558" calcext:value-type="float">
            <text:p>33558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0008AAC</text:p>
          </table:table-cell>
          <table:table-cell office:value-type="string" calcext:value-type="string">
            <text:p>_State_Menu_Begin</text:p>
          </table:table-cell>
          <table:table-cell office:value-type="string" calcext:value-type="string">
            <text:p>crawlers</text:p>
          </table:table-cell>
          <table:table-cell table:formula="of:=HEX2DEC([.B202])" office:value-type="float" office:value="35500" calcext:value-type="float">
            <text:p>35500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8" office:value-type="string" calcext:value-type="string">
            <text:p>00009415</text:p>
          </table:table-cell>
          <table:table-cell office:value-type="string" calcext:value-type="string">
            <text:p>_Math_SetRandomSeed8</text:p>
          </table:table-cell>
          <table:table-cell office:value-type="string" calcext:value-type="string">
            <text:p>math</text:p>
          </table:table-cell>
          <table:table-cell table:formula="of:=HEX2DEC([.B203])" office:value-type="float" office:value="37909" calcext:value-type="float">
            <text:p>37909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00099CD</text:p>
          </table:table-cell>
          <table:table-cell office:value-type="string" calcext:value-type="string">
            <text:p>_Print_DrawChar</text:p>
          </table:table-cell>
          <table:table-cell office:value-type="string" calcext:value-type="string">
            <text:p>print</text:p>
          </table:table-cell>
          <table:table-cell table:formula="of:=HEX2DEC([.B204])" office:value-type="float" office:value="39373" calcext:value-type="float">
            <text:p>39373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0009BFB</text:p>
          </table:table-cell>
          <table:table-cell office:value-type="string" calcext:value-type="string">
            <text:p>__moduschar</text:p>
          </table:table-cell>
          <table:table-cell/>
          <table:table-cell table:formula="of:=HEX2DEC([.B205])" office:value-type="float" office:value="39931" calcext:value-type="float">
            <text:p>39931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0009D71</text:p>
          </table:table-cell>
          <table:table-cell office:value-type="string" calcext:value-type="string">
            <text:p>_VDP_SetPaletteEntry</text:p>
          </table:table-cell>
          <table:table-cell office:value-type="string" calcext:value-type="string">
            <text:p>vdp</text:p>
          </table:table-cell>
          <table:table-cell table:formula="of:=HEX2DEC([.B206])" office:value-type="float" office:value="40305" calcext:value-type="float">
            <text:p>40305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00005056</text:p>
          </table:table-cell>
          <table:table-cell office:value-type="string" calcext:value-type="string">
            <text:p>_g_DataLogoTileL0_Names</text:p>
          </table:table-cell>
          <table:table-cell office:value-type="string" calcext:value-type="string">
            <text:p>crawlers</text:p>
          </table:table-cell>
          <table:table-cell table:formula="of:=HEX2DEC([.B207])" office:value-type="float" office:value="20566" calcext:value-type="float">
            <text:p>20566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000552A</text:p>
          </table:table-cell>
          <table:table-cell office:value-type="string" calcext:value-type="string">
            <text:p>_g_DataSelectL30_Names</text:p>
          </table:table-cell>
          <table:table-cell office:value-type="string" calcext:value-type="string">
            <text:p>crawlers</text:p>
          </table:table-cell>
          <table:table-cell table:formula="of:=HEX2DEC([.B208])" office:value-type="float" office:value="21802" calcext:value-type="float">
            <text:p>21802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00093F0</text:p>
          </table:table-cell>
          <table:table-cell office:value-type="string" calcext:value-type="string">
            <text:p>_Math_Flip_16b</text:p>
          </table:table-cell>
          <table:table-cell office:value-type="string" calcext:value-type="string">
            <text:p>math</text:p>
          </table:table-cell>
          <table:table-cell table:formula="of:=HEX2DEC([.B209])" office:value-type="float" office:value="37872" calcext:value-type="float">
            <text:p>37872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0009C54</text:p>
          </table:table-cell>
          <table:table-cell office:value-type="string" calcext:value-type="string">
            <text:p>_VDP_ClearVRAM</text:p>
          </table:table-cell>
          <table:table-cell office:value-type="string" calcext:value-type="string">
            <text:p>vdp</text:p>
          </table:table-cell>
          <table:table-cell table:formula="of:=HEX2DEC([.B210])" office:value-type="float" office:value="40020" calcext:value-type="float">
            <text:p>40020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0009DFA</text:p>
          </table:table-cell>
          <table:table-cell office:value-type="string" calcext:value-type="string">
            <text:p>_VDP_RegWrite</text:p>
          </table:table-cell>
          <table:table-cell office:value-type="string" calcext:value-type="string">
            <text:p>vdp</text:p>
          </table:table-cell>
          <table:table-cell table:formula="of:=HEX2DEC([.B211])" office:value-type="float" office:value="40442" calcext:value-type="float">
            <text:p>40442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000A343</text:p>
          </table:table-cell>
          <table:table-cell office:value-type="string" calcext:value-type="string">
            <text:p>_Mem_HeapFree</text:p>
          </table:table-cell>
          <table:table-cell office:value-type="string" calcext:value-type="string">
            <text:p>memory</text:p>
          </table:table-cell>
          <table:table-cell table:formula="of:=HEX2DEC([.B212])" office:value-type="float" office:value="41795" calcext:value-type="float">
            <text:p>41795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000A356</text:p>
          </table:table-cell>
          <table:table-cell office:value-type="string" calcext:value-type="string">
            <text:p>_Mem_Set</text:p>
          </table:table-cell>
          <table:table-cell office:value-type="string" calcext:value-type="string">
            <text:p>memory</text:p>
          </table:table-cell>
          <table:table-cell table:formula="of:=HEX2DEC([.B213])" office:value-type="float" office:value="41814" calcext:value-type="float">
            <text:p>41814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0007A4D</text:p>
          </table:table-cell>
          <table:table-cell office:value-type="string" calcext:value-type="string">
            <text:p>_ResetPlayer</text:p>
          </table:table-cell>
          <table:table-cell office:value-type="string" calcext:value-type="string">
            <text:p>crawlers</text:p>
          </table:table-cell>
          <table:table-cell table:formula="of:=HEX2DEC([.B214])" office:value-type="float" office:value="31309" calcext:value-type="float">
            <text:p>31309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8" office:value-type="string" calcext:value-type="string">
            <text:p>00009392</text:p>
          </table:table-cell>
          <table:table-cell office:value-type="string" calcext:value-type="string">
            <text:p>_Math_Div10</text:p>
          </table:table-cell>
          <table:table-cell office:value-type="string" calcext:value-type="string">
            <text:p>math</text:p>
          </table:table-cell>
          <table:table-cell table:formula="of:=HEX2DEC([.B215])" office:value-type="float" office:value="37778" calcext:value-type="float">
            <text:p>37778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0009A6E</text:p>
          </table:table-cell>
          <table:table-cell office:value-type="string" calcext:value-type="string">
            <text:p>_Print_DrawHex16</text:p>
          </table:table-cell>
          <table:table-cell office:value-type="string" calcext:value-type="string">
            <text:p>print</text:p>
          </table:table-cell>
          <table:table-cell table:formula="of:=HEX2DEC([.B216])" office:value-type="float" office:value="39534" calcext:value-type="float">
            <text:p>39534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000BAC5</text:p>
          </table:table-cell>
          <table:table-cell office:value-type="string" calcext:value-type="string">
            <text:p>_Keyboard_Read</text:p>
          </table:table-cell>
          <table:table-cell office:value-type="string" calcext:value-type="string">
            <text:p>input</text:p>
          </table:table-cell>
          <table:table-cell table:formula="of:=HEX2DEC([.B217])" office:value-type="float" office:value="47813" calcext:value-type="float">
            <text:p>47813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00086C4</text:p>
          </table:table-cell>
          <table:table-cell office:value-type="string" calcext:value-type="string">
            <text:p>_MenuAction_Exit</text:p>
          </table:table-cell>
          <table:table-cell office:value-type="string" calcext:value-type="string">
            <text:p>crawlers</text:p>
          </table:table-cell>
          <table:table-cell table:formula="of:=HEX2DEC([.B218])" office:value-type="float" office:value="34500" calcext:value-type="float">
            <text:p>34500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00095EB</text:p>
          </table:table-cell>
          <table:table-cell office:value-type="string" calcext:value-type="string">
            <text:p>_NTap_CheckMGL</text:p>
          </table:table-cell>
          <table:table-cell office:value-type="string" calcext:value-type="string">
            <text:p>ninjatap</text:p>
          </table:table-cell>
          <table:table-cell table:formula="of:=HEX2DEC([.B219])" office:value-type="float" office:value="38379" calcext:value-type="float">
            <text:p>38379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00095F5</text:p>
          </table:table-cell>
          <table:table-cell office:value-type="string" calcext:value-type="string">
            <text:p>_NTap_CheckDM</text:p>
          </table:table-cell>
          <table:table-cell office:value-type="string" calcext:value-type="string">
            <text:p>ninjatap</text:p>
          </table:table-cell>
          <table:table-cell table:formula="of:=HEX2DEC([.B220])" office:value-type="float" office:value="38389" calcext:value-type="float">
            <text:p>38389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0009BF1</text:p>
          </table:table-cell>
          <table:table-cell office:value-type="string" calcext:value-type="string">
            <text:p>__modsuchar</text:p>
          </table:table-cell>
          <table:table-cell/>
          <table:table-cell table:formula="of:=HEX2DEC([.B221])" office:value-type="float" office:value="39921" calcext:value-type="float">
            <text:p>39921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000A2D5</text:p>
          </table:table-cell>
          <table:table-cell office:value-type="string" calcext:value-type="string">
            <text:p>__get_remainder</text:p>
          </table:table-cell>
          <table:table-cell/>
          <table:table-cell table:formula="of:=HEX2DEC([.B222])" office:value-type="float" office:value="41685" calcext:value-type="float">
            <text:p>41685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0006E6A</text:p>
          </table:table-cell>
          <table:table-cell office:value-type="string" calcext:value-type="string">
            <text:p>_g_BonusData</text:p>
          </table:table-cell>
          <table:table-cell office:value-type="string" calcext:value-type="string">
            <text:p>crawlers</text:p>
          </table:table-cell>
          <table:table-cell table:formula="of:=HEX2DEC([.B223])" office:value-type="float" office:value="28266" calcext:value-type="float">
            <text:p>28266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000B8D3</text:p>
          </table:table-cell>
          <table:table-cell office:value-type="string" calcext:value-type="string">
            <text:p>_AKG_Init</text:p>
          </table:table-cell>
          <table:table-cell office:value-type="string" calcext:value-type="string">
            <text:p>akg_player</text:p>
          </table:table-cell>
          <table:table-cell table:formula="of:=HEX2DEC([.B224])" office:value-type="float" office:value="47315" calcext:value-type="float">
            <text:p>47315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8" office:value-type="string" calcext:value-type="string">
            <text:p>00006E42</text:p>
          </table:table-cell>
          <table:table-cell office:value-type="string" calcext:value-type="string">
            <text:p>_g_CursorAnim</text:p>
          </table:table-cell>
          <table:table-cell office:value-type="string" calcext:value-type="string">
            <text:p>crawlers</text:p>
          </table:table-cell>
          <table:table-cell table:formula="of:=HEX2DEC([.B225])" office:value-type="float" office:value="28226" calcext:value-type="float">
            <text:p>28226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000B8DC</text:p>
          </table:table-cell>
          <table:table-cell office:value-type="string" calcext:value-type="string">
            <text:p>_AKG_Stop</text:p>
          </table:table-cell>
          <table:table-cell office:value-type="string" calcext:value-type="string">
            <text:p>akg_player</text:p>
          </table:table-cell>
          <table:table-cell table:formula="of:=HEX2DEC([.B226])" office:value-type="float" office:value="47324" calcext:value-type="float">
            <text:p>47324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000B8E4</text:p>
          </table:table-cell>
          <table:table-cell office:value-type="string" calcext:value-type="string">
            <text:p>_AKG_Decode</text:p>
          </table:table-cell>
          <table:table-cell office:value-type="string" calcext:value-type="string">
            <text:p>akg_player</text:p>
          </table:table-cell>
          <table:table-cell table:formula="of:=HEX2DEC([.B227])" office:value-type="float" office:value="47332" calcext:value-type="float">
            <text:p>47332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000BAFE</text:p>
          </table:table-cell>
          <table:table-cell office:value-type="string" calcext:value-type="string">
            <text:p>__modschar</text:p>
          </table:table-cell>
          <table:table-cell/>
          <table:table-cell table:formula="of:=HEX2DEC([.B228])" office:value-type="float" office:value="47870" calcext:value-type="float">
            <text:p>47870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0006D90</text:p>
          </table:table-cell>
          <table:table-cell office:value-type="string" calcext:value-type="string">
            <text:p>_State_Init</text:p>
          </table:table-cell>
          <table:table-cell office:value-type="string" calcext:value-type="string">
            <text:p>crawlers</text:p>
          </table:table-cell>
          <table:table-cell table:formula="of:=HEX2DEC([.B229])" office:value-type="float" office:value="28048" calcext:value-type="float">
            <text:p>28048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0006D97</text:p>
          </table:table-cell>
          <table:table-cell office:value-type="string" calcext:value-type="string">
            <text:p>_State_Logo</text:p>
          </table:table-cell>
          <table:table-cell office:value-type="string" calcext:value-type="string">
            <text:p>crawlers</text:p>
          </table:table-cell>
          <table:table-cell table:formula="of:=HEX2DEC([.B230])" office:value-type="float" office:value="28055" calcext:value-type="float">
            <text:p>28055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0006D9E</text:p>
          </table:table-cell>
          <table:table-cell office:value-type="string" calcext:value-type="string">
            <text:p>_State_Title</text:p>
          </table:table-cell>
          <table:table-cell office:value-type="string" calcext:value-type="string">
            <text:p>crawlers</text:p>
          </table:table-cell>
          <table:table-cell table:formula="of:=HEX2DEC([.B231])" office:value-type="float" office:value="28062" calcext:value-type="float">
            <text:p>28062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0006DA5</text:p>
          </table:table-cell>
          <table:table-cell office:value-type="string" calcext:value-type="string">
            <text:p>_State_Menu</text:p>
          </table:table-cell>
          <table:table-cell office:value-type="string" calcext:value-type="string">
            <text:p>crawlers</text:p>
          </table:table-cell>
          <table:table-cell table:formula="of:=HEX2DEC([.B232])" office:value-type="float" office:value="28069" calcext:value-type="float">
            <text:p>28069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0006DAC</text:p>
          </table:table-cell>
          <table:table-cell office:value-type="string" calcext:value-type="string">
            <text:p>_State_Select</text:p>
          </table:table-cell>
          <table:table-cell office:value-type="string" calcext:value-type="string">
            <text:p>crawlers</text:p>
          </table:table-cell>
          <table:table-cell table:formula="of:=HEX2DEC([.B233])" office:value-type="float" office:value="28076" calcext:value-type="float">
            <text:p>28076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0006DB3</text:p>
          </table:table-cell>
          <table:table-cell office:value-type="string" calcext:value-type="string">
            <text:p>_State_Game</text:p>
          </table:table-cell>
          <table:table-cell office:value-type="string" calcext:value-type="string">
            <text:p>crawlers</text:p>
          </table:table-cell>
          <table:table-cell table:formula="of:=HEX2DEC([.B234])" office:value-type="float" office:value="28083" calcext:value-type="float">
            <text:p>28083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00093FC</text:p>
          </table:table-cell>
          <table:table-cell office:value-type="string" calcext:value-type="string">
            <text:p>_Math_Negative</text:p>
          </table:table-cell>
          <table:table-cell office:value-type="string" calcext:value-type="string">
            <text:p>math</text:p>
          </table:table-cell>
          <table:table-cell table:formula="of:=HEX2DEC([.B235])" office:value-type="float" office:value="37884" calcext:value-type="float">
            <text:p>37884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000A34F</text:p>
          </table:table-cell>
          <table:table-cell office:value-type="string" calcext:value-type="string">
            <text:p>_Mem_Copy</text:p>
          </table:table-cell>
          <table:table-cell office:value-type="string" calcext:value-type="string">
            <text:p>memory</text:p>
          </table:table-cell>
          <table:table-cell table:formula="of:=HEX2DEC([.B236])" office:value-type="float" office:value="41807" calcext:value-type="float">
            <text:p>41807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00087CF</text:p>
          </table:table-cell>
          <table:table-cell office:value-type="string" calcext:value-type="string">
            <text:p>_State_Init_Update</text:p>
          </table:table-cell>
          <table:table-cell office:value-type="string" calcext:value-type="string">
            <text:p>crawlers</text:p>
          </table:table-cell>
          <table:table-cell table:formula="of:=HEX2DEC([.B237])" office:value-type="float" office:value="34767" calcext:value-type="float">
            <text:p>34767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0008AB9</text:p>
          </table:table-cell>
          <table:table-cell office:value-type="string" calcext:value-type="string">
            <text:p>_State_Menu_Update</text:p>
          </table:table-cell>
          <table:table-cell office:value-type="string" calcext:value-type="string">
            <text:p>crawlers</text:p>
          </table:table-cell>
          <table:table-cell table:formula="of:=HEX2DEC([.B238])" office:value-type="float" office:value="35513" calcext:value-type="float">
            <text:p>35513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0009D12</text:p>
          </table:table-cell>
          <table:table-cell office:value-type="string" calcext:value-type="string">
            <text:p>_VDP_SetAdjustOffset</text:p>
          </table:table-cell>
          <table:table-cell office:value-type="string" calcext:value-type="string">
            <text:p>vdp</text:p>
          </table:table-cell>
          <table:table-cell table:formula="of:=HEX2DEC([.B239])" office:value-type="float" office:value="40210" calcext:value-type="float">
            <text:p>40210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0009D29</text:p>
          </table:table-cell>
          <table:table-cell office:value-type="string" calcext:value-type="string">
            <text:p>_VDP_SetDefaultPalette</text:p>
          </table:table-cell>
          <table:table-cell office:value-type="string" calcext:value-type="string">
            <text:p>vdp</text:p>
          </table:table-cell>
          <table:table-cell table:formula="of:=HEX2DEC([.B240])" office:value-type="float" office:value="40233" calcext:value-type="float">
            <text:p>40233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0009D4D</text:p>
          </table:table-cell>
          <table:table-cell office:value-type="string" calcext:value-type="string">
            <text:p>_VDP_SetMSX1Palette</text:p>
          </table:table-cell>
          <table:table-cell office:value-type="string" calcext:value-type="string">
            <text:p>vdp</text:p>
          </table:table-cell>
          <table:table-cell table:formula="of:=HEX2DEC([.B241])" office:value-type="float" office:value="40269" calcext:value-type="float">
            <text:p>40269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000BB06</text:p>
          </table:table-cell>
          <table:table-cell office:value-type="string" calcext:value-type="string">
            <text:p>__modsint</text:p>
          </table:table-cell>
          <table:table-cell/>
          <table:table-cell table:formula="of:=HEX2DEC([.B242])" office:value-type="float" office:value="47878" calcext:value-type="float">
            <text:p>47878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8" office:value-type="string" calcext:value-type="string">
            <text:p>00006E73</text:p>
          </table:table-cell>
          <table:table-cell office:value-type="string" calcext:value-type="string">
            <text:p>_g_WallData</text:p>
          </table:table-cell>
          <table:table-cell office:value-type="string" calcext:value-type="string">
            <text:p>crawlers</text:p>
          </table:table-cell>
          <table:table-cell table:formula="of:=HEX2DEC([.B243])" office:value-type="float" office:value="28275" calcext:value-type="float">
            <text:p>28275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8" office:value-type="string" calcext:value-type="string">
            <text:p>00009410</text:p>
          </table:table-cell>
          <table:table-cell office:value-type="string" calcext:value-type="string">
            <text:p>_Math_SignedDiv2</text:p>
          </table:table-cell>
          <table:table-cell office:value-type="string" calcext:value-type="string">
            <text:p>math</text:p>
          </table:table-cell>
          <table:table-cell table:formula="of:=HEX2DEC([.B244])" office:value-type="float" office:value="37904" calcext:value-type="float">
            <text:p>37904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00004052</text:p>
          </table:table-cell>
          <table:table-cell office:value-type="string" calcext:value-type="string">
            <text:p>_Bios_Exit</text:p>
          </table:table-cell>
          <table:table-cell office:value-type="string" calcext:value-type="string">
            <text:p>crawlers</text:p>
          </table:table-cell>
          <table:table-cell table:formula="of:=HEX2DEC([.B245])" office:value-type="float" office:value="16466" calcext:value-type="float">
            <text:p>16466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00005062</text:p>
          </table:table-cell>
          <table:table-cell office:value-type="string" calcext:value-type="string">
            <text:p>_g_DataLogoTileL1_Names</text:p>
          </table:table-cell>
          <table:table-cell office:value-type="string" calcext:value-type="string">
            <text:p>crawlers</text:p>
          </table:table-cell>
          <table:table-cell table:formula="of:=HEX2DEC([.B246])" office:value-type="float" office:value="20578" calcext:value-type="float">
            <text:p>20578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0006E4A</text:p>
          </table:table-cell>
          <table:table-cell office:value-type="string" calcext:value-type="string">
            <text:p>_g_HoleAnim</text:p>
          </table:table-cell>
          <table:table-cell office:value-type="string" calcext:value-type="string">
            <text:p>crawlers</text:p>
          </table:table-cell>
          <table:table-cell table:formula="of:=HEX2DEC([.B247])" office:value-type="float" office:value="28234" calcext:value-type="float">
            <text:p>28234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00078C0</text:p>
          </table:table-cell>
          <table:table-cell office:value-type="string" calcext:value-type="string">
            <text:p>_g_DistWeight</text:p>
          </table:table-cell>
          <table:table-cell office:value-type="string" calcext:value-type="string">
            <text:p>crawlers</text:p>
          </table:table-cell>
          <table:table-cell table:formula="of:=HEX2DEC([.B248])" office:value-type="float" office:value="30912" calcext:value-type="float">
            <text:p>30912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000A2A7</text:p>
          </table:table-cell>
          <table:table-cell office:value-type="string" calcext:value-type="string">
            <text:p>__div8</text:p>
          </table:table-cell>
          <table:table-cell/>
          <table:table-cell table:formula="of:=HEX2DEC([.B249])" office:value-type="float" office:value="41639" calcext:value-type="float">
            <text:p>41639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000A2AB</text:p>
          </table:table-cell>
          <table:table-cell office:value-type="string" calcext:value-type="string">
            <text:p>__div_signexte</text:p>
          </table:table-cell>
          <table:table-cell/>
          <table:table-cell table:formula="of:=HEX2DEC([.B250])" office:value-type="float" office:value="41643" calcext:value-type="float">
            <text:p>4164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000A2DF</text:p>
          </table:table-cell>
          <table:table-cell office:value-type="string" calcext:value-type="string">
            <text:p>_FSM_SetState</text:p>
          </table:table-cell>
          <table:table-cell office:value-type="string" calcext:value-type="string">
            <text:p>fsm</text:p>
          </table:table-cell>
          <table:table-cell table:formula="of:=HEX2DEC([.B251])" office:value-type="float" office:value="41695" calcext:value-type="float">
            <text:p>4169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000A3AD</text:p>
          </table:table-cell>
          <table:table-cell office:value-type="string" calcext:value-type="string">
            <text:p>_Menu_DefaultDrawCB</text:p>
          </table:table-cell>
          <table:table-cell office:value-type="string" calcext:value-type="string">
            <text:p>game_menu</text:p>
          </table:table-cell>
          <table:table-cell table:formula="of:=HEX2DEC([.B252])" office:value-type="float" office:value="41901" calcext:value-type="float">
            <text:p>41901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000AB1C</text:p>
          </table:table-cell>
          <table:table-cell office:value-type="string" calcext:value-type="string">
            <text:p>_PLY_AKG_INITSOUNDEFFECTS</text:p>
          </table:table-cell>
          <table:table-cell office:value-type="string" calcext:value-type="string">
            <text:p>akg_player</text:p>
          </table:table-cell>
          <table:table-cell table:formula="of:=HEX2DEC([.B253])" office:value-type="float" office:value="43804" calcext:value-type="float">
            <text:p>43804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0006C59</text:p>
          </table:table-cell>
          <table:table-cell office:value-type="string" calcext:value-type="string">
            <text:p>_g_MenuRoundsMinMax</text:p>
          </table:table-cell>
          <table:table-cell office:value-type="string" calcext:value-type="string">
            <text:p>crawlers</text:p>
          </table:table-cell>
          <table:table-cell table:formula="of:=HEX2DEC([.B254])" office:value-type="float" office:value="27737" calcext:value-type="float">
            <text:p>27737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0006C5C</text:p>
          </table:table-cell>
          <table:table-cell office:value-type="string" calcext:value-type="string">
            <text:p>_g_MenuTreesMinMax</text:p>
          </table:table-cell>
          <table:table-cell office:value-type="string" calcext:value-type="string">
            <text:p>crawlers</text:p>
          </table:table-cell>
          <table:table-cell table:formula="of:=HEX2DEC([.B255])" office:value-type="float" office:value="27740" calcext:value-type="float">
            <text:p>27740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8" office:value-type="string" calcext:value-type="string">
            <text:p>00009403</text:p>
          </table:table-cell>
          <table:table-cell office:value-type="string" calcext:value-type="string">
            <text:p>_Math_Swap</text:p>
          </table:table-cell>
          <table:table-cell office:value-type="string" calcext:value-type="string">
            <text:p>math</text:p>
          </table:table-cell>
          <table:table-cell table:formula="of:=HEX2DEC([.B256])" office:value-type="float" office:value="37891" calcext:value-type="float">
            <text:p>37891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8" office:value-type="string" calcext:value-type="string">
            <text:p>00009E38</text:p>
          </table:table-cell>
          <table:table-cell office:value-type="string" calcext:value-type="string">
            <text:p>_VDP_ReadDefaultStatus</text:p>
          </table:table-cell>
          <table:table-cell office:value-type="string" calcext:value-type="string">
            <text:p>vdp</text:p>
          </table:table-cell>
          <table:table-cell table:formula="of:=HEX2DEC([.B257])" office:value-type="float" office:value="40504" calcext:value-type="float">
            <text:p>40504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000B905</text:p>
          </table:table-cell>
          <table:table-cell office:value-type="string" calcext:value-type="string">
            <text:p>__divu8</text:p>
          </table:table-cell>
          <table:table-cell/>
          <table:table-cell table:formula="of:=HEX2DEC([.B258])" office:value-type="float" office:value="47365" calcext:value-type="float">
            <text:p>4736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8" office:value-type="string" calcext:value-type="string">
            <text:p>00009406</text:p>
          </table:table-cell>
          <table:table-cell office:value-type="string" calcext:value-type="string">
            <text:p>_Math_SignedDiv_ASM</text:p>
          </table:table-cell>
          <table:table-cell office:value-type="string" calcext:value-type="string">
            <text:p>math</text:p>
          </table:table-cell>
          <table:table-cell table:formula="of:=HEX2DEC([.B259])" office:value-type="float" office:value="37894" calcext:value-type="float">
            <text:p>37894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8" office:value-type="string" calcext:value-type="string">
            <text:p>00009408</text:p>
          </table:table-cell>
          <table:table-cell office:value-type="string" calcext:value-type="string">
            <text:p>_Math_SignedDiv32</text:p>
          </table:table-cell>
          <table:table-cell office:value-type="string" calcext:value-type="string">
            <text:p>math</text:p>
          </table:table-cell>
          <table:table-cell table:formula="of:=HEX2DEC([.B260])" office:value-type="float" office:value="37896" calcext:value-type="float">
            <text:p>37896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000940A</text:p>
          </table:table-cell>
          <table:table-cell office:value-type="string" calcext:value-type="string">
            <text:p>_Math_SignedDiv16</text:p>
          </table:table-cell>
          <table:table-cell office:value-type="string" calcext:value-type="string">
            <text:p>math</text:p>
          </table:table-cell>
          <table:table-cell table:formula="of:=HEX2DEC([.B261])" office:value-type="float" office:value="37898" calcext:value-type="float">
            <text:p>37898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000940C</text:p>
          </table:table-cell>
          <table:table-cell office:value-type="string" calcext:value-type="string">
            <text:p>_Math_SignedDiv8</text:p>
          </table:table-cell>
          <table:table-cell office:value-type="string" calcext:value-type="string">
            <text:p>math</text:p>
          </table:table-cell>
          <table:table-cell table:formula="of:=HEX2DEC([.B262])" office:value-type="float" office:value="37900" calcext:value-type="float">
            <text:p>3790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000940E</text:p>
          </table:table-cell>
          <table:table-cell office:value-type="string" calcext:value-type="string">
            <text:p>_Math_SignedDiv4</text:p>
          </table:table-cell>
          <table:table-cell office:value-type="string" calcext:value-type="string">
            <text:p>math</text:p>
          </table:table-cell>
          <table:table-cell table:formula="of:=HEX2DEC([.B263])" office:value-type="float" office:value="37902" calcext:value-type="float">
            <text:p>3790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000A2A5</text:p>
          </table:table-cell>
          <table:table-cell office:value-type="string" calcext:value-type="string">
            <text:p>__divschar</text:p>
          </table:table-cell>
          <table:table-cell/>
          <table:table-cell table:formula="of:=HEX2DEC([.B264])" office:value-type="float" office:value="41637" calcext:value-type="float">
            <text:p>41637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000B8EC</text:p>
          </table:table-cell>
          <table:table-cell office:value-type="string" calcext:value-type="string">
            <text:p>__mulint</text:p>
          </table:table-cell>
          <table:table-cell/>
          <table:table-cell table:formula="of:=HEX2DEC([.B265])" office:value-type="float" office:value="47340" calcext:value-type="float">
            <text:p>4734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000B903</text:p>
          </table:table-cell>
          <table:table-cell office:value-type="string" calcext:value-type="string">
            <text:p>__divuchar</text:p>
          </table:table-cell>
          <table:table-cell/>
          <table:table-cell table:formula="of:=HEX2DEC([.B266])" office:value-type="float" office:value="47363" calcext:value-type="float">
            <text:p>4736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000BAFC</text:p>
          </table:table-cell>
          <table:table-cell office:value-type="string" calcext:value-type="string">
            <text:p>___sdcc_call_iy</text:p>
          </table:table-cell>
          <table:table-cell/>
          <table:table-cell table:formula="of:=HEX2DEC([.B267])" office:value-type="float" office:value="47868" calcext:value-type="float">
            <text:p>47868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000BAC4</text:p>
          </table:table-cell>
          <table:table-cell office:value-type="string" calcext:value-type="string">
            <text:p>___sdcc_call_hl</text:p>
          </table:table-cell>
          <table:table-cell/>
          <table:table-cell table:formula="of:=HEX2DEC([.B268])" office:value-type="float" office:value="47812" calcext:value-type="float">
            <text:p>4781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0004000</text:p>
          </table:table-cell>
          <table:table-cell office:value-type="string" calcext:value-type="string">
            <text:p>_g_FirstAddr</text:p>
          </table:table-cell>
          <table:table-cell office:value-type="string" calcext:value-type="string">
            <text:p>crt0</text:p>
          </table:table-cell>
          <table:table-cell table:formula="of:=HEX2DEC([.B269])"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8" office:value-type="string" calcext:value-type="string">
            <text:p>00009406</text:p>
          </table:table-cell>
          <table:table-cell office:value-type="string" calcext:value-type="string">
            <text:p>_Math_SignedDiv64</text:p>
          </table:table-cell>
          <table:table-cell office:value-type="string" calcext:value-type="string">
            <text:p>math</text:p>
          </table:table-cell>
          <table:table-cell table:formula="of:=HEX2DEC([.B270])" office:value-type="float" office:value="37894" calcext:value-type="float">
            <text:p>3789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000A2AF</text:p>
          </table:table-cell>
          <table:table-cell office:value-type="string" calcext:value-type="string">
            <text:p>__div16</text:p>
          </table:table-cell>
          <table:table-cell/>
          <table:table-cell table:formula="of:=HEX2DEC([.B271])" office:value-type="float" office:value="41647" calcext:value-type="float">
            <text:p>4164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000AB1C</text:p>
          </table:table-cell>
          <table:table-cell office:value-type="string" calcext:value-type="string">
            <text:p>_AKG_Dummy</text:p>
          </table:table-cell>
          <table:table-cell office:value-type="string" calcext:value-type="string">
            <text:p>akg_player</text:p>
          </table:table-cell>
          <table:table-cell table:formula="of:=HEX2DEC([.B272])" office:value-type="float" office:value="43804" calcext:value-type="float">
            <text:p>4380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000B908</text:p>
          </table:table-cell>
          <table:table-cell office:value-type="string" calcext:value-type="string">
            <text:p>__divu16</text:p>
          </table:table-cell>
          <table:table-cell/>
          <table:table-cell table:formula="of:=HEX2DEC([.B273])" office:value-type="float" office:value="47368" calcext:value-type="float">
            <text:p>4736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000BB0C</text:p>
          </table:table-cell>
          <table:table-cell table:number-columns-repeated="2"/>
          <table:table-cell table:formula="of:=HEX2DEC([.B274])" office:value-type="float" office:value="47884" calcext:value-type="float">
            <text:p>47884</text:p>
          </table:table-cell>
          <table:table-cell table:number-columns-repeated="1013"/>
        </table:table-row>
        <table:table-row table:style-name="ro1" table:number-rows-repeated="2"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2:.F273])" office:value-type="float" office:value="31500" calcext:value-type="float">
            <text:p>31500</text:p>
          </table:table-cell>
          <table:table-cell/>
          <table:table-cell table:formula="of:=SUM([.H2:.H273])" office:value-type="float" office:value="4352" calcext:value-type="float">
            <text:p>4352</text:p>
          </table:table-cell>
          <table:table-cell table:number-columns-repeated="1010"/>
        </table:table-row>
        <table:table-row table:style-name="ro1" table:number-rows-repeated="1048298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3" table:style-name="ta1" table:print="false">
        <table:table-column table:style-name="co13" table:default-cell-style-name="ce23"/>
        <table:table-column table:style-name="co12" table:number-columns-repeated="4" table:default-cell-style-name="ce23"/>
        <table:table-row table:style-name="ro1">
          <table:table-cell table:style-name="ce22" office:value-type="string" calcext:value-type="string">
            <text:p>File</text:p>
          </table:table-cell>
          <table:table-cell table:style-name="ce22" office:value-type="string" calcext:value-type="string">
            <text:p>Original</text:p>
          </table:table-cell>
          <table:table-cell table:style-name="ce22" office:value-type="string" calcext:value-type="string">
            <text:p>BitBuster 1.2</text:p>
          </table:table-cell>
          <table:table-cell table:style-name="ce22" office:value-type="string" calcext:value-type="string">
            <text:p>BitBuster 2</text:p>
          </table:table-cell>
          <table:table-cell table:style-name="ce22" office:value-type="string" calcext:value-type="string">
            <text:p>ZX0</text:p>
          </table:table-cell>
        </table:table-row>
        <table:table-row table:style-name="ro1">
          <table:table-cell office:value-type="string" calcext:value-type="string">
            <text:p>bitbuster.asm</text:p>
          </table:table-cell>
          <table:table-cell office:value-type="float" office:value="7796" calcext:value-type="float">
            <text:p>7796</text:p>
          </table:table-cell>
          <table:table-cell office:value-type="float" office:value="2962" calcext:value-type="float">
            <text:p>2962</text:p>
          </table:table-cell>
          <table:table-cell office:value-type="float" office:value="2951" calcext:value-type="float">
            <text:p>2951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string" calcext:value-type="string">
            <text:p>BitBuster2.exe</text:p>
          </table:table-cell>
          <table:table-cell office:value-type="float" office:value="42496" calcext:value-type="float">
            <text:p>42496</text:p>
          </table:table-cell>
          <table:table-cell office:value-type="float" office:value="21728" calcext:value-type="float">
            <text:p>21728</text:p>
          </table:table-cell>
          <table:table-cell office:value-type="float" office:value="21710" calcext:value-type="float">
            <text:p>21710</text:p>
          </table:table-cell>
          <table:table-cell office:value-type="float" office:value="18503" calcext:value-type="float">
            <text:p>18503</text:p>
          </table:table-cell>
        </table:table-row>
        <table:table-row table:style-name="ro1">
          <table:table-cell office:value-type="string" calcext:value-type="string">
            <text:p>compress.cpp</text:p>
          </table:table-cell>
          <table:table-cell office:value-type="float" office:value="10449" calcext:value-type="float">
            <text:p>10449</text:p>
          </table:table-cell>
          <table:table-cell office:value-type="float" office:value="4099" calcext:value-type="float">
            <text:p>4099</text:p>
          </table:table-cell>
          <table:table-cell office:value-type="float" office:value="4079" calcext:value-type="float">
            <text:p>4079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string" calcext:value-type="string">
            <text:p>intro4.ge5</text:p>
          </table:table-cell>
          <table:table-cell office:value-type="float" office:value="30375" calcext:value-type="float">
            <text:p>30375</text:p>
          </table:table-cell>
          <table:table-cell office:value-type="float" office:value="4133" calcext:value-type="float">
            <text:p>4133</text:p>
          </table:table-cell>
          <table:table-cell office:value-type="float" office:value="4118" calcext:value-type="float">
            <text:p>4118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string" calcext:value-type="string">
            <text:p>level4.ge5</text:p>
          </table:table-cell>
          <table:table-cell office:value-type="float" office:value="30375" calcext:value-type="float">
            <text:p>30375</text:p>
          </table:table-cell>
          <table:table-cell office:value-type="float" office:value="7942" calcext:value-type="float">
            <text:p>7942</text:p>
          </table:table-cell>
          <table:table-cell office:value-type="float" office:value="7914" calcext:value-type="float">
            <text:p>7914</text:p>
          </table:table-cell>
          <table:table-cell office:value-type="float" office:value="7276" calcext:value-type="float">
            <text:p>7276</text:p>
          </table:table-cell>
        </table:table-row>
        <table:table-row table:style-name="ro1">
          <table:table-cell office:value-type="string" calcext:value-type="string">
            <text:p>multi6.mbm</text:p>
          </table:table-cell>
          <table:table-cell office:value-type="float" office:value="7833" calcext:value-type="float">
            <text:p>7833</text:p>
          </table:table-cell>
          <table:table-cell office:value-type="float" office:value="2160" calcext:value-type="float">
            <text:p>2160</text:p>
          </table:table-cell>
          <table:table-cell office:value-type="float" office:value="2145" calcext:value-type="float">
            <text:p>2145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string" calcext:value-type="string">
            <text:p>multi6.mwm</text:p>
          </table:table-cell>
          <table:table-cell office:value-type="float" office:value="11134" calcext:value-type="float">
            <text:p>11134</text:p>
          </table:table-cell>
          <table:table-cell office:value-type="float" office:value="2980" calcext:value-type="float">
            <text:p>2980</text:p>
          </table:table-cell>
          <table:table-cell office:value-type="float" office:value="2948" calcext:value-type="float">
            <text:p>2948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string" calcext:value-type="string">
            <text:p>pack.exe</text:p>
          </table:table-cell>
          <table:table-cell office:value-type="float" office:value="12288" calcext:value-type="float">
            <text:p>12288</text:p>
          </table:table-cell>
          <table:table-cell office:value-type="float" office:value="5432" calcext:value-type="float">
            <text:p>5432</text:p>
          </table:table-cell>
          <table:table-cell office:value-type="float" office:value="5425" calcext:value-type="float">
            <text:p>5425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office:value-type="string" calcext:value-type="string">
            <text:p>skooted.bin</text:p>
          </table:table-cell>
          <table:table-cell office:value-type="float" office:value="5357" calcext:value-type="float">
            <text:p>5357</text:p>
          </table:table-cell>
          <table:table-cell office:value-type="float" office:value="4116" calcext:value-type="float">
            <text:p>4116</text:p>
          </table:table-cell>
          <table:table-cell office:value-type="float" office:value="4110" calcext:value-type="float">
            <text:p>4110</text:p>
          </table:table-cell>
          <table:table-cell office:value-type="float" office:value="3879" calcext:value-type="float">
            <text:p>3879</text:p>
          </table:table-cell>
        </table:table-row>
        <table:table-row table:style-name="ro1">
          <table:table-cell office:value-type="string" calcext:value-type="string">
            <text:p>zx0.exe</text:p>
          </table:table-cell>
          <table:table-cell office:value-type="float" office:value="18432" calcext:value-type="float">
            <text:p>18432</text:p>
          </table:table-cell>
          <table:table-cell office:value-type="float" office:value="9296" calcext:value-type="float">
            <text:p>9296</text:p>
          </table:table-cell>
          <table:table-cell office:value-type="float" office:value="9280" calcext:value-type="float">
            <text:p>9280</text:p>
          </table:table-cell>
          <table:table-cell office:value-type="float" office:value="8437" calcext:value-type="float">
            <text:p>8437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table:formula="of:=SUM([.B2:.B11])" office:value-type="float" office:value="176535" calcext:value-type="float">
            <text:p>176535</text:p>
          </table:table-cell>
          <table:table-cell table:style-name="Default" table:formula="of:=SUM([.C2:.C11])" office:value-type="float" office:value="64848" calcext:value-type="float">
            <text:p>64848</text:p>
          </table:table-cell>
          <table:table-cell table:style-name="Default" table:formula="of:=SUM([.D2:.D11])" office:value-type="float" office:value="64680" calcext:value-type="float">
            <text:p>64680</text:p>
          </table:table-cell>
          <table:table-cell table:style-name="Default" table:formula="of:=SUM([.E2:.E11])" office:value-type="float" office:value="57539" calcext:value-type="float">
            <text:p>57539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Size</text:p>
          </table:table-cell>
          <table:table-cell table:style-name="ce24" table:formula="of:=[.B13]/[.$B$13]" office:value-type="percentage" office:value="1" calcext:value-type="percentage">
            <text:p>100,00 %</text:p>
          </table:table-cell>
          <table:table-cell table:style-name="ce24" table:formula="of:=[.C13]/[.$B$13]" office:value-type="percentage" office:value="0.367337921658595" calcext:value-type="percentage">
            <text:p>36,73 %</text:p>
          </table:table-cell>
          <table:table-cell table:style-name="ce24" table:formula="of:=[.D13]/[.$B$13]" office:value-type="percentage" office:value="0.366386269011811" calcext:value-type="percentage">
            <text:p>36,64 %</text:p>
          </table:table-cell>
          <table:table-cell table:style-name="ce24" table:formula="of:=[.E13]/[.$B$13]" office:value-type="percentage" office:value="0.325935366924406" calcext:value-type="percentage">
            <text:p>32,59 %</text:p>
          </table:table-cell>
        </table:table-row>
        <table:table-row table:style-name="ro1">
          <table:table-cell table:style-name="Default" office:value-type="string" calcext:value-type="string">
            <text:p>Compression</text:p>
          </table:table-cell>
          <table:table-cell table:style-name="ce24" table:formula="of:=1-[.B15]" office:value-type="percentage" office:value="0" calcext:value-type="percentage">
            <text:p>0,00 %</text:p>
          </table:table-cell>
          <table:table-cell table:style-name="ce24" table:formula="of:=1-[.C15]" office:value-type="percentage" office:value="0.632662078341405" calcext:value-type="percentage">
            <text:p>63,27 %</text:p>
          </table:table-cell>
          <table:table-cell table:style-name="ce24" table:formula="of:=1-[.D15]" office:value-type="percentage" office:value="0.633613730988189" calcext:value-type="percentage">
            <text:p>63,36 %</text:p>
          </table:table-cell>
          <table:table-cell table:style-name="ce24" table:formula="of:=1-[.E15]" office:value-type="percentage" office:value="0.674064633075594" calcext:value-type="percentage">
            <text:p>67,41 %</text:p>
          </table:table-cell>
        </table:table-row>
      </table:table>
      <table:table table:name="Feuille4" table:style-name="ta1">
        <office:forms form:automatic-focus="false" form:apply-design-mode="false"/>
        <table:table-column table:style-name="co14" table:default-cell-style-name="ce5"/>
        <table:table-column table:style-name="co15" table:default-cell-style-name="Default"/>
        <table:table-column table:style-name="co16" table:number-columns-repeated="3" table:default-cell-style-name="ce5"/>
        <table:table-column table:style-name="co12" table:number-columns-repeated="1019" table:default-cell-style-name="Default"/>
        <table:table-row table:style-name="ro1">
          <table:table-cell table:style-name="ce30" office:value-type="string" calcext:value-type="string">
            <text:p>#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Addr Hex</text:p>
          </table:table-cell>
          <table:table-cell table:style-name="ce30" office:value-type="string" calcext:value-type="string">
            <text:p>Addr Dec</text:p>
          </table:table-cell>
          <table:table-cell table:style-name="ce29" office:value-type="string" calcext:value-type="string">
            <text:p>Size</text:p>
          </table:table-cell>
          <table:table-cell table:style-name="ce29"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LY_AKG_EVENT</text:p>
          </table:table-cell>
          <table:table-cell office:value-type="string" calcext:value-type="string">
            <text:p>f000</text:p>
          </table:table-cell>
          <table:table-cell table:formula="of:=HEX2DEC([.C2])" office:value-type="float" office:value="61440" calcext:value-type="float">
            <text:p>61440</text:p>
          </table:table-cell>
          <table:table-cell table:formula="of:=[.D3]-[.D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LY_AKG_CURRENTSPEED</text:p>
          </table:table-cell>
          <table:table-cell office:value-type="string" calcext:value-type="string">
            <text:p>f001</text:p>
          </table:table-cell>
          <table:table-cell table:formula="of:=HEX2DEC([.C3])" office:value-type="float" office:value="61441" calcext:value-type="float">
            <text:p>61441</text:p>
          </table:table-cell>
          <table:table-cell table:formula="of:=[.D4]-[.D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Y_AKG_BASENOTEINDEX</text:p>
          </table:table-cell>
          <table:table-cell office:value-type="string" calcext:value-type="string">
            <text:p>f002</text:p>
          </table:table-cell>
          <table:table-cell table:formula="of:=HEX2DEC([.C4])" office:value-type="float" office:value="61442" calcext:value-type="float">
            <text:p>61442</text:p>
          </table:table-cell>
          <table:table-cell table:formula="of:=[.D5]-[.D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LY_AKG_PATTERNDECREASINGHEIGHT</text:p>
          </table:table-cell>
          <table:table-cell office:value-type="string" calcext:value-type="string">
            <text:p>f003</text:p>
          </table:table-cell>
          <table:table-cell table:formula="of:=HEX2DEC([.C5])" office:value-type="float" office:value="61443" calcext:value-type="float">
            <text:p>61443</text:p>
          </table:table-cell>
          <table:table-cell table:formula="of:=[.D6]-[.D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LY_AKG_TICKDECREASINGCOUNTER</text:p>
          </table:table-cell>
          <table:table-cell office:value-type="string" calcext:value-type="string">
            <text:p>f004</text:p>
          </table:table-cell>
          <table:table-cell table:formula="of:=HEX2DEC([.C6])" office:value-type="float" office:value="61444" calcext:value-type="float">
            <text:p>61444</text:p>
          </table:table-cell>
          <table:table-cell table:formula="of:=[.D7]-[.D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LY_AKG_SPEEDTRACK_WAITCOUNTER</text:p>
          </table:table-cell>
          <table:table-cell office:value-type="string" calcext:value-type="string">
            <text:p>f005</text:p>
          </table:table-cell>
          <table:table-cell table:formula="of:=HEX2DEC([.C7])" office:value-type="float" office:value="61445" calcext:value-type="float">
            <text:p>61445</text:p>
          </table:table-cell>
          <table:table-cell table:formula="of:=[.D8]-[.D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LY_AKG_EVENTTRACK_WAITCOUNTER</text:p>
          </table:table-cell>
          <table:table-cell office:value-type="string" calcext:value-type="string">
            <text:p>f006</text:p>
          </table:table-cell>
          <table:table-cell table:formula="of:=HEX2DEC([.C8])" office:value-type="float" office:value="61446" calcext:value-type="float">
            <text:p>61446</text:p>
          </table:table-cell>
          <table:table-cell table:formula="of:=[.D9]-[.D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LY_AKG_PSGREG13_OLDVALUE</text:p>
          </table:table-cell>
          <table:table-cell office:value-type="string" calcext:value-type="string">
            <text:p>f007</text:p>
          </table:table-cell>
          <table:table-cell table:formula="of:=HEX2DEC([.C9])" office:value-type="float" office:value="61447" calcext:value-type="float">
            <text:p>61447</text:p>
          </table:table-cell>
          <table:table-cell table:formula="of:=[.D10]-[.D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LY_AKG_PSGREG13_INSTR</text:p>
          </table:table-cell>
          <table:table-cell office:value-type="string" calcext:value-type="string">
            <text:p>f008</text:p>
          </table:table-cell>
          <table:table-cell table:formula="of:=HEX2DEC([.C10])" office:value-type="float" office:value="61448" calcext:value-type="float">
            <text:p>61448</text:p>
          </table:table-cell>
          <table:table-cell table:formula="of:=[.D11]-[.D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LY_AKG_RETRIG</text:p>
          </table:table-cell>
          <table:table-cell office:value-type="string" calcext:value-type="string">
            <text:p>f009</text:p>
          </table:table-cell>
          <table:table-cell table:formula="of:=HEX2DEC([.C11])" office:value-type="float" office:value="61449" calcext:value-type="float">
            <text:p>61449</text:p>
          </table:table-cell>
          <table:table-cell table:formula="of:=[.D12]-[.D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LY_AKG_CHANNEL_RE_READNEXTEFFECTINBLOCK</text:p>
          </table:table-cell>
          <table:table-cell office:value-type="string" calcext:value-type="string">
            <text:p>f00a</text:p>
          </table:table-cell>
          <table:table-cell table:formula="of:=HEX2DEC([.C12])" office:value-type="float" office:value="61450" calcext:value-type="float">
            <text:p>61450</text:p>
          </table:table-cell>
          <table:table-cell table:formula="of:=[.D13]-[.D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LY_AKG_READLINKER_PTLINKER</text:p>
          </table:table-cell>
          <table:table-cell office:value-type="string" calcext:value-type="string">
            <text:p>f00b</text:p>
          </table:table-cell>
          <table:table-cell table:formula="of:=HEX2DEC([.C13])" office:value-type="float" office:value="61451" calcext:value-type="float">
            <text:p>61451</text:p>
          </table:table-cell>
          <table:table-cell table:formula="of:=[.D14]-[.D1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LY_AKG_SPEEDTRACK_PTTRACK</text:p>
          </table:table-cell>
          <table:table-cell office:value-type="string" calcext:value-type="string">
            <text:p>f00d</text:p>
          </table:table-cell>
          <table:table-cell table:formula="of:=HEX2DEC([.C14])" office:value-type="float" office:value="61453" calcext:value-type="float">
            <text:p>61453</text:p>
          </table:table-cell>
          <table:table-cell table:formula="of:=[.D15]-[.D1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LY_AKG_EVENTTRACK_PTTRACK</text:p>
          </table:table-cell>
          <table:table-cell office:value-type="string" calcext:value-type="string">
            <text:p>f00f</text:p>
          </table:table-cell>
          <table:table-cell table:formula="of:=HEX2DEC([.C15])" office:value-type="float" office:value="61455" calcext:value-type="float">
            <text:p>61455</text:p>
          </table:table-cell>
          <table:table-cell table:formula="of:=[.D16]-[.D1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Y_AKG_ARPEGGIOSTABLE</text:p>
          </table:table-cell>
          <table:table-cell office:value-type="string" calcext:value-type="string">
            <text:p>f011</text:p>
          </table:table-cell>
          <table:table-cell table:formula="of:=HEX2DEC([.C16])" office:value-type="float" office:value="61457" calcext:value-type="float">
            <text:p>61457</text:p>
          </table:table-cell>
          <table:table-cell table:formula="of:=[.D17]-[.D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LY_AKG_PITCHESTABLE</text:p>
          </table:table-cell>
          <table:table-cell office:value-type="string" calcext:value-type="string">
            <text:p>f013</text:p>
          </table:table-cell>
          <table:table-cell table:formula="of:=HEX2DEC([.C17])" office:value-type="float" office:value="61459" calcext:value-type="float">
            <text:p>61459</text:p>
          </table:table-cell>
          <table:table-cell table:formula="of:=[.D18]-[.D1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LY_AKG_INSTRUMENTSTABLE</text:p>
          </table:table-cell>
          <table:table-cell office:value-type="string" calcext:value-type="string">
            <text:p>f015</text:p>
          </table:table-cell>
          <table:table-cell table:formula="of:=HEX2DEC([.C18])" office:value-type="float" office:value="61461" calcext:value-type="float">
            <text:p>61461</text:p>
          </table:table-cell>
          <table:table-cell table:formula="of:=[.D19]-[.D1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LY_AKG_CHANNEL_READEFFECTS_EFFECTBLOCKS1</text:p>
          </table:table-cell>
          <table:table-cell office:value-type="string" calcext:value-type="string">
            <text:p>f017</text:p>
          </table:table-cell>
          <table:table-cell table:formula="of:=HEX2DEC([.C19])" office:value-type="float" office:value="61463" calcext:value-type="float">
            <text:p>61463</text:p>
          </table:table-cell>
          <table:table-cell table:formula="of:=[.D20]-[.D1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LY_AKG_EMPTYINSTRUMENTDATAPT</text:p>
          </table:table-cell>
          <table:table-cell office:value-type="string" calcext:value-type="string">
            <text:p>f019</text:p>
          </table:table-cell>
          <table:table-cell table:formula="of:=HEX2DEC([.C20])" office:value-type="float" office:value="61465" calcext:value-type="float">
            <text:p>61465</text:p>
          </table:table-cell>
          <table:table-cell table:formula="of:=[.D21]-[.D20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LY_AKG_SAVESP</text:p>
          </table:table-cell>
          <table:table-cell office:value-type="string" calcext:value-type="string">
            <text:p>f01b</text:p>
          </table:table-cell>
          <table:table-cell table:formula="of:=HEX2DEC([.C21])" office:value-type="float" office:value="61467" calcext:value-type="float">
            <text:p>61467</text:p>
          </table:table-cell>
          <table:table-cell table:formula="of:=[.D22]-[.D2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LY_AKG_PSGREG01_INSTR</text:p>
          </table:table-cell>
          <table:table-cell office:value-type="string" calcext:value-type="string">
            <text:p>f01d</text:p>
          </table:table-cell>
          <table:table-cell table:formula="of:=HEX2DEC([.C22])" office:value-type="float" office:value="61469" calcext:value-type="float">
            <text:p>61469</text:p>
          </table:table-cell>
          <table:table-cell table:formula="of:=[.D23]-[.D2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LY_AKG_PSGREG23_INSTR</text:p>
          </table:table-cell>
          <table:table-cell office:value-type="string" calcext:value-type="string">
            <text:p>f01f</text:p>
          </table:table-cell>
          <table:table-cell table:formula="of:=HEX2DEC([.C23])" office:value-type="float" office:value="61471" calcext:value-type="float">
            <text:p>61471</text:p>
          </table:table-cell>
          <table:table-cell table:formula="of:=[.D24]-[.D2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LY_AKG_PSGREG45_INSTR</text:p>
          </table:table-cell>
          <table:table-cell office:value-type="string" calcext:value-type="string">
            <text:p>f021</text:p>
          </table:table-cell>
          <table:table-cell table:formula="of:=HEX2DEC([.C24])" office:value-type="float" office:value="61473" calcext:value-type="float">
            <text:p>61473</text:p>
          </table:table-cell>
          <table:table-cell table:formula="of:=[.D25]-[.D2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LY_AKG_PSGREG6_8_INSTR</text:p>
          </table:table-cell>
          <table:table-cell office:value-type="string" calcext:value-type="string">
            <text:p>f023</text:p>
          </table:table-cell>
          <table:table-cell table:formula="of:=HEX2DEC([.C25])" office:value-type="float" office:value="61475" calcext:value-type="float">
            <text:p>61475</text:p>
          </table:table-cell>
          <table:table-cell table:formula="of:=[.D26]-[.D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LY_AKG_PSGREG8</text:p>
          </table:table-cell>
          <table:table-cell office:value-type="string" calcext:value-type="string">
            <text:p>f024</text:p>
          </table:table-cell>
          <table:table-cell table:formula="of:=HEX2DEC([.C26])" office:value-type="float" office:value="61476" calcext:value-type="float">
            <text:p>61476</text:p>
          </table:table-cell>
          <table:table-cell table:formula="of:=[.D27]-[.D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LY_AKG_PSGREG9_10_INSTR</text:p>
          </table:table-cell>
          <table:table-cell office:value-type="string" calcext:value-type="string">
            <text:p>f025</text:p>
          </table:table-cell>
          <table:table-cell table:formula="of:=HEX2DEC([.C27])" office:value-type="float" office:value="61477" calcext:value-type="float">
            <text:p>61477</text:p>
          </table:table-cell>
          <table:table-cell table:formula="of:=[.D28]-[.D2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LY_AKG_PSGREG10</text:p>
          </table:table-cell>
          <table:table-cell office:value-type="string" calcext:value-type="string">
            <text:p>f026</text:p>
          </table:table-cell>
          <table:table-cell table:formula="of:=HEX2DEC([.C28])" office:value-type="float" office:value="61478" calcext:value-type="float">
            <text:p>61478</text:p>
          </table:table-cell>
          <table:table-cell table:formula="of:=[.D29]-[.D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LY_AKG_PSGHARDWAREPERIOD_INSTR</text:p>
          </table:table-cell>
          <table:table-cell office:value-type="string" calcext:value-type="string">
            <text:p>f027</text:p>
          </table:table-cell>
          <table:table-cell table:formula="of:=HEX2DEC([.C29])" office:value-type="float" office:value="61479" calcext:value-type="float">
            <text:p>61479</text:p>
          </table:table-cell>
          <table:table-cell table:formula="of:=[.D30]-[.D2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LY_AKG_CHANNEL_READEFFECTS_ENDJUMPINSTRANDADDRESS</text:p>
          </table:table-cell>
          <table:table-cell office:value-type="string" calcext:value-type="string">
            <text:p>f029</text:p>
          </table:table-cell>
          <table:table-cell table:formula="of:=HEX2DEC([.C30])" office:value-type="float" office:value="61481" calcext:value-type="float">
            <text:p>61481</text:p>
          </table:table-cell>
          <table:table-cell table:formula="of:=[.D31]-[.D30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LY_AKG_EFFECT_GLIDEWITHNOTESAVEDE</text:p>
          </table:table-cell>
          <table:table-cell office:value-type="string" calcext:value-type="string">
            <text:p>f02c</text:p>
          </table:table-cell>
          <table:table-cell table:formula="of:=HEX2DEC([.C31])" office:value-type="float" office:value="61484" calcext:value-type="float">
            <text:p>61484</text:p>
          </table:table-cell>
          <table:table-cell table:formula="of:=[.D32]-[.D3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LY_AKG_TEMPPLAYINSTRUMENTJUMPINSTRANDADDRESS</text:p>
          </table:table-cell>
          <table:table-cell office:value-type="string" calcext:value-type="string">
            <text:p>f02e</text:p>
          </table:table-cell>
          <table:table-cell table:formula="of:=HEX2DEC([.C32])" office:value-type="float" office:value="61486" calcext:value-type="float">
            <text:p>61486</text:p>
          </table:table-cell>
          <table:table-cell table:formula="of:=[.D33]-[.D32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LY_AKG_CHANNEL1_SOUNDSTREAM_RELATIVEMODIFIERADDRESS</text:p>
          </table:table-cell>
          <table:table-cell office:value-type="string" calcext:value-type="string">
            <text:p>f031</text:p>
          </table:table-cell>
          <table:table-cell table:formula="of:=HEX2DEC([.C33])" office:value-type="float" office:value="61489" calcext:value-type="float">
            <text:p>61489</text:p>
          </table:table-cell>
          <table:table-cell table:formula="of:=[.D34]-[.D3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LY_AKG_CHANNEL1_WAITCOUNTER</text:p>
          </table:table-cell>
          <table:table-cell office:value-type="string" calcext:value-type="string">
            <text:p>f032</text:p>
          </table:table-cell>
          <table:table-cell table:formula="of:=HEX2DEC([.C34])" office:value-type="float" office:value="61490" calcext:value-type="float">
            <text:p>61490</text:p>
          </table:table-cell>
          <table:table-cell table:formula="of:=[.D35]-[.D3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LY_AKG_CHANNEL1_ISVOLUMESLIDE</text:p>
          </table:table-cell>
          <table:table-cell office:value-type="string" calcext:value-type="string">
            <text:p>f033</text:p>
          </table:table-cell>
          <table:table-cell table:formula="of:=HEX2DEC([.C35])" office:value-type="float" office:value="61491" calcext:value-type="float">
            <text:p>61491</text:p>
          </table:table-cell>
          <table:table-cell table:formula="of:=[.D36]-[.D3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LY_AKG_CHANNEL1_ISARPEGGIOTABLE</text:p>
          </table:table-cell>
          <table:table-cell office:value-type="string" calcext:value-type="string">
            <text:p>f034</text:p>
          </table:table-cell>
          <table:table-cell table:formula="of:=HEX2DEC([.C36])" office:value-type="float" office:value="61492" calcext:value-type="float">
            <text:p>61492</text:p>
          </table:table-cell>
          <table:table-cell table:formula="of:=[.D37]-[.D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LY_AKG_CHANNEL1_ISPITCHTABLE</text:p>
          </table:table-cell>
          <table:table-cell office:value-type="string" calcext:value-type="string">
            <text:p>f035</text:p>
          </table:table-cell>
          <table:table-cell table:formula="of:=HEX2DEC([.C37])" office:value-type="float" office:value="61493" calcext:value-type="float">
            <text:p>61493</text:p>
          </table:table-cell>
          <table:table-cell table:formula="of:=[.D38]-[.D3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LY_AKG_CHANNEL1_ISPITCH</text:p>
          </table:table-cell>
          <table:table-cell office:value-type="string" calcext:value-type="string">
            <text:p>f036</text:p>
          </table:table-cell>
          <table:table-cell table:formula="of:=HEX2DEC([.C38])" office:value-type="float" office:value="61494" calcext:value-type="float">
            <text:p>61494</text:p>
          </table:table-cell>
          <table:table-cell table:formula="of:=[.D39]-[.D3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LY_AKG_CHANNEL1_INSTRUMENTORIGINALSPEED</text:p>
          </table:table-cell>
          <table:table-cell office:value-type="string" calcext:value-type="string">
            <text:p>f037</text:p>
          </table:table-cell>
          <table:table-cell table:formula="of:=HEX2DEC([.C39])" office:value-type="float" office:value="61495" calcext:value-type="float">
            <text:p>61495</text:p>
          </table:table-cell>
          <table:table-cell table:formula="of:=[.D40]-[.D3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LY_AKG_CHANNEL1_INSTRUMENTSPEED</text:p>
          </table:table-cell>
          <table:table-cell office:value-type="string" calcext:value-type="string">
            <text:p>f038</text:p>
          </table:table-cell>
          <table:table-cell table:formula="of:=HEX2DEC([.C40])" office:value-type="float" office:value="61496" calcext:value-type="float">
            <text:p>61496</text:p>
          </table:table-cell>
          <table:table-cell table:formula="of:=[.D41]-[.D4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Y_AKG_CHANNEL1_INSTRUMENTSTEP</text:p>
          </table:table-cell>
          <table:table-cell office:value-type="string" calcext:value-type="string">
            <text:p>f039</text:p>
          </table:table-cell>
          <table:table-cell table:formula="of:=HEX2DEC([.C41])" office:value-type="float" office:value="61497" calcext:value-type="float">
            <text:p>61497</text:p>
          </table:table-cell>
          <table:table-cell table:formula="of:=[.D42]-[.D4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Y_AKG_CHANNEL1_ARPEGGIOTABLECURRENTSTEP</text:p>
          </table:table-cell>
          <table:table-cell office:value-type="string" calcext:value-type="string">
            <text:p>f03a</text:p>
          </table:table-cell>
          <table:table-cell table:formula="of:=HEX2DEC([.C42])" office:value-type="float" office:value="61498" calcext:value-type="float">
            <text:p>61498</text:p>
          </table:table-cell>
          <table:table-cell table:formula="of:=[.D43]-[.D4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Y_AKG_CHANNEL1_GENERATEDCURRENTARPNOTE</text:p>
          </table:table-cell>
          <table:table-cell office:value-type="string" calcext:value-type="string">
            <text:p>f03b</text:p>
          </table:table-cell>
          <table:table-cell table:formula="of:=HEX2DEC([.C43])" office:value-type="float" office:value="61499" calcext:value-type="float">
            <text:p>61499</text:p>
          </table:table-cell>
          <table:table-cell table:formula="of:=[.D44]-[.D4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Y_AKG_CHANNEL1_ARPEGGIOBASESPEED</text:p>
          </table:table-cell>
          <table:table-cell office:value-type="string" calcext:value-type="string">
            <text:p>f03c</text:p>
          </table:table-cell>
          <table:table-cell table:formula="of:=HEX2DEC([.C44])" office:value-type="float" office:value="61500" calcext:value-type="float">
            <text:p>61500</text:p>
          </table:table-cell>
          <table:table-cell table:formula="of:=[.D45]-[.D4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Y_AKG_CHANNEL1_ARPEGGIOTABLESPEED</text:p>
          </table:table-cell>
          <table:table-cell office:value-type="string" calcext:value-type="string">
            <text:p>f03d</text:p>
          </table:table-cell>
          <table:table-cell table:formula="of:=HEX2DEC([.C45])" office:value-type="float" office:value="61501" calcext:value-type="float">
            <text:p>61501</text:p>
          </table:table-cell>
          <table:table-cell table:formula="of:=[.D46]-[.D4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LY_AKG_CHANNEL1_PITCHTABLECURRENTSTEP</text:p>
          </table:table-cell>
          <table:table-cell office:value-type="string" calcext:value-type="string">
            <text:p>f03e</text:p>
          </table:table-cell>
          <table:table-cell table:formula="of:=HEX2DEC([.C46])" office:value-type="float" office:value="61502" calcext:value-type="float">
            <text:p>61502</text:p>
          </table:table-cell>
          <table:table-cell table:formula="of:=[.D47]-[.D4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LY_AKG_CHANNEL1_PITCHBASESPEED</text:p>
          </table:table-cell>
          <table:table-cell office:value-type="string" calcext:value-type="string">
            <text:p>f03f</text:p>
          </table:table-cell>
          <table:table-cell table:formula="of:=HEX2DEC([.C47])" office:value-type="float" office:value="61503" calcext:value-type="float">
            <text:p>61503</text:p>
          </table:table-cell>
          <table:table-cell table:formula="of:=[.D48]-[.D4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LY_AKG_CHANNEL1_PITCHTABLESPEED</text:p>
          </table:table-cell>
          <table:table-cell office:value-type="string" calcext:value-type="string">
            <text:p>f040</text:p>
          </table:table-cell>
          <table:table-cell table:formula="of:=HEX2DEC([.C48])" office:value-type="float" office:value="61504" calcext:value-type="float">
            <text:p>61504</text:p>
          </table:table-cell>
          <table:table-cell table:formula="of:=[.D49]-[.D4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LY_AKG_CHANNEL1_PITCHTRACKDECIMALCOUNTER</text:p>
          </table:table-cell>
          <table:table-cell office:value-type="string" calcext:value-type="string">
            <text:p>f042</text:p>
          </table:table-cell>
          <table:table-cell table:formula="of:=HEX2DEC([.C49])" office:value-type="float" office:value="61506" calcext:value-type="float">
            <text:p>61506</text:p>
          </table:table-cell>
          <table:table-cell table:formula="of:=[.D50]-[.D4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LY_AKG_CHANNEL1_TRACKNOTE</text:p>
          </table:table-cell>
          <table:table-cell office:value-type="string" calcext:value-type="string">
            <text:p>f043</text:p>
          </table:table-cell>
          <table:table-cell table:formula="of:=HEX2DEC([.C50])" office:value-type="float" office:value="61507" calcext:value-type="float">
            <text:p>61507</text:p>
          </table:table-cell>
          <table:table-cell table:formula="of:=[.D51]-[.D5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Y_AKG_CHANNEL1_GLIDEDIRECTION</text:p>
          </table:table-cell>
          <table:table-cell office:value-type="string" calcext:value-type="string">
            <text:p>f044</text:p>
          </table:table-cell>
          <table:table-cell table:formula="of:=HEX2DEC([.C51])" office:value-type="float" office:value="61508" calcext:value-type="float">
            <text:p>61508</text:p>
          </table:table-cell>
          <table:table-cell table:formula="of:=[.D52]-[.D5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Y_AKG_CHANNEL1_GENERATEDCURRENTINVERTEDVOLUME</text:p>
          </table:table-cell>
          <table:table-cell office:value-type="string" calcext:value-type="string">
            <text:p>f045</text:p>
          </table:table-cell>
          <table:table-cell table:formula="of:=HEX2DEC([.C52])" office:value-type="float" office:value="61509" calcext:value-type="float">
            <text:p>61509</text:p>
          </table:table-cell>
          <table:table-cell table:formula="of:=[.D53]-[.D5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LY_AKG_CHANNEL1_PTTRACK</text:p>
          </table:table-cell>
          <table:table-cell office:value-type="string" calcext:value-type="string">
            <text:p>f046</text:p>
          </table:table-cell>
          <table:table-cell table:formula="of:=HEX2DEC([.C53])" office:value-type="float" office:value="61510" calcext:value-type="float">
            <text:p>61510</text:p>
          </table:table-cell>
          <table:table-cell table:formula="of:=[.D54]-[.D5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Y_AKG_CHANNEL1_ARPEGGIOTABLE</text:p>
          </table:table-cell>
          <table:table-cell office:value-type="string" calcext:value-type="string">
            <text:p>f048</text:p>
          </table:table-cell>
          <table:table-cell table:formula="of:=HEX2DEC([.C54])" office:value-type="float" office:value="61512" calcext:value-type="float">
            <text:p>61512</text:p>
          </table:table-cell>
          <table:table-cell table:formula="of:=[.D55]-[.D5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Y_AKG_CHANNEL1_ARPEGGIOTABLEBASE</text:p>
          </table:table-cell>
          <table:table-cell office:value-type="string" calcext:value-type="string">
            <text:p>f04a</text:p>
          </table:table-cell>
          <table:table-cell table:formula="of:=HEX2DEC([.C55])" office:value-type="float" office:value="61514" calcext:value-type="float">
            <text:p>61514</text:p>
          </table:table-cell>
          <table:table-cell table:formula="of:=[.D56]-[.D5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LY_AKG_CHANNEL1_PITCHTRACK</text:p>
          </table:table-cell>
          <table:table-cell office:value-type="string" calcext:value-type="string">
            <text:p>f04c</text:p>
          </table:table-cell>
          <table:table-cell table:formula="of:=HEX2DEC([.C56])" office:value-type="float" office:value="61516" calcext:value-type="float">
            <text:p>61516</text:p>
          </table:table-cell>
          <table:table-cell table:formula="of:=[.D57]-[.D5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LY_AKG_CHANNEL1_PITCHTABLE</text:p>
          </table:table-cell>
          <table:table-cell office:value-type="string" calcext:value-type="string">
            <text:p>f04e</text:p>
          </table:table-cell>
          <table:table-cell table:formula="of:=HEX2DEC([.C57])" office:value-type="float" office:value="61518" calcext:value-type="float">
            <text:p>61518</text:p>
          </table:table-cell>
          <table:table-cell table:formula="of:=[.D58]-[.D5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LY_AKG_CHANNEL1_PITCHTABLEBASE</text:p>
          </table:table-cell>
          <table:table-cell office:value-type="string" calcext:value-type="string">
            <text:p>f050</text:p>
          </table:table-cell>
          <table:table-cell table:formula="of:=HEX2DEC([.C58])" office:value-type="float" office:value="61520" calcext:value-type="float">
            <text:p>61520</text:p>
          </table:table-cell>
          <table:table-cell table:formula="of:=[.D59]-[.D58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LY_AKG_CHANNEL1_INVERTEDVOLUMEINTEGERANDDECIMAL</text:p>
          </table:table-cell>
          <table:table-cell office:value-type="string" calcext:value-type="string">
            <text:p>f056</text:p>
          </table:table-cell>
          <table:table-cell table:formula="of:=HEX2DEC([.C59])" office:value-type="float" office:value="61526" calcext:value-type="float">
            <text:p>61526</text:p>
          </table:table-cell>
          <table:table-cell table:formula="of:=[.D60]-[.D5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LY_AKG_CHANNEL1_INVERTEDVOLUMEINTEGER</text:p>
          </table:table-cell>
          <table:table-cell office:value-type="string" calcext:value-type="string">
            <text:p>f057</text:p>
          </table:table-cell>
          <table:table-cell table:formula="of:=HEX2DEC([.C60])" office:value-type="float" office:value="61527" calcext:value-type="float">
            <text:p>61527</text:p>
          </table:table-cell>
          <table:table-cell table:formula="of:=[.D61]-[.D6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LY_AKG_CHANNEL1_PITCH</text:p>
          </table:table-cell>
          <table:table-cell office:value-type="string" calcext:value-type="string">
            <text:p>f058</text:p>
          </table:table-cell>
          <table:table-cell table:formula="of:=HEX2DEC([.C61])" office:value-type="float" office:value="61528" calcext:value-type="float">
            <text:p>61528</text:p>
          </table:table-cell>
          <table:table-cell table:formula="of:=[.D62]-[.D6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LY_AKG_CHANNEL1_PTINSTRUMENT</text:p>
          </table:table-cell>
          <table:table-cell office:value-type="string" calcext:value-type="string">
            <text:p>f05a</text:p>
          </table:table-cell>
          <table:table-cell table:formula="of:=HEX2DEC([.C62])" office:value-type="float" office:value="61530" calcext:value-type="float">
            <text:p>61530</text:p>
          </table:table-cell>
          <table:table-cell table:formula="of:=[.D63]-[.D6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LY_AKG_CHANNEL1_PTBASEINSTRUMENT</text:p>
          </table:table-cell>
          <table:table-cell office:value-type="string" calcext:value-type="string">
            <text:p>f05c</text:p>
          </table:table-cell>
          <table:table-cell table:formula="of:=HEX2DEC([.C63])" office:value-type="float" office:value="61532" calcext:value-type="float">
            <text:p>61532</text:p>
          </table:table-cell>
          <table:table-cell table:formula="of:=[.D64]-[.D6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LY_AKG_CHANNEL1_VOLUMESLIDEVALUE</text:p>
          </table:table-cell>
          <table:table-cell office:value-type="string" calcext:value-type="string">
            <text:p>f05e</text:p>
          </table:table-cell>
          <table:table-cell table:formula="of:=HEX2DEC([.C64])" office:value-type="float" office:value="61534" calcext:value-type="float">
            <text:p>61534</text:p>
          </table:table-cell>
          <table:table-cell table:formula="of:=[.D65]-[.D6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Y_AKG_CHANNEL1_GLIDETOREACH</text:p>
          </table:table-cell>
          <table:table-cell office:value-type="string" calcext:value-type="string">
            <text:p>f060</text:p>
          </table:table-cell>
          <table:table-cell table:formula="of:=HEX2DEC([.C65])" office:value-type="float" office:value="61536" calcext:value-type="float">
            <text:p>61536</text:p>
          </table:table-cell>
          <table:table-cell table:formula="of:=[.D66]-[.D6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Y_AKG_CHANNEL1_GLIDE_SAVEHL</text:p>
          </table:table-cell>
          <table:table-cell office:value-type="string" calcext:value-type="string">
            <text:p>f062</text:p>
          </table:table-cell>
          <table:table-cell table:formula="of:=HEX2DEC([.C66])" office:value-type="float" office:value="61538" calcext:value-type="float">
            <text:p>61538</text:p>
          </table:table-cell>
          <table:table-cell table:formula="of:=[.D67]-[.D6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LY_AKG_CHANNEL1_PITCHTRACKDECIMALINSTR</text:p>
          </table:table-cell>
          <table:table-cell office:value-type="string" calcext:value-type="string">
            <text:p>f064</text:p>
          </table:table-cell>
          <table:table-cell table:formula="of:=HEX2DEC([.C67])" office:value-type="float" office:value="61540" calcext:value-type="float">
            <text:p>61540</text:p>
          </table:table-cell>
          <table:table-cell table:formula="of:=[.D68]-[.D6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LY_AKG_CHANNEL1_PITCHTRACKDECIMALVALUE</text:p>
          </table:table-cell>
          <table:table-cell office:value-type="string" calcext:value-type="string">
            <text:p>f065</text:p>
          </table:table-cell>
          <table:table-cell table:formula="of:=HEX2DEC([.C68])" office:value-type="float" office:value="61541" calcext:value-type="float">
            <text:p>61541</text:p>
          </table:table-cell>
          <table:table-cell table:formula="of:=[.D69]-[.D6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LY_AKG_CHANNEL1_PITCHTRACKDECIMALINSTRANDVALUERETURNJP</text:p>
          </table:table-cell>
          <table:table-cell office:value-type="string" calcext:value-type="string">
            <text:p>f066</text:p>
          </table:table-cell>
          <table:table-cell table:formula="of:=HEX2DEC([.C69])" office:value-type="float" office:value="61542" calcext:value-type="float">
            <text:p>61542</text:p>
          </table:table-cell>
          <table:table-cell table:formula="of:=[.D70]-[.D69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Y_AKG_CHANNEL1_GENERATEDCURRENTPITCH</text:p>
          </table:table-cell>
          <table:table-cell office:value-type="string" calcext:value-type="string">
            <text:p>f069</text:p>
          </table:table-cell>
          <table:table-cell table:formula="of:=HEX2DEC([.C70])" office:value-type="float" office:value="61545" calcext:value-type="float">
            <text:p>61545</text:p>
          </table:table-cell>
          <table:table-cell table:formula="of:=[.D71]-[.D70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LY_AKG_CHANNEL1_PITCHTRACKADDORSBC_16BITS</text:p>
          </table:table-cell>
          <table:table-cell office:value-type="string" calcext:value-type="string">
            <text:p>f06b</text:p>
          </table:table-cell>
          <table:table-cell table:formula="of:=HEX2DEC([.C71])" office:value-type="float" office:value="61547" calcext:value-type="float">
            <text:p>61547</text:p>
          </table:table-cell>
          <table:table-cell table:formula="of:=[.D72]-[.D7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LY_AKG_CHANNEL1_PITCHTRACKAFTERADDORSBCJUMPINSTRANDADDRESS</text:p>
          </table:table-cell>
          <table:table-cell office:value-type="string" calcext:value-type="string">
            <text:p>f06d</text:p>
          </table:table-cell>
          <table:table-cell table:formula="of:=HEX2DEC([.C72])" office:value-type="float" office:value="61549" calcext:value-type="float">
            <text:p>61549</text:p>
          </table:table-cell>
          <table:table-cell table:formula="of:=[.D73]-[.D72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LY_AKG_CHANNEL1_PITCHTRACKINTEGERADDORSUB</text:p>
          </table:table-cell>
          <table:table-cell office:value-type="string" calcext:value-type="string">
            <text:p>f070</text:p>
          </table:table-cell>
          <table:table-cell table:formula="of:=HEX2DEC([.C73])" office:value-type="float" office:value="61552" calcext:value-type="float">
            <text:p>61552</text:p>
          </table:table-cell>
          <table:table-cell table:formula="of:=[.D74]-[.D7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LY_AKG_CHANNEL1_PITCHTRACKINTEGERAFTERADDORSUBJUMPINSTRANDADDRESS</text:p>
          </table:table-cell>
          <table:table-cell office:value-type="string" calcext:value-type="string">
            <text:p>f071</text:p>
          </table:table-cell>
          <table:table-cell table:formula="of:=HEX2DEC([.C74])" office:value-type="float" office:value="61553" calcext:value-type="float">
            <text:p>61553</text:p>
          </table:table-cell>
          <table:table-cell table:formula="of:=[.D75]-[.D74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LY_AKG_CHANNEL2_PLAYINSTRUMENT_RELATIVEMODIFIERADDRESS</text:p>
          </table:table-cell>
          <table:table-cell office:value-type="string" calcext:value-type="string">
            <text:p>f074</text:p>
          </table:table-cell>
          <table:table-cell table:formula="of:=HEX2DEC([.C75])" office:value-type="float" office:value="61556" calcext:value-type="float">
            <text:p>61556</text:p>
          </table:table-cell>
          <table:table-cell table:formula="of:=[.D76]-[.D7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LY_AKG_CHANNEL2_WAITCOUNTER</text:p>
          </table:table-cell>
          <table:table-cell office:value-type="string" calcext:value-type="string">
            <text:p>f075</text:p>
          </table:table-cell>
          <table:table-cell table:formula="of:=HEX2DEC([.C76])" office:value-type="float" office:value="61557" calcext:value-type="float">
            <text:p>61557</text:p>
          </table:table-cell>
          <table:table-cell table:formula="of:=[.D77]-[.D7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LY_AKG_CHANNEL2_ISVOLUMESLIDE</text:p>
          </table:table-cell>
          <table:table-cell office:value-type="string" calcext:value-type="string">
            <text:p>f076</text:p>
          </table:table-cell>
          <table:table-cell table:formula="of:=HEX2DEC([.C77])" office:value-type="float" office:value="61558" calcext:value-type="float">
            <text:p>61558</text:p>
          </table:table-cell>
          <table:table-cell table:formula="of:=[.D78]-[.D7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LY_AKG_CHANNEL2_ISARPEGGIOTABLE</text:p>
          </table:table-cell>
          <table:table-cell office:value-type="string" calcext:value-type="string">
            <text:p>f077</text:p>
          </table:table-cell>
          <table:table-cell table:formula="of:=HEX2DEC([.C78])" office:value-type="float" office:value="61559" calcext:value-type="float">
            <text:p>61559</text:p>
          </table:table-cell>
          <table:table-cell table:formula="of:=[.D79]-[.D7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LY_AKG_CHANNEL2_ISPITCHTABLE</text:p>
          </table:table-cell>
          <table:table-cell office:value-type="string" calcext:value-type="string">
            <text:p>f078</text:p>
          </table:table-cell>
          <table:table-cell table:formula="of:=HEX2DEC([.C79])" office:value-type="float" office:value="61560" calcext:value-type="float">
            <text:p>61560</text:p>
          </table:table-cell>
          <table:table-cell table:formula="of:=[.D80]-[.D7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LY_AKG_CHANNEL2_ISPITCH</text:p>
          </table:table-cell>
          <table:table-cell office:value-type="string" calcext:value-type="string">
            <text:p>f079</text:p>
          </table:table-cell>
          <table:table-cell table:formula="of:=HEX2DEC([.C80])" office:value-type="float" office:value="61561" calcext:value-type="float">
            <text:p>61561</text:p>
          </table:table-cell>
          <table:table-cell table:formula="of:=[.D81]-[.D8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LY_AKG_CHANNEL2_INSTRUMENTORIGINALSPEED</text:p>
          </table:table-cell>
          <table:table-cell office:value-type="string" calcext:value-type="string">
            <text:p>f07a</text:p>
          </table:table-cell>
          <table:table-cell table:formula="of:=HEX2DEC([.C81])" office:value-type="float" office:value="61562" calcext:value-type="float">
            <text:p>61562</text:p>
          </table:table-cell>
          <table:table-cell table:formula="of:=[.D82]-[.D8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LY_AKG_CHANNEL2_INSTRUMENTSPEED</text:p>
          </table:table-cell>
          <table:table-cell office:value-type="string" calcext:value-type="string">
            <text:p>f07b</text:p>
          </table:table-cell>
          <table:table-cell table:formula="of:=HEX2DEC([.C82])" office:value-type="float" office:value="61563" calcext:value-type="float">
            <text:p>61563</text:p>
          </table:table-cell>
          <table:table-cell table:formula="of:=[.D83]-[.D8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LY_AKG_CHANNEL2_INSTRUMENTSTEP</text:p>
          </table:table-cell>
          <table:table-cell office:value-type="string" calcext:value-type="string">
            <text:p>f07c</text:p>
          </table:table-cell>
          <table:table-cell table:formula="of:=HEX2DEC([.C83])" office:value-type="float" office:value="61564" calcext:value-type="float">
            <text:p>61564</text:p>
          </table:table-cell>
          <table:table-cell table:formula="of:=[.D84]-[.D8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LY_AKG_CHANNEL2_ARPEGGIOTABLECURRENTSTEP</text:p>
          </table:table-cell>
          <table:table-cell office:value-type="string" calcext:value-type="string">
            <text:p>f07d</text:p>
          </table:table-cell>
          <table:table-cell table:formula="of:=HEX2DEC([.C84])" office:value-type="float" office:value="61565" calcext:value-type="float">
            <text:p>61565</text:p>
          </table:table-cell>
          <table:table-cell table:formula="of:=[.D85]-[.D8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LY_AKG_CHANNEL2_GENERATEDCURRENTARPNOTE</text:p>
          </table:table-cell>
          <table:table-cell office:value-type="string" calcext:value-type="string">
            <text:p>f07e</text:p>
          </table:table-cell>
          <table:table-cell table:formula="of:=HEX2DEC([.C85])" office:value-type="float" office:value="61566" calcext:value-type="float">
            <text:p>61566</text:p>
          </table:table-cell>
          <table:table-cell table:formula="of:=[.D86]-[.D8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LY_AKG_CHANNEL2_ARPEGGIOBASESPEED</text:p>
          </table:table-cell>
          <table:table-cell office:value-type="string" calcext:value-type="string">
            <text:p>f07f</text:p>
          </table:table-cell>
          <table:table-cell table:formula="of:=HEX2DEC([.C86])" office:value-type="float" office:value="61567" calcext:value-type="float">
            <text:p>61567</text:p>
          </table:table-cell>
          <table:table-cell table:formula="of:=[.D87]-[.D8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LY_AKG_CHANNEL2_ARPEGGIOTABLESPEED</text:p>
          </table:table-cell>
          <table:table-cell office:value-type="string" calcext:value-type="string">
            <text:p>f080</text:p>
          </table:table-cell>
          <table:table-cell table:formula="of:=HEX2DEC([.C87])" office:value-type="float" office:value="61568" calcext:value-type="float">
            <text:p>61568</text:p>
          </table:table-cell>
          <table:table-cell table:formula="of:=[.D88]-[.D8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LY_AKG_CHANNEL2_PITCHTABLECURRENTSTEP</text:p>
          </table:table-cell>
          <table:table-cell office:value-type="string" calcext:value-type="string">
            <text:p>f081</text:p>
          </table:table-cell>
          <table:table-cell table:formula="of:=HEX2DEC([.C88])" office:value-type="float" office:value="61569" calcext:value-type="float">
            <text:p>61569</text:p>
          </table:table-cell>
          <table:table-cell table:formula="of:=[.D89]-[.D8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LY_AKG_CHANNEL2_PITCHBASESPEED</text:p>
          </table:table-cell>
          <table:table-cell office:value-type="string" calcext:value-type="string">
            <text:p>f082</text:p>
          </table:table-cell>
          <table:table-cell table:formula="of:=HEX2DEC([.C89])" office:value-type="float" office:value="61570" calcext:value-type="float">
            <text:p>61570</text:p>
          </table:table-cell>
          <table:table-cell table:formula="of:=[.D90]-[.D8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LY_AKG_CHANNEL2_PITCHTABLESPEED</text:p>
          </table:table-cell>
          <table:table-cell office:value-type="string" calcext:value-type="string">
            <text:p>f083</text:p>
          </table:table-cell>
          <table:table-cell table:formula="of:=HEX2DEC([.C90])" office:value-type="float" office:value="61571" calcext:value-type="float">
            <text:p>61571</text:p>
          </table:table-cell>
          <table:table-cell table:formula="of:=[.D91]-[.D90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LY_AKG_CHANNEL2_PITCHTRACKDECIMALCOUNTER</text:p>
          </table:table-cell>
          <table:table-cell office:value-type="string" calcext:value-type="string">
            <text:p>f085</text:p>
          </table:table-cell>
          <table:table-cell table:formula="of:=HEX2DEC([.C91])" office:value-type="float" office:value="61573" calcext:value-type="float">
            <text:p>61573</text:p>
          </table:table-cell>
          <table:table-cell table:formula="of:=[.D92]-[.D9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LY_AKG_CHANNEL2_TRACKNOTE</text:p>
          </table:table-cell>
          <table:table-cell office:value-type="string" calcext:value-type="string">
            <text:p>f086</text:p>
          </table:table-cell>
          <table:table-cell table:formula="of:=HEX2DEC([.C92])" office:value-type="float" office:value="61574" calcext:value-type="float">
            <text:p>61574</text:p>
          </table:table-cell>
          <table:table-cell table:formula="of:=[.D93]-[.D9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LY_AKG_CHANNEL2_GLIDEDIRECTION</text:p>
          </table:table-cell>
          <table:table-cell office:value-type="string" calcext:value-type="string">
            <text:p>f087</text:p>
          </table:table-cell>
          <table:table-cell table:formula="of:=HEX2DEC([.C93])" office:value-type="float" office:value="61575" calcext:value-type="float">
            <text:p>61575</text:p>
          </table:table-cell>
          <table:table-cell table:formula="of:=[.D94]-[.D9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LY_AKG_CHANNEL2_GENERATEDCURRENTINVERTEDVOLUME</text:p>
          </table:table-cell>
          <table:table-cell office:value-type="string" calcext:value-type="string">
            <text:p>f088</text:p>
          </table:table-cell>
          <table:table-cell table:formula="of:=HEX2DEC([.C94])" office:value-type="float" office:value="61576" calcext:value-type="float">
            <text:p>61576</text:p>
          </table:table-cell>
          <table:table-cell table:formula="of:=[.D95]-[.D9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LY_AKG_CHANNEL2_PTTRACK</text:p>
          </table:table-cell>
          <table:table-cell office:value-type="string" calcext:value-type="string">
            <text:p>f089</text:p>
          </table:table-cell>
          <table:table-cell table:formula="of:=HEX2DEC([.C95])" office:value-type="float" office:value="61577" calcext:value-type="float">
            <text:p>61577</text:p>
          </table:table-cell>
          <table:table-cell table:formula="of:=[.D96]-[.D9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LY_AKG_CHANNEL2_ARPEGGIOTABLE</text:p>
          </table:table-cell>
          <table:table-cell office:value-type="string" calcext:value-type="string">
            <text:p>f08b</text:p>
          </table:table-cell>
          <table:table-cell table:formula="of:=HEX2DEC([.C96])" office:value-type="float" office:value="61579" calcext:value-type="float">
            <text:p>61579</text:p>
          </table:table-cell>
          <table:table-cell table:formula="of:=[.D97]-[.D9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LY_AKG_CHANNEL2_ARPEGGIOTABLEBASE</text:p>
          </table:table-cell>
          <table:table-cell office:value-type="string" calcext:value-type="string">
            <text:p>f08d</text:p>
          </table:table-cell>
          <table:table-cell table:formula="of:=HEX2DEC([.C97])" office:value-type="float" office:value="61581" calcext:value-type="float">
            <text:p>61581</text:p>
          </table:table-cell>
          <table:table-cell table:formula="of:=[.D98]-[.D9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Y_AKG_CHANNEL2_PITCHTRACK</text:p>
          </table:table-cell>
          <table:table-cell office:value-type="string" calcext:value-type="string">
            <text:p>f08f</text:p>
          </table:table-cell>
          <table:table-cell table:formula="of:=HEX2DEC([.C98])" office:value-type="float" office:value="61583" calcext:value-type="float">
            <text:p>61583</text:p>
          </table:table-cell>
          <table:table-cell table:formula="of:=[.D99]-[.D9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LY_AKG_CHANNEL2_PITCHTABLE</text:p>
          </table:table-cell>
          <table:table-cell office:value-type="string" calcext:value-type="string">
            <text:p>f091</text:p>
          </table:table-cell>
          <table:table-cell table:formula="of:=HEX2DEC([.C99])" office:value-type="float" office:value="61585" calcext:value-type="float">
            <text:p>61585</text:p>
          </table:table-cell>
          <table:table-cell table:formula="of:=[.D100]-[.D9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LY_AKG_CHANNEL2_PITCHTABLEBASE</text:p>
          </table:table-cell>
          <table:table-cell office:value-type="string" calcext:value-type="string">
            <text:p>f093</text:p>
          </table:table-cell>
          <table:table-cell table:formula="of:=HEX2DEC([.C100])" office:value-type="float" office:value="61587" calcext:value-type="float">
            <text:p>61587</text:p>
          </table:table-cell>
          <table:table-cell table:formula="of:=[.D101]-[.D100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LY_AKG_CHANNEL2_INVERTEDVOLUMEINTEGERANDDECIMAL</text:p>
          </table:table-cell>
          <table:table-cell office:value-type="string" calcext:value-type="string">
            <text:p>f099</text:p>
          </table:table-cell>
          <table:table-cell table:formula="of:=HEX2DEC([.C101])" office:value-type="float" office:value="61593" calcext:value-type="float">
            <text:p>61593</text:p>
          </table:table-cell>
          <table:table-cell table:formula="of:=[.D102]-[.D10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LY_AKG_CHANNEL2_INVERTEDVOLUMEINTEGER</text:p>
          </table:table-cell>
          <table:table-cell office:value-type="string" calcext:value-type="string">
            <text:p>f09a</text:p>
          </table:table-cell>
          <table:table-cell table:formula="of:=HEX2DEC([.C102])" office:value-type="float" office:value="61594" calcext:value-type="float">
            <text:p>61594</text:p>
          </table:table-cell>
          <table:table-cell table:formula="of:=[.D103]-[.D10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LY_AKG_CHANNEL2_PITCH</text:p>
          </table:table-cell>
          <table:table-cell office:value-type="string" calcext:value-type="string">
            <text:p>f09b</text:p>
          </table:table-cell>
          <table:table-cell table:formula="of:=HEX2DEC([.C103])" office:value-type="float" office:value="61595" calcext:value-type="float">
            <text:p>61595</text:p>
          </table:table-cell>
          <table:table-cell table:formula="of:=[.D104]-[.D10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LY_AKG_CHANNEL2_PTINSTRUMENT</text:p>
          </table:table-cell>
          <table:table-cell office:value-type="string" calcext:value-type="string">
            <text:p>f09d</text:p>
          </table:table-cell>
          <table:table-cell table:formula="of:=HEX2DEC([.C104])" office:value-type="float" office:value="61597" calcext:value-type="float">
            <text:p>61597</text:p>
          </table:table-cell>
          <table:table-cell table:formula="of:=[.D105]-[.D10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LY_AKG_CHANNEL2_PTBASEINSTRUMENT</text:p>
          </table:table-cell>
          <table:table-cell office:value-type="string" calcext:value-type="string">
            <text:p>f09f</text:p>
          </table:table-cell>
          <table:table-cell table:formula="of:=HEX2DEC([.C105])" office:value-type="float" office:value="61599" calcext:value-type="float">
            <text:p>61599</text:p>
          </table:table-cell>
          <table:table-cell table:formula="of:=[.D106]-[.D10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LY_AKG_CHANNEL2_VOLUMESLIDEVALUE</text:p>
          </table:table-cell>
          <table:table-cell office:value-type="string" calcext:value-type="string">
            <text:p>f0a1</text:p>
          </table:table-cell>
          <table:table-cell table:formula="of:=HEX2DEC([.C106])" office:value-type="float" office:value="61601" calcext:value-type="float">
            <text:p>61601</text:p>
          </table:table-cell>
          <table:table-cell table:formula="of:=[.D107]-[.D10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LY_AKG_CHANNEL2_GLIDETOREACH</text:p>
          </table:table-cell>
          <table:table-cell office:value-type="string" calcext:value-type="string">
            <text:p>f0a3</text:p>
          </table:table-cell>
          <table:table-cell table:formula="of:=HEX2DEC([.C107])" office:value-type="float" office:value="61603" calcext:value-type="float">
            <text:p>61603</text:p>
          </table:table-cell>
          <table:table-cell table:formula="of:=[.D108]-[.D10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LY_AKG_CHANNEL2_GLIDE_SAVEHL</text:p>
          </table:table-cell>
          <table:table-cell office:value-type="string" calcext:value-type="string">
            <text:p>f0a5</text:p>
          </table:table-cell>
          <table:table-cell table:formula="of:=HEX2DEC([.C108])" office:value-type="float" office:value="61605" calcext:value-type="float">
            <text:p>61605</text:p>
          </table:table-cell>
          <table:table-cell table:formula="of:=[.D109]-[.D10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LY_AKG_CHANNEL2_PITCHTRACKDECIMALINSTR</text:p>
          </table:table-cell>
          <table:table-cell office:value-type="string" calcext:value-type="string">
            <text:p>f0a7</text:p>
          </table:table-cell>
          <table:table-cell table:formula="of:=HEX2DEC([.C109])" office:value-type="float" office:value="61607" calcext:value-type="float">
            <text:p>61607</text:p>
          </table:table-cell>
          <table:table-cell table:formula="of:=[.D110]-[.D10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LY_AKG_CHANNEL2_PITCHTRACKDECIMALVALUE</text:p>
          </table:table-cell>
          <table:table-cell office:value-type="string" calcext:value-type="string">
            <text:p>f0a8</text:p>
          </table:table-cell>
          <table:table-cell table:formula="of:=HEX2DEC([.C110])" office:value-type="float" office:value="61608" calcext:value-type="float">
            <text:p>61608</text:p>
          </table:table-cell>
          <table:table-cell table:formula="of:=[.D111]-[.D1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LY_AKG_CHANNEL2_PITCHTRACKDECIMALINSTRANDVALUERETURNJP</text:p>
          </table:table-cell>
          <table:table-cell office:value-type="string" calcext:value-type="string">
            <text:p>f0a9</text:p>
          </table:table-cell>
          <table:table-cell table:formula="of:=HEX2DEC([.C111])" office:value-type="float" office:value="61609" calcext:value-type="float">
            <text:p>61609</text:p>
          </table:table-cell>
          <table:table-cell table:formula="of:=[.D112]-[.D111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LY_AKG_CHANNEL2_GENERATEDCURRENTPITCH</text:p>
          </table:table-cell>
          <table:table-cell office:value-type="string" calcext:value-type="string">
            <text:p>f0ac</text:p>
          </table:table-cell>
          <table:table-cell table:formula="of:=HEX2DEC([.C112])" office:value-type="float" office:value="61612" calcext:value-type="float">
            <text:p>61612</text:p>
          </table:table-cell>
          <table:table-cell table:formula="of:=[.D113]-[.D1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LY_AKG_CHANNEL2_PITCHTRACKADDORSBC_16BITS</text:p>
          </table:table-cell>
          <table:table-cell office:value-type="string" calcext:value-type="string">
            <text:p>f0ae</text:p>
          </table:table-cell>
          <table:table-cell table:formula="of:=HEX2DEC([.C113])" office:value-type="float" office:value="61614" calcext:value-type="float">
            <text:p>61614</text:p>
          </table:table-cell>
          <table:table-cell table:formula="of:=[.D114]-[.D11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LY_AKG_CHANNEL2_PITCHTRACKAFTERADDORSBCJUMPINSTRANDADDRESS</text:p>
          </table:table-cell>
          <table:table-cell office:value-type="string" calcext:value-type="string">
            <text:p>f0b0</text:p>
          </table:table-cell>
          <table:table-cell table:formula="of:=HEX2DEC([.C114])" office:value-type="float" office:value="61616" calcext:value-type="float">
            <text:p>61616</text:p>
          </table:table-cell>
          <table:table-cell table:formula="of:=[.D115]-[.D114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LY_AKG_CHANNEL2_PITCHTRACKINTEGERADDORSUB</text:p>
          </table:table-cell>
          <table:table-cell office:value-type="string" calcext:value-type="string">
            <text:p>f0b3</text:p>
          </table:table-cell>
          <table:table-cell table:formula="of:=HEX2DEC([.C115])" office:value-type="float" office:value="61619" calcext:value-type="float">
            <text:p>61619</text:p>
          </table:table-cell>
          <table:table-cell table:formula="of:=[.D116]-[.D1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LY_AKG_CHANNEL2_PITCHTRACKINTEGERAFTERADDORSUBJUMPINSTRANDADDRESS</text:p>
          </table:table-cell>
          <table:table-cell office:value-type="string" calcext:value-type="string">
            <text:p>f0b4</text:p>
          </table:table-cell>
          <table:table-cell table:formula="of:=HEX2DEC([.C116])" office:value-type="float" office:value="61620" calcext:value-type="float">
            <text:p>61620</text:p>
          </table:table-cell>
          <table:table-cell table:formula="of:=[.D117]-[.D116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LY_AKG_CHANNEL3_SOUNDSTREAM_RELATIVEMODIFIERADDRESS</text:p>
          </table:table-cell>
          <table:table-cell office:value-type="string" calcext:value-type="string">
            <text:p>f0b7</text:p>
          </table:table-cell>
          <table:table-cell table:formula="of:=HEX2DEC([.C117])" office:value-type="float" office:value="61623" calcext:value-type="float">
            <text:p>61623</text:p>
          </table:table-cell>
          <table:table-cell table:formula="of:=[.D118]-[.D1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LY_AKG_CHANNEL3_WAITCOUNTER</text:p>
          </table:table-cell>
          <table:table-cell office:value-type="string" calcext:value-type="string">
            <text:p>f0b8</text:p>
          </table:table-cell>
          <table:table-cell table:formula="of:=HEX2DEC([.C118])" office:value-type="float" office:value="61624" calcext:value-type="float">
            <text:p>61624</text:p>
          </table:table-cell>
          <table:table-cell table:formula="of:=[.D119]-[.D1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LY_AKG_CHANNEL3_ISVOLUMESLIDE</text:p>
          </table:table-cell>
          <table:table-cell office:value-type="string" calcext:value-type="string">
            <text:p>f0b9</text:p>
          </table:table-cell>
          <table:table-cell table:formula="of:=HEX2DEC([.C119])" office:value-type="float" office:value="61625" calcext:value-type="float">
            <text:p>61625</text:p>
          </table:table-cell>
          <table:table-cell table:formula="of:=[.D120]-[.D1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LY_AKG_CHANNEL3_ISARPEGGIOTABLE</text:p>
          </table:table-cell>
          <table:table-cell office:value-type="string" calcext:value-type="string">
            <text:p>f0ba</text:p>
          </table:table-cell>
          <table:table-cell table:formula="of:=HEX2DEC([.C120])" office:value-type="float" office:value="61626" calcext:value-type="float">
            <text:p>61626</text:p>
          </table:table-cell>
          <table:table-cell table:formula="of:=[.D121]-[.D1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LY_AKG_CHANNEL3_ISPITCHTABLE</text:p>
          </table:table-cell>
          <table:table-cell office:value-type="string" calcext:value-type="string">
            <text:p>f0bb</text:p>
          </table:table-cell>
          <table:table-cell table:formula="of:=HEX2DEC([.C121])" office:value-type="float" office:value="61627" calcext:value-type="float">
            <text:p>61627</text:p>
          </table:table-cell>
          <table:table-cell table:formula="of:=[.D122]-[.D1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LY_AKG_CHANNEL3_ISPITCH</text:p>
          </table:table-cell>
          <table:table-cell office:value-type="string" calcext:value-type="string">
            <text:p>f0bc</text:p>
          </table:table-cell>
          <table:table-cell table:formula="of:=HEX2DEC([.C122])" office:value-type="float" office:value="61628" calcext:value-type="float">
            <text:p>61628</text:p>
          </table:table-cell>
          <table:table-cell table:formula="of:=[.D123]-[.D1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LY_AKG_CHANNEL3_INSTRUMENTORIGINALSPEED</text:p>
          </table:table-cell>
          <table:table-cell office:value-type="string" calcext:value-type="string">
            <text:p>f0bd</text:p>
          </table:table-cell>
          <table:table-cell table:formula="of:=HEX2DEC([.C123])" office:value-type="float" office:value="61629" calcext:value-type="float">
            <text:p>61629</text:p>
          </table:table-cell>
          <table:table-cell table:formula="of:=[.D124]-[.D1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LY_AKG_CHANNEL3_INSTRUMENTSPEED</text:p>
          </table:table-cell>
          <table:table-cell office:value-type="string" calcext:value-type="string">
            <text:p>f0be</text:p>
          </table:table-cell>
          <table:table-cell table:formula="of:=HEX2DEC([.C124])" office:value-type="float" office:value="61630" calcext:value-type="float">
            <text:p>61630</text:p>
          </table:table-cell>
          <table:table-cell table:formula="of:=[.D125]-[.D1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LY_AKG_CHANNEL3_INSTRUMENTSTEP</text:p>
          </table:table-cell>
          <table:table-cell office:value-type="string" calcext:value-type="string">
            <text:p>f0bf</text:p>
          </table:table-cell>
          <table:table-cell table:formula="of:=HEX2DEC([.C125])" office:value-type="float" office:value="61631" calcext:value-type="float">
            <text:p>61631</text:p>
          </table:table-cell>
          <table:table-cell table:formula="of:=[.D126]-[.D1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LY_AKG_CHANNEL3_ARPEGGIOTABLECURRENTSTEP</text:p>
          </table:table-cell>
          <table:table-cell office:value-type="string" calcext:value-type="string">
            <text:p>f0c0</text:p>
          </table:table-cell>
          <table:table-cell table:formula="of:=HEX2DEC([.C126])" office:value-type="float" office:value="61632" calcext:value-type="float">
            <text:p>61632</text:p>
          </table:table-cell>
          <table:table-cell table:formula="of:=[.D127]-[.D1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LY_AKG_CHANNEL3_GENERATEDCURRENTARPNOTE</text:p>
          </table:table-cell>
          <table:table-cell office:value-type="string" calcext:value-type="string">
            <text:p>f0c1</text:p>
          </table:table-cell>
          <table:table-cell table:formula="of:=HEX2DEC([.C127])" office:value-type="float" office:value="61633" calcext:value-type="float">
            <text:p>61633</text:p>
          </table:table-cell>
          <table:table-cell table:formula="of:=[.D128]-[.D12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LY_AKG_CHANNEL3_ARPEGGIOBASESPEED</text:p>
          </table:table-cell>
          <table:table-cell office:value-type="string" calcext:value-type="string">
            <text:p>f0c2</text:p>
          </table:table-cell>
          <table:table-cell table:formula="of:=HEX2DEC([.C128])" office:value-type="float" office:value="61634" calcext:value-type="float">
            <text:p>61634</text:p>
          </table:table-cell>
          <table:table-cell table:formula="of:=[.D129]-[.D1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LY_AKG_CHANNEL3_ARPEGGIOTABLESPEED</text:p>
          </table:table-cell>
          <table:table-cell office:value-type="string" calcext:value-type="string">
            <text:p>f0c3</text:p>
          </table:table-cell>
          <table:table-cell table:formula="of:=HEX2DEC([.C129])" office:value-type="float" office:value="61635" calcext:value-type="float">
            <text:p>61635</text:p>
          </table:table-cell>
          <table:table-cell table:formula="of:=[.D130]-[.D1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LY_AKG_CHANNEL3_PITCHTABLECURRENTSTEP</text:p>
          </table:table-cell>
          <table:table-cell office:value-type="string" calcext:value-type="string">
            <text:p>f0c4</text:p>
          </table:table-cell>
          <table:table-cell table:formula="of:=HEX2DEC([.C130])" office:value-type="float" office:value="61636" calcext:value-type="float">
            <text:p>61636</text:p>
          </table:table-cell>
          <table:table-cell table:formula="of:=[.D131]-[.D1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LY_AKG_CHANNEL3_PITCHBASESPEED</text:p>
          </table:table-cell>
          <table:table-cell office:value-type="string" calcext:value-type="string">
            <text:p>f0c5</text:p>
          </table:table-cell>
          <table:table-cell table:formula="of:=HEX2DEC([.C131])" office:value-type="float" office:value="61637" calcext:value-type="float">
            <text:p>61637</text:p>
          </table:table-cell>
          <table:table-cell table:formula="of:=[.D132]-[.D13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LY_AKG_CHANNEL3_PITCHTABLESPEED</text:p>
          </table:table-cell>
          <table:table-cell office:value-type="string" calcext:value-type="string">
            <text:p>f0c6</text:p>
          </table:table-cell>
          <table:table-cell table:formula="of:=HEX2DEC([.C132])" office:value-type="float" office:value="61638" calcext:value-type="float">
            <text:p>61638</text:p>
          </table:table-cell>
          <table:table-cell table:formula="of:=[.D133]-[.D13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LY_AKG_CHANNEL3_PITCHTRACKDECIMALCOUNTER</text:p>
          </table:table-cell>
          <table:table-cell office:value-type="string" calcext:value-type="string">
            <text:p>f0c8</text:p>
          </table:table-cell>
          <table:table-cell table:formula="of:=HEX2DEC([.C133])" office:value-type="float" office:value="61640" calcext:value-type="float">
            <text:p>61640</text:p>
          </table:table-cell>
          <table:table-cell table:formula="of:=[.D134]-[.D13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LY_AKG_CHANNEL3_TRACKNOTE</text:p>
          </table:table-cell>
          <table:table-cell office:value-type="string" calcext:value-type="string">
            <text:p>f0c9</text:p>
          </table:table-cell>
          <table:table-cell table:formula="of:=HEX2DEC([.C134])" office:value-type="float" office:value="61641" calcext:value-type="float">
            <text:p>61641</text:p>
          </table:table-cell>
          <table:table-cell table:formula="of:=[.D135]-[.D13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LY_AKG_CHANNEL3_GLIDEDIRECTION</text:p>
          </table:table-cell>
          <table:table-cell office:value-type="string" calcext:value-type="string">
            <text:p>f0ca</text:p>
          </table:table-cell>
          <table:table-cell table:formula="of:=HEX2DEC([.C135])" office:value-type="float" office:value="61642" calcext:value-type="float">
            <text:p>61642</text:p>
          </table:table-cell>
          <table:table-cell table:formula="of:=[.D136]-[.D13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LY_AKG_CHANNEL3_GENERATEDCURRENTINVERTEDVOLUME</text:p>
          </table:table-cell>
          <table:table-cell office:value-type="string" calcext:value-type="string">
            <text:p>f0cb</text:p>
          </table:table-cell>
          <table:table-cell table:formula="of:=HEX2DEC([.C136])" office:value-type="float" office:value="61643" calcext:value-type="float">
            <text:p>61643</text:p>
          </table:table-cell>
          <table:table-cell table:formula="of:=[.D137]-[.D1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LY_AKG_CHANNEL3_PTTRACK</text:p>
          </table:table-cell>
          <table:table-cell office:value-type="string" calcext:value-type="string">
            <text:p>f0cc</text:p>
          </table:table-cell>
          <table:table-cell table:formula="of:=HEX2DEC([.C137])" office:value-type="float" office:value="61644" calcext:value-type="float">
            <text:p>61644</text:p>
          </table:table-cell>
          <table:table-cell table:formula="of:=[.D138]-[.D13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LY_AKG_CHANNEL3_ARPEGGIOTABLE</text:p>
          </table:table-cell>
          <table:table-cell office:value-type="string" calcext:value-type="string">
            <text:p>f0ce</text:p>
          </table:table-cell>
          <table:table-cell table:formula="of:=HEX2DEC([.C138])" office:value-type="float" office:value="61646" calcext:value-type="float">
            <text:p>61646</text:p>
          </table:table-cell>
          <table:table-cell table:formula="of:=[.D139]-[.D13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LY_AKG_CHANNEL3_ARPEGGIOTABLEBASE</text:p>
          </table:table-cell>
          <table:table-cell office:value-type="string" calcext:value-type="string">
            <text:p>f0d0</text:p>
          </table:table-cell>
          <table:table-cell table:formula="of:=HEX2DEC([.C139])" office:value-type="float" office:value="61648" calcext:value-type="float">
            <text:p>61648</text:p>
          </table:table-cell>
          <table:table-cell table:formula="of:=[.D140]-[.D13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LY_AKG_CHANNEL3_PITCHTRACK</text:p>
          </table:table-cell>
          <table:table-cell office:value-type="string" calcext:value-type="string">
            <text:p>f0d2</text:p>
          </table:table-cell>
          <table:table-cell table:formula="of:=HEX2DEC([.C140])" office:value-type="float" office:value="61650" calcext:value-type="float">
            <text:p>61650</text:p>
          </table:table-cell>
          <table:table-cell table:formula="of:=[.D141]-[.D140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LY_AKG_CHANNEL3_PITCHTABLE</text:p>
          </table:table-cell>
          <table:table-cell office:value-type="string" calcext:value-type="string">
            <text:p>f0d4</text:p>
          </table:table-cell>
          <table:table-cell table:formula="of:=HEX2DEC([.C141])" office:value-type="float" office:value="61652" calcext:value-type="float">
            <text:p>61652</text:p>
          </table:table-cell>
          <table:table-cell table:formula="of:=[.D142]-[.D14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LY_AKG_CHANNEL3_PITCHTABLEBASE</text:p>
          </table:table-cell>
          <table:table-cell office:value-type="string" calcext:value-type="string">
            <text:p>f0d6</text:p>
          </table:table-cell>
          <table:table-cell table:formula="of:=HEX2DEC([.C142])" office:value-type="float" office:value="61654" calcext:value-type="float">
            <text:p>61654</text:p>
          </table:table-cell>
          <table:table-cell table:formula="of:=[.D143]-[.D142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LY_AKG_CHANNEL3_INVERTEDVOLUMEINTEGERANDDECIMAL</text:p>
          </table:table-cell>
          <table:table-cell office:value-type="string" calcext:value-type="string">
            <text:p>f0dc</text:p>
          </table:table-cell>
          <table:table-cell table:formula="of:=HEX2DEC([.C143])" office:value-type="float" office:value="61660" calcext:value-type="float">
            <text:p>61660</text:p>
          </table:table-cell>
          <table:table-cell table:formula="of:=[.D144]-[.D14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LY_AKG_CHANNEL3_INVERTEDVOLUMEINTEGER</text:p>
          </table:table-cell>
          <table:table-cell office:value-type="string" calcext:value-type="string">
            <text:p>f0dd</text:p>
          </table:table-cell>
          <table:table-cell table:formula="of:=HEX2DEC([.C144])" office:value-type="float" office:value="61661" calcext:value-type="float">
            <text:p>61661</text:p>
          </table:table-cell>
          <table:table-cell table:formula="of:=[.D145]-[.D14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LY_AKG_CHANNEL3_PITCH</text:p>
          </table:table-cell>
          <table:table-cell office:value-type="string" calcext:value-type="string">
            <text:p>f0de</text:p>
          </table:table-cell>
          <table:table-cell table:formula="of:=HEX2DEC([.C145])" office:value-type="float" office:value="61662" calcext:value-type="float">
            <text:p>61662</text:p>
          </table:table-cell>
          <table:table-cell table:formula="of:=[.D146]-[.D14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LY_AKG_CHANNEL3_PTINSTRUMENT</text:p>
          </table:table-cell>
          <table:table-cell office:value-type="string" calcext:value-type="string">
            <text:p>f0e0</text:p>
          </table:table-cell>
          <table:table-cell table:formula="of:=HEX2DEC([.C146])" office:value-type="float" office:value="61664" calcext:value-type="float">
            <text:p>61664</text:p>
          </table:table-cell>
          <table:table-cell table:formula="of:=[.D147]-[.D14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LY_AKG_CHANNEL3_PTBASEINSTRUMENT</text:p>
          </table:table-cell>
          <table:table-cell office:value-type="string" calcext:value-type="string">
            <text:p>f0e2</text:p>
          </table:table-cell>
          <table:table-cell table:formula="of:=HEX2DEC([.C147])" office:value-type="float" office:value="61666" calcext:value-type="float">
            <text:p>61666</text:p>
          </table:table-cell>
          <table:table-cell table:formula="of:=[.D148]-[.D14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LY_AKG_CHANNEL3_VOLUMESLIDEVALUE</text:p>
          </table:table-cell>
          <table:table-cell office:value-type="string" calcext:value-type="string">
            <text:p>f0e4</text:p>
          </table:table-cell>
          <table:table-cell table:formula="of:=HEX2DEC([.C148])" office:value-type="float" office:value="61668" calcext:value-type="float">
            <text:p>61668</text:p>
          </table:table-cell>
          <table:table-cell table:formula="of:=[.D149]-[.D14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LY_AKG_CHANNEL3_GLIDETOREACH</text:p>
          </table:table-cell>
          <table:table-cell office:value-type="string" calcext:value-type="string">
            <text:p>f0e6</text:p>
          </table:table-cell>
          <table:table-cell table:formula="of:=HEX2DEC([.C149])" office:value-type="float" office:value="61670" calcext:value-type="float">
            <text:p>61670</text:p>
          </table:table-cell>
          <table:table-cell table:formula="of:=[.D150]-[.D14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LY_AKG_CHANNEL3_GLIDE_SAVEHL</text:p>
          </table:table-cell>
          <table:table-cell office:value-type="string" calcext:value-type="string">
            <text:p>f0e8</text:p>
          </table:table-cell>
          <table:table-cell table:formula="of:=HEX2DEC([.C150])" office:value-type="float" office:value="61672" calcext:value-type="float">
            <text:p>61672</text:p>
          </table:table-cell>
          <table:table-cell table:formula="of:=[.D151]-[.D150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LY_AKG_CHANNEL3_PITCHTRACKDECIMALINSTR</text:p>
          </table:table-cell>
          <table:table-cell office:value-type="string" calcext:value-type="string">
            <text:p>f0ea</text:p>
          </table:table-cell>
          <table:table-cell table:formula="of:=HEX2DEC([.C151])" office:value-type="float" office:value="61674" calcext:value-type="float">
            <text:p>61674</text:p>
          </table:table-cell>
          <table:table-cell table:formula="of:=[.D152]-[.D15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Y_AKG_CHANNEL3_PITCHTRACKDECIMALVALUE</text:p>
          </table:table-cell>
          <table:table-cell office:value-type="string" calcext:value-type="string">
            <text:p>f0eb</text:p>
          </table:table-cell>
          <table:table-cell table:formula="of:=HEX2DEC([.C152])" office:value-type="float" office:value="61675" calcext:value-type="float">
            <text:p>61675</text:p>
          </table:table-cell>
          <table:table-cell table:formula="of:=[.D153]-[.D15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LY_AKG_CHANNEL3_PITCHTRACKDECIMALINSTRANDVALUERETURNJP</text:p>
          </table:table-cell>
          <table:table-cell office:value-type="string" calcext:value-type="string">
            <text:p>f0ec</text:p>
          </table:table-cell>
          <table:table-cell table:formula="of:=HEX2DEC([.C153])" office:value-type="float" office:value="61676" calcext:value-type="float">
            <text:p>61676</text:p>
          </table:table-cell>
          <table:table-cell table:formula="of:=[.D154]-[.D153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Y_AKG_CHANNEL3_GENERATEDCURRENTPITCH</text:p>
          </table:table-cell>
          <table:table-cell office:value-type="string" calcext:value-type="string">
            <text:p>f0ef</text:p>
          </table:table-cell>
          <table:table-cell table:formula="of:=HEX2DEC([.C154])" office:value-type="float" office:value="61679" calcext:value-type="float">
            <text:p>61679</text:p>
          </table:table-cell>
          <table:table-cell table:formula="of:=[.D155]-[.D15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LY_AKG_CHANNEL3_PITCHTRACKADDORSBC_16BITS</text:p>
          </table:table-cell>
          <table:table-cell office:value-type="string" calcext:value-type="string">
            <text:p>f0f1</text:p>
          </table:table-cell>
          <table:table-cell table:formula="of:=HEX2DEC([.C155])" office:value-type="float" office:value="61681" calcext:value-type="float">
            <text:p>61681</text:p>
          </table:table-cell>
          <table:table-cell table:formula="of:=[.D156]-[.D15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LY_AKG_CHANNEL3_PITCHTRACKAFTERADDORSBCJUMPINSTRANDADDRESS</text:p>
          </table:table-cell>
          <table:table-cell office:value-type="string" calcext:value-type="string">
            <text:p>f0f3</text:p>
          </table:table-cell>
          <table:table-cell table:formula="of:=HEX2DEC([.C156])" office:value-type="float" office:value="61683" calcext:value-type="float">
            <text:p>61683</text:p>
          </table:table-cell>
          <table:table-cell table:formula="of:=[.D157]-[.D156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LY_AKG_CHANNEL3_PITCHTRACKINTEGERADDORSUB</text:p>
          </table:table-cell>
          <table:table-cell office:value-type="string" calcext:value-type="string">
            <text:p>f0f6</text:p>
          </table:table-cell>
          <table:table-cell table:formula="of:=HEX2DEC([.C157])" office:value-type="float" office:value="61686" calcext:value-type="float">
            <text:p>61686</text:p>
          </table:table-cell>
          <table:table-cell table:formula="of:=[.D158]-[.D15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LY_AKG_CHANNEL3_PITCHTRACKINTEGERAFTERADDORSUBJUMPINSTRANDADDRESS</text:p>
          </table:table-cell>
          <table:table-cell office:value-type="string" calcext:value-type="string">
            <text:p>f0f7</text:p>
          </table:table-cell>
          <table:table-cell table:formula="of:=HEX2DEC([.C158])" office:value-type="float" office:value="61687" calcext:value-type="float">
            <text:p>61687</text:p>
          </table:table-cell>
          <table:table-cell table:formula="of:=[.D159]-[.D158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LY_AKG_PTSOUNDEFFECTTABLE</text:p>
          </table:table-cell>
          <table:table-cell office:value-type="string" calcext:value-type="string">
            <text:p>f0fa</text:p>
          </table:table-cell>
          <table:table-cell table:formula="of:=HEX2DEC([.C159])" office:value-type="float" office:value="61690" calcext:value-type="float">
            <text:p>61690</text:p>
          </table:table-cell>
          <table:table-cell table:formula="of:=[.D160]-[.D15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LY_AKG_CHANNEL1_SOUNDEFFECTDATA</text:p>
          </table:table-cell>
          <table:table-cell office:value-type="string" calcext:value-type="string">
            <text:p>f0fc</text:p>
          </table:table-cell>
          <table:table-cell table:formula="of:=HEX2DEC([.C160])" office:value-type="float" office:value="61692" calcext:value-type="float">
            <text:p>61692</text:p>
          </table:table-cell>
          <table:table-cell table:formula="of:=[.D161]-[.D160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LY_AKG_CHANNEL2_SOUNDEFFECTDATA</text:p>
          </table:table-cell>
          <table:table-cell office:value-type="string" calcext:value-type="string">
            <text:p>f104</text:p>
          </table:table-cell>
          <table:table-cell table:formula="of:=HEX2DEC([.C161])" office:value-type="float" office:value="61700" calcext:value-type="float">
            <text:p>61700</text:p>
          </table:table-cell>
          <table:table-cell table:formula="of:=[.D162]-[.D161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LY_AKG_CHANNEL3_SOUNDEFFECTDATA</text:p>
          </table:table-cell>
          <table:table-cell office:value-type="string" calcext:value-type="string">
            <text:p>f10c</text:p>
          </table:table-cell>
          <table:table-cell table:formula="of:=HEX2DEC([.C162])" office:value-type="float" office:value="61708" calcext:value-type="float">
            <text:p>61708</text:p>
          </table:table-cell>
          <table:table-cell table:number-columns-repeated="1020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lapse" table:style-name="ta1">
        <office:forms form:automatic-focus="false" form:apply-design-mode="false"/>
        <table:table-column table:style-name="co17" table:default-cell-style-name="ce5"/>
        <table:table-column table:style-name="co12" table:number-columns-repeated="4" table:default-cell-style-name="ce5"/>
        <table:table-row table:style-name="ro1">
          <table:table-cell table:style-name="ce32" office:value-type="string" calcext:value-type="string">
            <text:p>#</text:p>
          </table:table-cell>
          <table:table-cell table:style-name="ce32" office:value-type="string" calcext:value-type="string">
            <text:p>X0</text:p>
          </table:table-cell>
          <table:table-cell table:style-name="ce32" office:value-type="string" calcext:value-type="string">
            <text:p>Y0</text:p>
          </table:table-cell>
          <table:table-cell table:style-name="ce32" office:value-type="string" calcext:value-type="string">
            <text:p>X1</text:p>
          </table:table-cell>
          <table:table-cell table:style-name="ce32" office:value-type="string" calcext:value-type="string">
            <text:p>Y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1" office:value-type="float" office:value="2" calcext:value-type="float">
            <text:p>2</text:p>
          </table:table-cell>
          <table:table-cell table:formula="of:=[.C2]+1" office:value-type="float" office:value="3" calcext:value-type="float">
            <text:p>3</text:p>
          </table:table-cell>
          <table:table-cell table:formula="of:=[.D2]-1" office:value-type="float" office:value="29" calcext:value-type="float">
            <text:p>29</text:p>
          </table:table-cell>
          <table:table-cell table:formula="of:=[.E2]-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1" office:value-type="float" office:value="3" calcext:value-type="float">
            <text:p>3</text:p>
          </table:table-cell>
          <table:table-cell table:formula="of:=[.C3]+1" office:value-type="float" office:value="4" calcext:value-type="float">
            <text:p>4</text:p>
          </table:table-cell>
          <table:table-cell table:formula="of:=[.D3]-1" office:value-type="float" office:value="28" calcext:value-type="float">
            <text:p>28</text:p>
          </table:table-cell>
          <table:table-cell table:formula="of:=[.E3]-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1" office:value-type="float" office:value="4" calcext:value-type="float">
            <text:p>4</text:p>
          </table:table-cell>
          <table:table-cell table:formula="of:=[.C4]+1" office:value-type="float" office:value="5" calcext:value-type="float">
            <text:p>5</text:p>
          </table:table-cell>
          <table:table-cell table:formula="of:=[.D4]-1" office:value-type="float" office:value="27" calcext:value-type="float">
            <text:p>27</text:p>
          </table:table-cell>
          <table:table-cell table:formula="of:=[.E4]-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1" office:value-type="float" office:value="5" calcext:value-type="float">
            <text:p>5</text:p>
          </table:table-cell>
          <table:table-cell table:formula="of:=[.C5]+1" office:value-type="float" office:value="6" calcext:value-type="float">
            <text:p>6</text:p>
          </table:table-cell>
          <table:table-cell table:formula="of:=[.D5]-1" office:value-type="float" office:value="26" calcext:value-type="float">
            <text:p>26</text:p>
          </table:table-cell>
          <table:table-cell table:formula="of:=[.E5]-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1" office:value-type="float" office:value="6" calcext:value-type="float">
            <text:p>6</text:p>
          </table:table-cell>
          <table:table-cell table:formula="of:=[.C6]+1" office:value-type="float" office:value="7" calcext:value-type="float">
            <text:p>7</text:p>
          </table:table-cell>
          <table:table-cell table:formula="of:=[.D6]-1" office:value-type="float" office:value="25" calcext:value-type="float">
            <text:p>25</text:p>
          </table:table-cell>
          <table:table-cell table:formula="of:=[.E6]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1" office:value-type="float" office:value="7" calcext:value-type="float">
            <text:p>7</text:p>
          </table:table-cell>
          <table:table-cell table:formula="of:=[.C7]+1" office:value-type="float" office:value="8" calcext:value-type="float">
            <text:p>8</text:p>
          </table:table-cell>
          <table:table-cell table:formula="of:=[.D7]-1" office:value-type="float" office:value="24" calcext:value-type="float">
            <text:p>24</text:p>
          </table:table-cell>
          <table:table-cell table:formula="of:=[.E7]-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1" office:value-type="float" office:value="8" calcext:value-type="float">
            <text:p>8</text:p>
          </table:table-cell>
          <table:table-cell table:formula="of:=[.C8]+1" office:value-type="float" office:value="9" calcext:value-type="float">
            <text:p>9</text:p>
          </table:table-cell>
          <table:table-cell table:formula="of:=[.D8]-1" office:value-type="float" office:value="23" calcext:value-type="float">
            <text:p>23</text:p>
          </table:table-cell>
          <table:table-cell table:formula="of:=[.E8]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1" office:value-type="float" office:value="9" calcext:value-type="float">
            <text:p>9</text:p>
          </table:table-cell>
          <table:table-cell table:formula="of:=[.C9]+1" office:value-type="float" office:value="10" calcext:value-type="float">
            <text:p>10</text:p>
          </table:table-cell>
          <table:table-cell table:formula="of:=[.D9]-1" office:value-type="float" office:value="22" calcext:value-type="float">
            <text:p>22</text:p>
          </table:table-cell>
          <table:table-cell table:formula="of:=[.E9]-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1" office:value-type="float" office:value="10" calcext:value-type="float">
            <text:p>10</text:p>
          </table:table-cell>
          <table:table-cell table:formula="of:=[.C10]+1" office:value-type="float" office:value="11" calcext:value-type="float">
            <text:p>11</text:p>
          </table:table-cell>
          <table:table-cell table:formula="of:=[.D10]-1" office:value-type="float" office:value="21" calcext:value-type="float">
            <text:p>21</text:p>
          </table:table-cell>
          <table:table-cell table:formula="of:=[.E10]-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1" office:value-type="float" office:value="11" calcext:value-type="float">
            <text:p>11</text:p>
          </table:table-cell>
          <table:table-cell table:formula="of:=[.C11]+1" office:value-type="float" office:value="12" calcext:value-type="float">
            <text:p>12</text:p>
          </table:table-cell>
          <table:table-cell table:formula="of:=[.D11]-1" office:value-type="float" office:value="20" calcext:value-type="float">
            <text:p>20</text:p>
          </table:table-cell>
          <table:table-cell table:formula="of:=[.E11]-1" office:value-type="float" office:value="12" calcext:value-type="float">
            <text:p>12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formula="of:=11*4*4" office:value-type="float" office:value="176" calcext:value-type="float">
            <text:p>176</text:p>
          </table:table-cell>
          <table:table-cell table:number-columns-repeated="3"/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1" table:target-range-address="Sheet2.A1:Sheet2.F274" table:display-filter-buttons="true">
          <table:sort>
            <table:sort-by table:field-number="5" table:order="descending" table:data-type="automatic"/>
          </table:sort>
        </table:database-range>
        <table:database-range table:name="__Anonymous_Sheet_DB__3" table:target-range-address="Feuille4.A1:Feuille4.D162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8">00/00/0000</text:date>, <text:time style:data-style-name="N2" text:time-value="12:20:18.7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8M30S</meta:editing-duration>
    <meta:editing-cycles>13</meta:editing-cycles>
    <meta:generator>LibreOffice/6.1.5.2$Windows_X86_64 LibreOffice_project/90f8dcf33c87b3705e78202e3df5142b201bd805</meta:generator>
    <dc:date>2023-02-18T14:41:19.463000000</dc:date>
    <meta:document-statistic meta:table-count="5" meta:cell-count="2614" meta:object-count="0"/>
    <meta:user-defined meta:name="Info 1"/>
    <meta:user-defined meta:name="Info 2"/>
    <meta:user-defined meta:name="Info 3"/>
    <meta:user-defined meta:name="Info 4"/>
  </office:meta>
</office:document-meta>
</file>